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0,1" table:style-name="ta1">
        <table:table-column table:style-name="co1" table:number-columns-repeated="2" table:default-cell-style-name="ce1"/>
        <table:table-row table:style-name="ro1">
          <table:table-cell office:value-type="float" office:value="-40.3" calcext:value-type="float">
            <text:p>-40.3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-39.3" calcext:value-type="float">
            <text:p>-39.3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-38.3" calcext:value-type="float">
            <text:p>-38.3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-37.3" calcext:value-type="float">
            <text:p>-37.3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-36.3" calcext:value-type="float">
            <text:p>-36.3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-35.3" calcext:value-type="float">
            <text:p>-35.3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-34.3" calcext:value-type="float">
            <text:p>-34.3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-33.3" calcext:value-type="float">
            <text:p>-33.3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-32.3" calcext:value-type="float">
            <text:p>-32.3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-31.3" calcext:value-type="float">
            <text:p>-31.3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-30.3" calcext:value-type="float">
            <text:p>-30.3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-29.3" calcext:value-type="float">
            <text:p>-29.3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-28.3" calcext:value-type="float">
            <text:p>-28.3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-27.3" calcext:value-type="float">
            <text:p>-27.3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-26.3" calcext:value-type="float">
            <text:p>-26.3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-25.3" calcext:value-type="float">
            <text:p>-25.3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-24.3" calcext:value-type="float">
            <text:p>-24.3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-23.3" calcext:value-type="float">
            <text:p>-23.3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-22.3" calcext:value-type="float">
            <text:p>-22.3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-21.3" calcext:value-type="float">
            <text:p>-21.3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-20.3" calcext:value-type="float">
            <text:p>-20.3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-19.3" calcext:value-type="float">
            <text:p>-19.3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-18.3" calcext:value-type="float">
            <text:p>-18.3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-17.3" calcext:value-type="float">
            <text:p>-17.3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-16.3" calcext:value-type="float">
            <text:p>-16.3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-15.3" calcext:value-type="float">
            <text:p>-15.3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-14.3" calcext:value-type="float">
            <text:p>-14.3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-13.3" calcext:value-type="float">
            <text:p>-13.3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-12.3" calcext:value-type="float">
            <text:p>-12.3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-11.3" calcext:value-type="float">
            <text:p>-11.3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-10.3" calcext:value-type="float">
            <text:p>-10.3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-9.3" calcext:value-type="float">
            <text:p>-9.3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-8.3" calcext:value-type="float">
            <text:p>-8.3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-7.3" calcext:value-type="float">
            <text:p>-7.3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-6.3" calcext:value-type="float">
            <text:p>-6.3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-5.3" calcext:value-type="float">
            <text:p>-5.3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-4.3" calcext:value-type="float">
            <text:p>-4.3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-3.3" calcext:value-type="float">
            <text:p>-3.3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-2.3" calcext:value-type="float">
            <text:p>-2.3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-1.3" calcext:value-type="float">
            <text:p>-1.3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-0.299999999999997" calcext:value-type="float">
            <text:p>-0.3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700000000000003" calcext:value-type="float">
            <text:p>0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2.7" calcext:value-type="float">
            <text:p>2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3.7" calcext:value-type="float">
            <text:p>3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4.7" calcext:value-type="float">
            <text:p>4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5.7" calcext:value-type="float">
            <text:p>5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6.7" calcext:value-type="float">
            <text:p>6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7.7" calcext:value-type="float">
            <text:p>7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8.7" calcext:value-type="float">
            <text:p>8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9.7" calcext:value-type="float">
            <text:p>9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0.7" calcext:value-type="float">
            <text:p>10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1.7" calcext:value-type="float">
            <text:p>11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2.7" calcext:value-type="float">
            <text:p>12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.7" calcext:value-type="float">
            <text:p>13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4.7" calcext:value-type="float">
            <text:p>14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.7" calcext:value-type="float">
            <text:p>15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.7" calcext:value-type="float">
            <text:p>16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7.7" calcext:value-type="float">
            <text:p>17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8.7" calcext:value-type="float">
            <text:p>18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9.7" calcext:value-type="float">
            <text:p>19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20.7" calcext:value-type="float">
            <text:p>20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21.7" calcext:value-type="float">
            <text:p>21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22.7" calcext:value-type="float">
            <text:p>22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23.7" calcext:value-type="float">
            <text:p>23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24.7" calcext:value-type="float">
            <text:p>24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25.7" calcext:value-type="float">
            <text:p>25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26.7" calcext:value-type="float">
            <text:p>26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27.7" calcext:value-type="float">
            <text:p>27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28.7" calcext:value-type="float">
            <text:p>28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29.7" calcext:value-type="float">
            <text:p>29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30.7" calcext:value-type="float">
            <text:p>30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31.7" calcext:value-type="float">
            <text:p>31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32.7" calcext:value-type="float">
            <text:p>32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33.7" calcext:value-type="float">
            <text:p>33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34.7" calcext:value-type="float">
            <text:p>34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35.7" calcext:value-type="float">
            <text:p>35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36.7" calcext:value-type="float">
            <text:p>36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37.7" calcext:value-type="float">
            <text:p>37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38.7" calcext:value-type="float">
            <text:p>38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39.7" calcext:value-type="float">
            <text:p>39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40.7" calcext:value-type="float">
            <text:p>40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41.3" calcext:value-type="float">
            <text:p>41.30</text:p>
          </table:table-cell>
          <table:table-cell office:value-type="float" office:value="0" calcext:value-type="float">
            <text:p>0.00</text:p>
          </table:table-cell>
        </table:table-row>
      </table:table>
      <table:table table:name="1-2" table:style-name="ta1"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office:value-type="float" office:value="3" calcext:value-type="float">
            <text:p>3</text:p>
          </table:table-cell>
          <table:table-cell table:formula="of:=SIN([.A1]*PI()/180 )*3.7+41.3" office:value-type="float" office:value="41.4936430380989" calcext:value-type="float">
            <text:p>41.49</text:p>
          </table:table-cell>
          <table:table-cell table:formula="of:==3.7-COS([.A1]*PI()/180 )*3.7+0" office:value-type="float" office:value="0.00507072140807674" calcext:value-type="float">
            <text:p>0.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IN([.A2]*PI()/180 )*3.7+41.3" office:value-type="float" office:value="41.6867553140903" calcext:value-type="float">
            <text:p>41.69</text:p>
          </table:table-cell>
          <table:table-cell table:formula="of:==3.7-COS([.A2]*PI()/180 )*3.7+0" office:value-type="float" office:value="0.0202689871373889" calcext:value-type="float">
            <text:p>0.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IN([.A3]*PI()/180 )*3.7+41.3" office:value-type="float" office:value="41.8788075206489" calcext:value-type="float">
            <text:p>41.88</text:p>
          </table:table-cell>
          <table:table-cell table:formula="of:==3.7-COS([.A3]*PI()/180 )*3.7+0" office:value-type="float" office:value="0.0455531397979905" calcext:value-type="float">
            <text:p>0.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IN([.A4]*PI()/180 )*3.7+41.3" office:value-type="float" office:value="42.0692732560257" calcext:value-type="float">
            <text:p>42.07</text:p>
          </table:table-cell>
          <table:table-cell table:formula="of:==3.7-COS([.A4]*PI()/180 )*3.7+0" office:value-type="float" office:value="0.0808538772849188" calcext:value-type="float">
            <text:p>0.0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IN([.A5]*PI()/180 )*3.7+41.3" office:value-type="float" office:value="42.2576304668793" calcext:value-type="float">
            <text:p>42.26</text:p>
          </table:table-cell>
          <table:table-cell table:formula="of:==3.7-COS([.A5]*PI()/180 )*3.7+0" office:value-type="float" office:value="0.126074442730447" calcext:value-type="float">
            <text:p>0.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IN([.A6]*PI()/180 )*3.7+41.3" office:value-type="float" office:value="42.4433628791873" calcext:value-type="float">
            <text:p>42.44</text:p>
          </table:table-cell>
          <table:table-cell table:formula="of:==3.7-COS([.A6]*PI()/180 )*3.7+0" office:value-type="float" office:value="0.181090889707932" calcext:value-type="float">
            <text:p>0.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IN([.A7]*PI()/180 )*3.7+41.3" office:value-type="float" office:value="42.6259614133176" calcext:value-type="float">
            <text:p>42.63</text:p>
          </table:table-cell>
          <table:table-cell table:formula="of:==3.7-COS([.A7]*PI()/180 )*3.7+0" office:value-type="float" office:value="0.245752421960354" calcext:value-type="float">
            <text:p>0.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IN([.A8]*PI()/180 )*3.7+41.3" office:value-type="float" office:value="42.8049255793805" calcext:value-type="float">
            <text:p>42.80</text:p>
          </table:table-cell>
          <table:table-cell table:formula="of:==3.7-COS([.A8]*PI()/180 )*3.7+0" office:value-type="float" office:value="0.319881806722377" calcext:value-type="float">
            <text:p>0.3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IN([.A9]*PI()/180 )*3.7+41.3" office:value-type="float" office:value="42.9797648490363" calcext:value-type="float">
            <text:p>42.98</text:p>
          </table:table-cell>
          <table:table-cell table:formula="of:==3.7-COS([.A9]*PI()/180 )*3.7+0" office:value-type="float" office:value="0.403275860503039" calcext:value-type="float">
            <text:p>0.4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IN([.A10]*PI()/180 )*3.7+41.3" office:value-type="float" office:value="43.15" calcext:value-type="float">
            <text:p>43.15</text:p>
          </table:table-cell>
          <table:table-cell table:formula="of:==3.7-COS([.A10]*PI()/180 )*3.7+0" office:value-type="float" office:value="0.495706005997577" calcext:value-type="float">
            <text:p>0.5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IN([.A11]*PI()/180 )*3.7+41.3" office:value-type="float" office:value="43.3151644295556" calcext:value-type="float">
            <text:p>43.32</text:p>
          </table:table-cell>
          <table:table-cell table:formula="of:==3.7-COS([.A11]*PI()/180 )*3.7+0" office:value-type="float" office:value="0.596918898601931" calcext:value-type="float">
            <text:p>0.6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SIN([.A12]*PI()/180 )*3.7+41.3" office:value-type="float" office:value="43.4748054334821" calcext:value-type="float">
            <text:p>43.47</text:p>
          </table:table-cell>
          <table:table-cell table:formula="of:==3.7-COS([.A12]*PI()/180 )*3.7+0" office:value-type="float" office:value="0.706637120812694" calcext:value-type="float">
            <text:p>0.7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SIN([.A13]*PI()/180 )*3.7+41.3" office:value-type="float" office:value="43.6284854468844" calcext:value-type="float">
            <text:p>43.63</text:p>
          </table:table-cell>
          <table:table-cell table:formula="of:==3.7-COS([.A13]*PI()/180 )*3.7+0" office:value-type="float" office:value="0.824559942609208" calcext:value-type="float">
            <text:p>0.8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IN([.A14]*PI()/180 )*3.7+41.3" office:value-type="float" office:value="43.7757832435278" calcext:value-type="float">
            <text:p>43.78</text:p>
          </table:table-cell>
          <table:table-cell table:formula="of:==3.7-COS([.A14]*PI()/180 )*3.7+0" office:value-type="float" office:value="0.950364145733641" calcext:value-type="float">
            <text:p>0.9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SIN([.A15]*PI()/180 )*3.7+41.3" office:value-type="float" office:value="43.9162950903902" calcext:value-type="float">
            <text:p>43.92</text:p>
          </table:table-cell>
          <table:table-cell table:formula="of:==3.7-COS([.A15]*PI()/180 )*3.7+0" office:value-type="float" office:value="1.08370490960977" calcext:value-type="float">
            <text:p>1.0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SIN([.A16]*PI()/180 )*3.7+41.3" office:value-type="float" office:value="44.0496358542664" calcext:value-type="float">
            <text:p>44.05</text:p>
          </table:table-cell>
          <table:table-cell table:formula="of:==3.7-COS([.A16]*PI()/180 )*3.7+0" office:value-type="float" office:value="1.22421675647222" calcext:value-type="float">
            <text:p>1.2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SIN([.A17]*PI()/180 )*3.7+41.3" office:value-type="float" office:value="44.1754400573908" calcext:value-type="float">
            <text:p>44.18</text:p>
          </table:table-cell>
          <table:table-cell table:formula="of:==3.7-COS([.A17]*PI()/180 )*3.7+0" office:value-type="float" office:value="1.3715145531156" calcext:value-type="float">
            <text:p>1.3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SIN([.A18]*PI()/180 )*3.7+41.3" office:value-type="float" office:value="44.2933628791873" calcext:value-type="float">
            <text:p>44.29</text:p>
          </table:table-cell>
          <table:table-cell table:formula="of:==3.7-COS([.A18]*PI()/180 )*3.7+0" office:value-type="float" office:value="1.52519456651785" calcext:value-type="float">
            <text:p>1.5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SIN([.A19]*PI()/180 )*3.7+41.3" office:value-type="float" office:value="44.4030811013981" calcext:value-type="float">
            <text:p>44.40</text:p>
          </table:table-cell>
          <table:table-cell table:formula="of:==3.7-COS([.A19]*PI()/180 )*3.7+0" office:value-type="float" office:value="1.6848355704444" calcext:value-type="float">
            <text:p>1.6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SIN([.A20]*PI()/180 )*3.7+41.3" office:value-type="float" office:value="44.5042939940024" calcext:value-type="float">
            <text:p>44.50</text:p>
          </table:table-cell>
          <table:table-cell table:formula="of:==3.7-COS([.A20]*PI()/180 )*3.7+0" office:value-type="float" office:value="1.85" calcext:value-type="float">
            <text:p>1.8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SIN([.A21]*PI()/180 )*3.7+41.3" office:value-type="float" office:value="44.596724139497" calcext:value-type="float">
            <text:p>44.60</text:p>
          </table:table-cell>
          <table:table-cell table:formula="of:==3.7-COS([.A21]*PI()/180 )*3.7+0" office:value-type="float" office:value="2.02023515096368" calcext:value-type="float">
            <text:p>2.0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SIN([.A22]*PI()/180 )*3.7+41.3" office:value-type="float" office:value="44.6801181932776" calcext:value-type="float">
            <text:p>44.68</text:p>
          </table:table-cell>
          <table:table-cell table:formula="of:==3.7-COS([.A22]*PI()/180 )*3.7+0" office:value-type="float" office:value="2.19507442061954" calcext:value-type="float">
            <text:p>2.2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SIN([.A23]*PI()/180 )*3.7+41.3" office:value-type="float" office:value="44.7542475780397" calcext:value-type="float">
            <text:p>44.75</text:p>
          </table:table-cell>
          <table:table-cell table:formula="of:==3.7-COS([.A23]*PI()/180 )*3.7+0" office:value-type="float" office:value="2.37403858668239" calcext:value-type="float">
            <text:p>2.3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SIN([.A24]*PI()/180 )*3.7+41.3" office:value-type="float" office:value="44.8189091102921" calcext:value-type="float">
            <text:p>44.82</text:p>
          </table:table-cell>
          <table:table-cell table:formula="of:==3.7-COS([.A24]*PI()/180 )*3.7+0" office:value-type="float" office:value="2.55663712081269" calcext:value-type="float">
            <text:p>2.5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SIN([.A25]*PI()/180 )*3.7+41.3" office:value-type="float" office:value="44.8739255572696" calcext:value-type="float">
            <text:p>44.87</text:p>
          </table:table-cell>
          <table:table-cell table:formula="of:==3.7-COS([.A25]*PI()/180 )*3.7+0" office:value-type="float" office:value="2.74236953312067" calcext:value-type="float">
            <text:p>2.7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SIN([.A26]*PI()/180 )*3.7+41.3" office:value-type="float" office:value="44.9191461227151" calcext:value-type="float">
            <text:p>44.92</text:p>
          </table:table-cell>
          <table:table-cell table:formula="of:==3.7-COS([.A26]*PI()/180 )*3.7+0" office:value-type="float" office:value="2.93072674397429" calcext:value-type="float">
            <text:p>2.9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SIN([.A27]*PI()/180 )*3.7+41.3" office:value-type="float" office:value="44.954446860202" calcext:value-type="float">
            <text:p>44.95</text:p>
          </table:table-cell>
          <table:table-cell table:formula="of:==3.7-COS([.A27]*PI()/180 )*3.7+0" office:value-type="float" office:value="3.12119247935115" calcext:value-type="float">
            <text:p>3.1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SIN([.A28]*PI()/180 )*3.7+41.3" office:value-type="float" office:value="44.9797310128626" calcext:value-type="float">
            <text:p>44.98</text:p>
          </table:table-cell>
          <table:table-cell table:formula="of:==3.7-COS([.A28]*PI()/180 )*3.7+0" office:value-type="float" office:value="3.31324468590968" calcext:value-type="float">
            <text:p>3.3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SIN([.A29]*PI()/180 )*3.7+41.3" office:value-type="float" office:value="44.9949292785919" calcext:value-type="float">
            <text:p>44.99</text:p>
          </table:table-cell>
          <table:table-cell table:formula="of:==3.7-COS([.A29]*PI()/180 )*3.7+0" office:value-type="float" office:value="3.50635696190111" calcext:value-type="float">
            <text:p>3.5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SIN([.A30]*PI()/180 )*3.7+41.3" office:value-type="float" office:value="45" calcext:value-type="float">
            <text:p>45.00</text:p>
          </table:table-cell>
          <table:table-cell table:formula="of:==3.7-COS([.A30]*PI()/180 )*3.7+0" office:value-type="float" office:value="3.7" calcext:value-type="float">
            <text:p>3.70</text:p>
          </table:table-cell>
        </table:table-row>
      </table:table>
      <table:table table:name="2" table:style-name="ta1">
        <table:table-column table:style-name="co1" table:number-columns-repeated="2" table:default-cell-style-name="ce1"/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4.7" calcext:value-type="float">
            <text:p>4.7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5.7" calcext:value-type="float">
            <text:p>5.7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6.7" calcext:value-type="float">
            <text:p>6.7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7.7" calcext:value-type="float">
            <text:p>7.7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8.7" calcext:value-type="float">
            <text:p>8.7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9.7" calcext:value-type="float">
            <text:p>9.7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10.7" calcext:value-type="float">
            <text:p>10.7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11.7" calcext:value-type="float">
            <text:p>11.7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12.7" calcext:value-type="float">
            <text:p>12.7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13.7" calcext:value-type="float">
            <text:p>13.7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14.7" calcext:value-type="float">
            <text:p>14.7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15.7" calcext:value-type="float">
            <text:p>15.7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16.7" calcext:value-type="float">
            <text:p>16.7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17.7" calcext:value-type="float">
            <text:p>17.7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18.7" calcext:value-type="float">
            <text:p>18.7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19.7" calcext:value-type="float">
            <text:p>19.7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20.7" calcext:value-type="float">
            <text:p>20.7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21.7" calcext:value-type="float">
            <text:p>21.7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22.7" calcext:value-type="float">
            <text:p>22.7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23.7" calcext:value-type="float">
            <text:p>23.7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24.7" calcext:value-type="float">
            <text:p>24.7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25.7" calcext:value-type="float">
            <text:p>25.7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26.7" calcext:value-type="float">
            <text:p>26.7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27.7" calcext:value-type="float">
            <text:p>27.7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28.7" calcext:value-type="float">
            <text:p>28.7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29.7" calcext:value-type="float">
            <text:p>29.7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30.7" calcext:value-type="float">
            <text:p>30.7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31.7" calcext:value-type="float">
            <text:p>31.7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32.7" calcext:value-type="float">
            <text:p>32.7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33.7" calcext:value-type="float">
            <text:p>33.7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34.7" calcext:value-type="float">
            <text:p>34.7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35.7" calcext:value-type="float">
            <text:p>35.7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36.7" calcext:value-type="float">
            <text:p>36.7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37.7" calcext:value-type="float">
            <text:p>37.7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38.7" calcext:value-type="float">
            <text:p>38.7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39.7" calcext:value-type="float">
            <text:p>39.7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40.7" calcext:value-type="float">
            <text:p>40.7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41.3" calcext:value-type="float">
            <text:p>41.30</text:p>
          </table:table-cell>
        </table:table-row>
        <table:table-row table:style-name="ro1" table:number-rows-repeated="6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2-3" table:style-name="ta1"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office:value-type="float" office:value="3" calcext:value-type="float">
            <text:p>3</text:p>
          </table:table-cell>
          <table:table-cell table:formula="of:=3.7-3.7*COS(PI()/180*[.A1])+45" office:value-type="float" office:value="45.0050707214081" calcext:value-type="float">
            <text:p>45.01</text:p>
          </table:table-cell>
          <table:table-cell table:formula="of:=41.3+3.7*SIN(PI()/180*[.A1])" office:value-type="float" office:value="41.4936430380989" calcext:value-type="float">
            <text:p>41.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3.7-3.7*COS(PI()/180*[.A2])+45" office:value-type="float" office:value="45.0202689871374" calcext:value-type="float">
            <text:p>45.02</text:p>
          </table:table-cell>
          <table:table-cell table:formula="of:=41.3+3.7*SIN(PI()/180*[.A2])" office:value-type="float" office:value="41.6867553140903" calcext:value-type="float">
            <text:p>41.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3.7-3.7*COS(PI()/180*[.A3])+45" office:value-type="float" office:value="45.045553139798" calcext:value-type="float">
            <text:p>45.05</text:p>
          </table:table-cell>
          <table:table-cell table:formula="of:=41.3+3.7*SIN(PI()/180*[.A3])" office:value-type="float" office:value="41.8788075206489" calcext:value-type="float">
            <text:p>41.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3.7-3.7*COS(PI()/180*[.A4])+45" office:value-type="float" office:value="45.0808538772849" calcext:value-type="float">
            <text:p>45.08</text:p>
          </table:table-cell>
          <table:table-cell table:formula="of:=41.3+3.7*SIN(PI()/180*[.A4])" office:value-type="float" office:value="42.0692732560257" calcext:value-type="float">
            <text:p>42.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3.7-3.7*COS(PI()/180*[.A5])+45" office:value-type="float" office:value="45.1260744427305" calcext:value-type="float">
            <text:p>45.13</text:p>
          </table:table-cell>
          <table:table-cell table:formula="of:=41.3+3.7*SIN(PI()/180*[.A5])" office:value-type="float" office:value="42.2576304668793" calcext:value-type="float">
            <text:p>42.2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3.7-3.7*COS(PI()/180*[.A6])+45" office:value-type="float" office:value="45.1810908897079" calcext:value-type="float">
            <text:p>45.18</text:p>
          </table:table-cell>
          <table:table-cell table:formula="of:=41.3+3.7*SIN(PI()/180*[.A6])" office:value-type="float" office:value="42.4433628791873" calcext:value-type="float">
            <text:p>42.4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3.7-3.7*COS(PI()/180*[.A7])+45" office:value-type="float" office:value="45.2457524219604" calcext:value-type="float">
            <text:p>45.25</text:p>
          </table:table-cell>
          <table:table-cell table:formula="of:=41.3+3.7*SIN(PI()/180*[.A7])" office:value-type="float" office:value="42.6259614133176" calcext:value-type="float">
            <text:p>42.6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3.7-3.7*COS(PI()/180*[.A8])+45" office:value-type="float" office:value="45.3198818067224" calcext:value-type="float">
            <text:p>45.32</text:p>
          </table:table-cell>
          <table:table-cell table:formula="of:=41.3+3.7*SIN(PI()/180*[.A8])" office:value-type="float" office:value="42.8049255793805" calcext:value-type="float">
            <text:p>42.8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3.7-3.7*COS(PI()/180*[.A9])+45" office:value-type="float" office:value="45.403275860503" calcext:value-type="float">
            <text:p>45.40</text:p>
          </table:table-cell>
          <table:table-cell table:formula="of:=41.3+3.7*SIN(PI()/180*[.A9])" office:value-type="float" office:value="42.9797648490363" calcext:value-type="float">
            <text:p>42.9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3.7-3.7*COS(PI()/180*[.A10])+45" office:value-type="float" office:value="45.4957060059976" calcext:value-type="float">
            <text:p>45.50</text:p>
          </table:table-cell>
          <table:table-cell table:formula="of:=41.3+3.7*SIN(PI()/180*[.A10])" office:value-type="float" office:value="43.15" calcext:value-type="float">
            <text:p>43.1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3.7-3.7*COS(PI()/180*[.A11])+45" office:value-type="float" office:value="45.5969188986019" calcext:value-type="float">
            <text:p>45.60</text:p>
          </table:table-cell>
          <table:table-cell table:formula="of:=41.3+3.7*SIN(PI()/180*[.A11])" office:value-type="float" office:value="43.3151644295556" calcext:value-type="float">
            <text:p>43.3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3.7-3.7*COS(PI()/180*[.A12])+45" office:value-type="float" office:value="45.7066371208127" calcext:value-type="float">
            <text:p>45.71</text:p>
          </table:table-cell>
          <table:table-cell table:formula="of:=41.3+3.7*SIN(PI()/180*[.A12])" office:value-type="float" office:value="43.4748054334821" calcext:value-type="float">
            <text:p>43.4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3.7-3.7*COS(PI()/180*[.A13])+45" office:value-type="float" office:value="45.8245599426092" calcext:value-type="float">
            <text:p>45.82</text:p>
          </table:table-cell>
          <table:table-cell table:formula="of:=41.3+3.7*SIN(PI()/180*[.A13])" office:value-type="float" office:value="43.6284854468844" calcext:value-type="float">
            <text:p>43.6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3.7-3.7*COS(PI()/180*[.A14])+45" office:value-type="float" office:value="45.9503641457336" calcext:value-type="float">
            <text:p>45.95</text:p>
          </table:table-cell>
          <table:table-cell table:formula="of:=41.3+3.7*SIN(PI()/180*[.A14])" office:value-type="float" office:value="43.7757832435278" calcext:value-type="float">
            <text:p>43.7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3.7-3.7*COS(PI()/180*[.A15])+45" office:value-type="float" office:value="46.0837049096098" calcext:value-type="float">
            <text:p>46.08</text:p>
          </table:table-cell>
          <table:table-cell table:formula="of:=41.3+3.7*SIN(PI()/180*[.A15])" office:value-type="float" office:value="43.9162950903902" calcext:value-type="float">
            <text:p>43.9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3.7-3.7*COS(PI()/180*[.A16])+45" office:value-type="float" office:value="46.2242167564722" calcext:value-type="float">
            <text:p>46.22</text:p>
          </table:table-cell>
          <table:table-cell table:formula="of:=41.3+3.7*SIN(PI()/180*[.A16])" office:value-type="float" office:value="44.0496358542664" calcext:value-type="float">
            <text:p>44.0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3.7-3.7*COS(PI()/180*[.A17])+45" office:value-type="float" office:value="46.3715145531156" calcext:value-type="float">
            <text:p>46.37</text:p>
          </table:table-cell>
          <table:table-cell table:formula="of:=41.3+3.7*SIN(PI()/180*[.A17])" office:value-type="float" office:value="44.1754400573908" calcext:value-type="float">
            <text:p>44.1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3.7-3.7*COS(PI()/180*[.A18])+45" office:value-type="float" office:value="46.5251945665179" calcext:value-type="float">
            <text:p>46.53</text:p>
          </table:table-cell>
          <table:table-cell table:formula="of:=41.3+3.7*SIN(PI()/180*[.A18])" office:value-type="float" office:value="44.2933628791873" calcext:value-type="float">
            <text:p>44.2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3.7-3.7*COS(PI()/180*[.A19])+45" office:value-type="float" office:value="46.6848355704444" calcext:value-type="float">
            <text:p>46.68</text:p>
          </table:table-cell>
          <table:table-cell table:formula="of:=41.3+3.7*SIN(PI()/180*[.A19])" office:value-type="float" office:value="44.4030811013981" calcext:value-type="float">
            <text:p>44.4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3.7-3.7*COS(PI()/180*[.A20])+45" office:value-type="float" office:value="46.85" calcext:value-type="float">
            <text:p>46.85</text:p>
          </table:table-cell>
          <table:table-cell table:formula="of:=41.3+3.7*SIN(PI()/180*[.A20])" office:value-type="float" office:value="44.5042939940024" calcext:value-type="float">
            <text:p>44.5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3.7-3.7*COS(PI()/180*[.A21])+45" office:value-type="float" office:value="47.0202351509637" calcext:value-type="float">
            <text:p>47.02</text:p>
          </table:table-cell>
          <table:table-cell table:formula="of:=41.3+3.7*SIN(PI()/180*[.A21])" office:value-type="float" office:value="44.596724139497" calcext:value-type="float">
            <text:p>44.6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3.7-3.7*COS(PI()/180*[.A22])+45" office:value-type="float" office:value="47.1950744206195" calcext:value-type="float">
            <text:p>47.20</text:p>
          </table:table-cell>
          <table:table-cell table:formula="of:=41.3+3.7*SIN(PI()/180*[.A22])" office:value-type="float" office:value="44.6801181932776" calcext:value-type="float">
            <text:p>44.6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3.7-3.7*COS(PI()/180*[.A23])+45" office:value-type="float" office:value="47.3740385866824" calcext:value-type="float">
            <text:p>47.37</text:p>
          </table:table-cell>
          <table:table-cell table:formula="of:=41.3+3.7*SIN(PI()/180*[.A23])" office:value-type="float" office:value="44.7542475780397" calcext:value-type="float">
            <text:p>44.7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3.7-3.7*COS(PI()/180*[.A24])+45" office:value-type="float" office:value="47.5566371208127" calcext:value-type="float">
            <text:p>47.56</text:p>
          </table:table-cell>
          <table:table-cell table:formula="of:=41.3+3.7*SIN(PI()/180*[.A24])" office:value-type="float" office:value="44.8189091102921" calcext:value-type="float">
            <text:p>44.8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3.7-3.7*COS(PI()/180*[.A25])+45" office:value-type="float" office:value="47.7423695331207" calcext:value-type="float">
            <text:p>47.74</text:p>
          </table:table-cell>
          <table:table-cell table:formula="of:=41.3+3.7*SIN(PI()/180*[.A25])" office:value-type="float" office:value="44.8739255572696" calcext:value-type="float">
            <text:p>44.8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3.7-3.7*COS(PI()/180*[.A26])+45" office:value-type="float" office:value="47.9307267439743" calcext:value-type="float">
            <text:p>47.93</text:p>
          </table:table-cell>
          <table:table-cell table:formula="of:=41.3+3.7*SIN(PI()/180*[.A26])" office:value-type="float" office:value="44.9191461227151" calcext:value-type="float">
            <text:p>44.9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3.7-3.7*COS(PI()/180*[.A27])+45" office:value-type="float" office:value="48.1211924793511" calcext:value-type="float">
            <text:p>48.12</text:p>
          </table:table-cell>
          <table:table-cell table:formula="of:=41.3+3.7*SIN(PI()/180*[.A27])" office:value-type="float" office:value="44.954446860202" calcext:value-type="float">
            <text:p>44.9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3.7-3.7*COS(PI()/180*[.A28])+45" office:value-type="float" office:value="48.3132446859097" calcext:value-type="float">
            <text:p>48.31</text:p>
          </table:table-cell>
          <table:table-cell table:formula="of:=41.3+3.7*SIN(PI()/180*[.A28])" office:value-type="float" office:value="44.9797310128626" calcext:value-type="float">
            <text:p>44.9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3.7-3.7*COS(PI()/180*[.A29])+45" office:value-type="float" office:value="48.5063569619011" calcext:value-type="float">
            <text:p>48.51</text:p>
          </table:table-cell>
          <table:table-cell table:formula="of:=41.3+3.7*SIN(PI()/180*[.A29])" office:value-type="float" office:value="44.9949292785919" calcext:value-type="float">
            <text:p>44.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3.7-3.7*COS(PI()/180*[.A30])+45" office:value-type="float" office:value="48.7" calcext:value-type="float">
            <text:p>48.70</text:p>
          </table:table-cell>
          <table:table-cell table:formula="of:=41.3+3.7*SIN(PI()/180*[.A30])" office:value-type="float" office:value="45" calcext:value-type="float">
            <text:p>45.00</text:p>
          </table:table-cell>
        </table:table-row>
      </table:table>
      <table:table table:name="3,4" table:style-name="ta1">
        <table:table-column table:style-name="co1" table:number-columns-repeated="2" table:default-cell-style-name="ce1"/>
        <table:table-row table:style-name="ro1">
          <table:table-cell office:value-type="float" office:value="49.7" calcext:value-type="float">
            <text:p>49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50.7" calcext:value-type="float">
            <text:p>50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51.7" calcext:value-type="float">
            <text:p>51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52.7" calcext:value-type="float">
            <text:p>52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53.7" calcext:value-type="float">
            <text:p>53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54.7" calcext:value-type="float">
            <text:p>54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55.7" calcext:value-type="float">
            <text:p>55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56.7" calcext:value-type="float">
            <text:p>56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57.7" calcext:value-type="float">
            <text:p>57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58.7" calcext:value-type="float">
            <text:p>58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59.7" calcext:value-type="float">
            <text:p>59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60.7" calcext:value-type="float">
            <text:p>60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61.7" calcext:value-type="float">
            <text:p>61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62.7" calcext:value-type="float">
            <text:p>62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63.7" calcext:value-type="float">
            <text:p>63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64.7" calcext:value-type="float">
            <text:p>64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65.7" calcext:value-type="float">
            <text:p>65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66.7" calcext:value-type="float">
            <text:p>66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67.7" calcext:value-type="float">
            <text:p>67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68.7" calcext:value-type="float">
            <text:p>68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69.7" calcext:value-type="float">
            <text:p>69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70.7" calcext:value-type="float">
            <text:p>70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71.7" calcext:value-type="float">
            <text:p>71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72.7" calcext:value-type="float">
            <text:p>72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73.7" calcext:value-type="float">
            <text:p>73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74.7" calcext:value-type="float">
            <text:p>74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75.7" calcext:value-type="float">
            <text:p>75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76.7" calcext:value-type="float">
            <text:p>76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77.7" calcext:value-type="float">
            <text:p>77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78.7" calcext:value-type="float">
            <text:p>78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79.7" calcext:value-type="float">
            <text:p>79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80.7" calcext:value-type="float">
            <text:p>80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81.7" calcext:value-type="float">
            <text:p>81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82.7" calcext:value-type="float">
            <text:p>82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83.7" calcext:value-type="float">
            <text:p>83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84.7" calcext:value-type="float">
            <text:p>84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85.7" calcext:value-type="float">
            <text:p>85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86.7" calcext:value-type="float">
            <text:p>86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87.7" calcext:value-type="float">
            <text:p>87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88.7" calcext:value-type="float">
            <text:p>88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89.7" calcext:value-type="float">
            <text:p>89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90.7" calcext:value-type="float">
            <text:p>90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91.7" calcext:value-type="float">
            <text:p>91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92.7" calcext:value-type="float">
            <text:p>92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93.7" calcext:value-type="float">
            <text:p>93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94.7" calcext:value-type="float">
            <text:p>94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95.7" calcext:value-type="float">
            <text:p>95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96.7" calcext:value-type="float">
            <text:p>96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97.7" calcext:value-type="float">
            <text:p>97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98.7" calcext:value-type="float">
            <text:p>98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99.7" calcext:value-type="float">
            <text:p>99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100.7" calcext:value-type="float">
            <text:p>100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101.7" calcext:value-type="float">
            <text:p>101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102.7" calcext:value-type="float">
            <text:p>102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103.7" calcext:value-type="float">
            <text:p>103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104.7" calcext:value-type="float">
            <text:p>104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105.7" calcext:value-type="float">
            <text:p>105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106.7" calcext:value-type="float">
            <text:p>106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107.7" calcext:value-type="float">
            <text:p>107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108.7" calcext:value-type="float">
            <text:p>108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109.7" calcext:value-type="float">
            <text:p>109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110.7" calcext:value-type="float">
            <text:p>110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111.7" calcext:value-type="float">
            <text:p>111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112.7" calcext:value-type="float">
            <text:p>112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113.7" calcext:value-type="float">
            <text:p>113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114.7" calcext:value-type="float">
            <text:p>114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115.7" calcext:value-type="float">
            <text:p>115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116.3" calcext:value-type="float">
            <text:p>116.3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 table:number-rows-repeated="1048507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4-5" table:style-name="ta1"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office:value-type="float" office:value="3" calcext:value-type="float">
            <text:p>3</text:p>
          </table:table-cell>
          <table:table-cell table:formula="of:=120-3.7+SIN(PI()/180*[.A1])*3.7" office:value-type="float" office:value="116.493643038099" calcext:value-type="float">
            <text:p>116.49</text:p>
          </table:table-cell>
          <table:table-cell table:formula="of:=45+3.7-3.7*COS(PI()/180*[.A1])" office:value-type="float" office:value="45.0050707214081" calcext:value-type="float">
            <text:p>45.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20-3.7+SIN(PI()/180*[.A2])*3.7" office:value-type="float" office:value="116.68675531409" calcext:value-type="float">
            <text:p>116.69</text:p>
          </table:table-cell>
          <table:table-cell table:formula="of:=45+3.7-3.7*COS(PI()/180*[.A2])" office:value-type="float" office:value="45.0202689871374" calcext:value-type="float">
            <text:p>45.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20-3.7+SIN(PI()/180*[.A3])*3.7" office:value-type="float" office:value="116.878807520649" calcext:value-type="float">
            <text:p>116.88</text:p>
          </table:table-cell>
          <table:table-cell table:formula="of:=45+3.7-3.7*COS(PI()/180*[.A3])" office:value-type="float" office:value="45.045553139798" calcext:value-type="float">
            <text:p>45.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120-3.7+SIN(PI()/180*[.A4])*3.7" office:value-type="float" office:value="117.069273256026" calcext:value-type="float">
            <text:p>117.07</text:p>
          </table:table-cell>
          <table:table-cell table:formula="of:=45+3.7-3.7*COS(PI()/180*[.A4])" office:value-type="float" office:value="45.0808538772849" calcext:value-type="float">
            <text:p>45.0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120-3.7+SIN(PI()/180*[.A5])*3.7" office:value-type="float" office:value="117.257630466879" calcext:value-type="float">
            <text:p>117.26</text:p>
          </table:table-cell>
          <table:table-cell table:formula="of:=45+3.7-3.7*COS(PI()/180*[.A5])" office:value-type="float" office:value="45.1260744427305" calcext:value-type="float">
            <text:p>45.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120-3.7+SIN(PI()/180*[.A6])*3.7" office:value-type="float" office:value="117.443362879187" calcext:value-type="float">
            <text:p>117.44</text:p>
          </table:table-cell>
          <table:table-cell table:formula="of:=45+3.7-3.7*COS(PI()/180*[.A6])" office:value-type="float" office:value="45.1810908897079" calcext:value-type="float">
            <text:p>45.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120-3.7+SIN(PI()/180*[.A7])*3.7" office:value-type="float" office:value="117.625961413318" calcext:value-type="float">
            <text:p>117.63</text:p>
          </table:table-cell>
          <table:table-cell table:formula="of:=45+3.7-3.7*COS(PI()/180*[.A7])" office:value-type="float" office:value="45.2457524219604" calcext:value-type="float">
            <text:p>45.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120-3.7+SIN(PI()/180*[.A8])*3.7" office:value-type="float" office:value="117.80492557938" calcext:value-type="float">
            <text:p>117.80</text:p>
          </table:table-cell>
          <table:table-cell table:formula="of:=45+3.7-3.7*COS(PI()/180*[.A8])" office:value-type="float" office:value="45.3198818067224" calcext:value-type="float">
            <text:p>45.3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120-3.7+SIN(PI()/180*[.A9])*3.7" office:value-type="float" office:value="117.979764849036" calcext:value-type="float">
            <text:p>117.98</text:p>
          </table:table-cell>
          <table:table-cell table:formula="of:=45+3.7-3.7*COS(PI()/180*[.A9])" office:value-type="float" office:value="45.4032758605031" calcext:value-type="float">
            <text:p>45.4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120-3.7+SIN(PI()/180*[.A10])*3.7" office:value-type="float" office:value="118.15" calcext:value-type="float">
            <text:p>118.15</text:p>
          </table:table-cell>
          <table:table-cell table:formula="of:=45+3.7-3.7*COS(PI()/180*[.A10])" office:value-type="float" office:value="45.4957060059976" calcext:value-type="float">
            <text:p>45.5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120-3.7+SIN(PI()/180*[.A11])*3.7" office:value-type="float" office:value="118.315164429556" calcext:value-type="float">
            <text:p>118.32</text:p>
          </table:table-cell>
          <table:table-cell table:formula="of:=45+3.7-3.7*COS(PI()/180*[.A11])" office:value-type="float" office:value="45.5969188986019" calcext:value-type="float">
            <text:p>45.6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120-3.7+SIN(PI()/180*[.A12])*3.7" office:value-type="float" office:value="118.474805433482" calcext:value-type="float">
            <text:p>118.47</text:p>
          </table:table-cell>
          <table:table-cell table:formula="of:=45+3.7-3.7*COS(PI()/180*[.A12])" office:value-type="float" office:value="45.7066371208127" calcext:value-type="float">
            <text:p>45.7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120-3.7+SIN(PI()/180*[.A13])*3.7" office:value-type="float" office:value="118.628485446884" calcext:value-type="float">
            <text:p>118.63</text:p>
          </table:table-cell>
          <table:table-cell table:formula="of:=45+3.7-3.7*COS(PI()/180*[.A13])" office:value-type="float" office:value="45.8245599426092" calcext:value-type="float">
            <text:p>45.8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120-3.7+SIN(PI()/180*[.A14])*3.7" office:value-type="float" office:value="118.775783243528" calcext:value-type="float">
            <text:p>118.78</text:p>
          </table:table-cell>
          <table:table-cell table:formula="of:=45+3.7-3.7*COS(PI()/180*[.A14])" office:value-type="float" office:value="45.9503641457336" calcext:value-type="float">
            <text:p>45.9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120-3.7+SIN(PI()/180*[.A15])*3.7" office:value-type="float" office:value="118.91629509039" calcext:value-type="float">
            <text:p>118.92</text:p>
          </table:table-cell>
          <table:table-cell table:formula="of:=45+3.7-3.7*COS(PI()/180*[.A15])" office:value-type="float" office:value="46.0837049096098" calcext:value-type="float">
            <text:p>46.0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120-3.7+SIN(PI()/180*[.A16])*3.7" office:value-type="float" office:value="119.049635854266" calcext:value-type="float">
            <text:p>119.05</text:p>
          </table:table-cell>
          <table:table-cell table:formula="of:=45+3.7-3.7*COS(PI()/180*[.A16])" office:value-type="float" office:value="46.2242167564722" calcext:value-type="float">
            <text:p>46.2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120-3.7+SIN(PI()/180*[.A17])*3.7" office:value-type="float" office:value="119.175440057391" calcext:value-type="float">
            <text:p>119.18</text:p>
          </table:table-cell>
          <table:table-cell table:formula="of:=45+3.7-3.7*COS(PI()/180*[.A17])" office:value-type="float" office:value="46.3715145531156" calcext:value-type="float">
            <text:p>46.3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120-3.7+SIN(PI()/180*[.A18])*3.7" office:value-type="float" office:value="119.293362879187" calcext:value-type="float">
            <text:p>119.29</text:p>
          </table:table-cell>
          <table:table-cell table:formula="of:=45+3.7-3.7*COS(PI()/180*[.A18])" office:value-type="float" office:value="46.5251945665179" calcext:value-type="float">
            <text:p>46.5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120-3.7+SIN(PI()/180*[.A19])*3.7" office:value-type="float" office:value="119.403081101398" calcext:value-type="float">
            <text:p>119.40</text:p>
          </table:table-cell>
          <table:table-cell table:formula="of:=45+3.7-3.7*COS(PI()/180*[.A19])" office:value-type="float" office:value="46.6848355704444" calcext:value-type="float">
            <text:p>46.6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120-3.7+SIN(PI()/180*[.A20])*3.7" office:value-type="float" office:value="119.504293994002" calcext:value-type="float">
            <text:p>119.50</text:p>
          </table:table-cell>
          <table:table-cell table:formula="of:=45+3.7-3.7*COS(PI()/180*[.A20])" office:value-type="float" office:value="46.85" calcext:value-type="float">
            <text:p>46.8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120-3.7+SIN(PI()/180*[.A21])*3.7" office:value-type="float" office:value="119.596724139497" calcext:value-type="float">
            <text:p>119.60</text:p>
          </table:table-cell>
          <table:table-cell table:formula="of:=45+3.7-3.7*COS(PI()/180*[.A21])" office:value-type="float" office:value="47.0202351509637" calcext:value-type="float">
            <text:p>47.0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120-3.7+SIN(PI()/180*[.A22])*3.7" office:value-type="float" office:value="119.680118193278" calcext:value-type="float">
            <text:p>119.68</text:p>
          </table:table-cell>
          <table:table-cell table:formula="of:=45+3.7-3.7*COS(PI()/180*[.A22])" office:value-type="float" office:value="47.1950744206195" calcext:value-type="float">
            <text:p>47.2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120-3.7+SIN(PI()/180*[.A23])*3.7" office:value-type="float" office:value="119.75424757804" calcext:value-type="float">
            <text:p>119.75</text:p>
          </table:table-cell>
          <table:table-cell table:formula="of:=45+3.7-3.7*COS(PI()/180*[.A23])" office:value-type="float" office:value="47.3740385866824" calcext:value-type="float">
            <text:p>47.3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120-3.7+SIN(PI()/180*[.A24])*3.7" office:value-type="float" office:value="119.818909110292" calcext:value-type="float">
            <text:p>119.82</text:p>
          </table:table-cell>
          <table:table-cell table:formula="of:=45+3.7-3.7*COS(PI()/180*[.A24])" office:value-type="float" office:value="47.5566371208127" calcext:value-type="float">
            <text:p>47.5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120-3.7+SIN(PI()/180*[.A25])*3.7" office:value-type="float" office:value="119.87392555727" calcext:value-type="float">
            <text:p>119.87</text:p>
          </table:table-cell>
          <table:table-cell table:formula="of:=45+3.7-3.7*COS(PI()/180*[.A25])" office:value-type="float" office:value="47.7423695331207" calcext:value-type="float">
            <text:p>47.7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120-3.7+SIN(PI()/180*[.A26])*3.7" office:value-type="float" office:value="119.919146122715" calcext:value-type="float">
            <text:p>119.92</text:p>
          </table:table-cell>
          <table:table-cell table:formula="of:=45+3.7-3.7*COS(PI()/180*[.A26])" office:value-type="float" office:value="47.9307267439743" calcext:value-type="float">
            <text:p>47.9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120-3.7+SIN(PI()/180*[.A27])*3.7" office:value-type="float" office:value="119.954446860202" calcext:value-type="float">
            <text:p>119.95</text:p>
          </table:table-cell>
          <table:table-cell table:formula="of:=45+3.7-3.7*COS(PI()/180*[.A27])" office:value-type="float" office:value="48.1211924793512" calcext:value-type="float">
            <text:p>48.1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120-3.7+SIN(PI()/180*[.A28])*3.7" office:value-type="float" office:value="119.979731012863" calcext:value-type="float">
            <text:p>119.98</text:p>
          </table:table-cell>
          <table:table-cell table:formula="of:=45+3.7-3.7*COS(PI()/180*[.A28])" office:value-type="float" office:value="48.3132446859097" calcext:value-type="float">
            <text:p>48.3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120-3.7+SIN(PI()/180*[.A29])*3.7" office:value-type="float" office:value="119.994929278592" calcext:value-type="float">
            <text:p>119.99</text:p>
          </table:table-cell>
          <table:table-cell table:formula="of:=45+3.7-3.7*COS(PI()/180*[.A29])" office:value-type="float" office:value="48.5063569619011" calcext:value-type="float">
            <text:p>48.5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120-3.7+SIN(PI()/180*[.A30])*3.7" office:value-type="float" office:value="120" calcext:value-type="float">
            <text:p>120.00</text:p>
          </table:table-cell>
          <table:table-cell table:formula="of:=45+3.7-3.7*COS(PI()/180*[.A30])" office:value-type="float" office:value="48.7" calcext:value-type="float">
            <text:p>48.70</text:p>
          </table:table-cell>
        </table:table-row>
      </table:table>
      <table:table table:name="5" table:style-name="ta1">
        <table:table-column table:style-name="co1" table:number-columns-repeated="2" table:default-cell-style-name="ce1"/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48.7" calcext:value-type="float">
            <text:p>48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49.7" calcext:value-type="float">
            <text:p>49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50.7" calcext:value-type="float">
            <text:p>50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51.7" calcext:value-type="float">
            <text:p>51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52.7" calcext:value-type="float">
            <text:p>52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53.7" calcext:value-type="float">
            <text:p>53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54.7" calcext:value-type="float">
            <text:p>54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55.7" calcext:value-type="float">
            <text:p>55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56.7" calcext:value-type="float">
            <text:p>56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57.7" calcext:value-type="float">
            <text:p>57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58.7" calcext:value-type="float">
            <text:p>58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59.7" calcext:value-type="float">
            <text:p>59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60.7" calcext:value-type="float">
            <text:p>60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61.7" calcext:value-type="float">
            <text:p>61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62.7" calcext:value-type="float">
            <text:p>62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63.7" calcext:value-type="float">
            <text:p>63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64.7" calcext:value-type="float">
            <text:p>64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65.7" calcext:value-type="float">
            <text:p>65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66.7" calcext:value-type="float">
            <text:p>66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67.7" calcext:value-type="float">
            <text:p>67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68.7" calcext:value-type="float">
            <text:p>68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69.7" calcext:value-type="float">
            <text:p>69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71.7" calcext:value-type="float">
            <text:p>71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72.7" calcext:value-type="float">
            <text:p>72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73.7" calcext:value-type="float">
            <text:p>73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74.7" calcext:value-type="float">
            <text:p>74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75.7" calcext:value-type="float">
            <text:p>75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76.7" calcext:value-type="float">
            <text:p>76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77.7" calcext:value-type="float">
            <text:p>77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78.7" calcext:value-type="float">
            <text:p>78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79.7" calcext:value-type="float">
            <text:p>79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80.7" calcext:value-type="float">
            <text:p>80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81.7" calcext:value-type="float">
            <text:p>81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82.7" calcext:value-type="float">
            <text:p>82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83.7" calcext:value-type="float">
            <text:p>83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84.7" calcext:value-type="float">
            <text:p>84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85.7" calcext:value-type="float">
            <text:p>85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86.7" calcext:value-type="float">
            <text:p>86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87.7" calcext:value-type="float">
            <text:p>87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88.7" calcext:value-type="float">
            <text:p>88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89.7" calcext:value-type="float">
            <text:p>89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90.7" calcext:value-type="float">
            <text:p>90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91.7" calcext:value-type="float">
            <text:p>91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92.7" calcext:value-type="float">
            <text:p>92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93.7" calcext:value-type="float">
            <text:p>93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94.7" calcext:value-type="float">
            <text:p>94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95.7" calcext:value-type="float">
            <text:p>95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96.3" calcext:value-type="float">
            <text:p>96.30</text:p>
          </table:table-cell>
        </table:table-row>
      </table:table>
      <table:table table:name="5-6" table:style-name="ta1"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office:value-type="float" office:value="3" calcext:value-type="float">
            <text:p>3</text:p>
          </table:table-cell>
          <table:table-cell table:formula="of:=3.7*COS(PI()/180*[.A1])-3.7+120" office:value-type="float" office:value="119.994929278592" calcext:value-type="float">
            <text:p>119.99</text:p>
          </table:table-cell>
          <table:table-cell table:formula="of:=3.7*SIN(PI()/180*[.A1])+100-3.7" office:value-type="float" office:value="96.4936430380989" calcext:value-type="float">
            <text:p>96.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3.7*COS(PI()/180*[.A2])-3.7+120" office:value-type="float" office:value="119.979731012863" calcext:value-type="float">
            <text:p>119.98</text:p>
          </table:table-cell>
          <table:table-cell table:formula="of:=3.7*SIN(PI()/180*[.A2])+100-3.7" office:value-type="float" office:value="96.6867553140903" calcext:value-type="float">
            <text:p>96.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3.7*COS(PI()/180*[.A3])-3.7+120" office:value-type="float" office:value="119.954446860202" calcext:value-type="float">
            <text:p>119.95</text:p>
          </table:table-cell>
          <table:table-cell table:formula="of:=3.7*SIN(PI()/180*[.A3])+100-3.7" office:value-type="float" office:value="96.8788075206489" calcext:value-type="float">
            <text:p>96.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3.7*COS(PI()/180*[.A4])-3.7+120" office:value-type="float" office:value="119.919146122715" calcext:value-type="float">
            <text:p>119.92</text:p>
          </table:table-cell>
          <table:table-cell table:formula="of:=3.7*SIN(PI()/180*[.A4])+100-3.7" office:value-type="float" office:value="97.0692732560257" calcext:value-type="float">
            <text:p>97.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3.7*COS(PI()/180*[.A5])-3.7+120" office:value-type="float" office:value="119.87392555727" calcext:value-type="float">
            <text:p>119.87</text:p>
          </table:table-cell>
          <table:table-cell table:formula="of:=3.7*SIN(PI()/180*[.A5])+100-3.7" office:value-type="float" office:value="97.2576304668793" calcext:value-type="float">
            <text:p>97.2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3.7*COS(PI()/180*[.A6])-3.7+120" office:value-type="float" office:value="119.818909110292" calcext:value-type="float">
            <text:p>119.82</text:p>
          </table:table-cell>
          <table:table-cell table:formula="of:=3.7*SIN(PI()/180*[.A6])+100-3.7" office:value-type="float" office:value="97.4433628791873" calcext:value-type="float">
            <text:p>97.4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3.7*COS(PI()/180*[.A7])-3.7+120" office:value-type="float" office:value="119.75424757804" calcext:value-type="float">
            <text:p>119.75</text:p>
          </table:table-cell>
          <table:table-cell table:formula="of:=3.7*SIN(PI()/180*[.A7])+100-3.7" office:value-type="float" office:value="97.6259614133176" calcext:value-type="float">
            <text:p>97.6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3.7*COS(PI()/180*[.A8])-3.7+120" office:value-type="float" office:value="119.680118193278" calcext:value-type="float">
            <text:p>119.68</text:p>
          </table:table-cell>
          <table:table-cell table:formula="of:=3.7*SIN(PI()/180*[.A8])+100-3.7" office:value-type="float" office:value="97.8049255793805" calcext:value-type="float">
            <text:p>97.8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3.7*COS(PI()/180*[.A9])-3.7+120" office:value-type="float" office:value="119.596724139497" calcext:value-type="float">
            <text:p>119.60</text:p>
          </table:table-cell>
          <table:table-cell table:formula="of:=3.7*SIN(PI()/180*[.A9])+100-3.7" office:value-type="float" office:value="97.9797648490363" calcext:value-type="float">
            <text:p>97.9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3.7*COS(PI()/180*[.A10])-3.7+120" office:value-type="float" office:value="119.504293994002" calcext:value-type="float">
            <text:p>119.50</text:p>
          </table:table-cell>
          <table:table-cell table:formula="of:=3.7*SIN(PI()/180*[.A10])+100-3.7" office:value-type="float" office:value="98.15" calcext:value-type="float">
            <text:p>98.1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3.7*COS(PI()/180*[.A11])-3.7+120" office:value-type="float" office:value="119.403081101398" calcext:value-type="float">
            <text:p>119.40</text:p>
          </table:table-cell>
          <table:table-cell table:formula="of:=3.7*SIN(PI()/180*[.A11])+100-3.7" office:value-type="float" office:value="98.3151644295556" calcext:value-type="float">
            <text:p>98.3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3.7*COS(PI()/180*[.A12])-3.7+120" office:value-type="float" office:value="119.293362879187" calcext:value-type="float">
            <text:p>119.29</text:p>
          </table:table-cell>
          <table:table-cell table:formula="of:=3.7*SIN(PI()/180*[.A12])+100-3.7" office:value-type="float" office:value="98.4748054334822" calcext:value-type="float">
            <text:p>98.4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3.7*COS(PI()/180*[.A13])-3.7+120" office:value-type="float" office:value="119.175440057391" calcext:value-type="float">
            <text:p>119.18</text:p>
          </table:table-cell>
          <table:table-cell table:formula="of:=3.7*SIN(PI()/180*[.A13])+100-3.7" office:value-type="float" office:value="98.6284854468844" calcext:value-type="float">
            <text:p>98.6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3.7*COS(PI()/180*[.A14])-3.7+120" office:value-type="float" office:value="119.049635854266" calcext:value-type="float">
            <text:p>119.05</text:p>
          </table:table-cell>
          <table:table-cell table:formula="of:=3.7*SIN(PI()/180*[.A14])+100-3.7" office:value-type="float" office:value="98.7757832435278" calcext:value-type="float">
            <text:p>98.7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3.7*COS(PI()/180*[.A15])-3.7+120" office:value-type="float" office:value="118.91629509039" calcext:value-type="float">
            <text:p>118.92</text:p>
          </table:table-cell>
          <table:table-cell table:formula="of:=3.7*SIN(PI()/180*[.A15])+100-3.7" office:value-type="float" office:value="98.9162950903902" calcext:value-type="float">
            <text:p>98.9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3.7*COS(PI()/180*[.A16])-3.7+120" office:value-type="float" office:value="118.775783243528" calcext:value-type="float">
            <text:p>118.78</text:p>
          </table:table-cell>
          <table:table-cell table:formula="of:=3.7*SIN(PI()/180*[.A16])+100-3.7" office:value-type="float" office:value="99.0496358542664" calcext:value-type="float">
            <text:p>99.0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3.7*COS(PI()/180*[.A17])-3.7+120" office:value-type="float" office:value="118.628485446884" calcext:value-type="float">
            <text:p>118.63</text:p>
          </table:table-cell>
          <table:table-cell table:formula="of:=3.7*SIN(PI()/180*[.A17])+100-3.7" office:value-type="float" office:value="99.1754400573908" calcext:value-type="float">
            <text:p>99.1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3.7*COS(PI()/180*[.A18])-3.7+120" office:value-type="float" office:value="118.474805433482" calcext:value-type="float">
            <text:p>118.47</text:p>
          </table:table-cell>
          <table:table-cell table:formula="of:=3.7*SIN(PI()/180*[.A18])+100-3.7" office:value-type="float" office:value="99.2933628791873" calcext:value-type="float">
            <text:p>99.2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3.7*COS(PI()/180*[.A19])-3.7+120" office:value-type="float" office:value="118.315164429556" calcext:value-type="float">
            <text:p>118.32</text:p>
          </table:table-cell>
          <table:table-cell table:formula="of:=3.7*SIN(PI()/180*[.A19])+100-3.7" office:value-type="float" office:value="99.4030811013981" calcext:value-type="float">
            <text:p>99.4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3.7*COS(PI()/180*[.A20])-3.7+120" office:value-type="float" office:value="118.15" calcext:value-type="float">
            <text:p>118.15</text:p>
          </table:table-cell>
          <table:table-cell table:formula="of:=3.7*SIN(PI()/180*[.A20])+100-3.7" office:value-type="float" office:value="99.5042939940024" calcext:value-type="float">
            <text:p>99.5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3.7*COS(PI()/180*[.A21])-3.7+120" office:value-type="float" office:value="117.979764849036" calcext:value-type="float">
            <text:p>117.98</text:p>
          </table:table-cell>
          <table:table-cell table:formula="of:=3.7*SIN(PI()/180*[.A21])+100-3.7" office:value-type="float" office:value="99.596724139497" calcext:value-type="float">
            <text:p>99.6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3.7*COS(PI()/180*[.A22])-3.7+120" office:value-type="float" office:value="117.80492557938" calcext:value-type="float">
            <text:p>117.80</text:p>
          </table:table-cell>
          <table:table-cell table:formula="of:=3.7*SIN(PI()/180*[.A22])+100-3.7" office:value-type="float" office:value="99.6801181932776" calcext:value-type="float">
            <text:p>99.6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3.7*COS(PI()/180*[.A23])-3.7+120" office:value-type="float" office:value="117.625961413318" calcext:value-type="float">
            <text:p>117.63</text:p>
          </table:table-cell>
          <table:table-cell table:formula="of:=3.7*SIN(PI()/180*[.A23])+100-3.7" office:value-type="float" office:value="99.7542475780396" calcext:value-type="float">
            <text:p>99.7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3.7*COS(PI()/180*[.A24])-3.7+120" office:value-type="float" office:value="117.443362879187" calcext:value-type="float">
            <text:p>117.44</text:p>
          </table:table-cell>
          <table:table-cell table:formula="of:=3.7*SIN(PI()/180*[.A24])+100-3.7" office:value-type="float" office:value="99.8189091102921" calcext:value-type="float">
            <text:p>99.8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3.7*COS(PI()/180*[.A25])-3.7+120" office:value-type="float" office:value="117.257630466879" calcext:value-type="float">
            <text:p>117.26</text:p>
          </table:table-cell>
          <table:table-cell table:formula="of:=3.7*SIN(PI()/180*[.A25])+100-3.7" office:value-type="float" office:value="99.8739255572695" calcext:value-type="float">
            <text:p>99.8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3.7*COS(PI()/180*[.A26])-3.7+120" office:value-type="float" office:value="117.069273256026" calcext:value-type="float">
            <text:p>117.07</text:p>
          </table:table-cell>
          <table:table-cell table:formula="of:=3.7*SIN(PI()/180*[.A26])+100-3.7" office:value-type="float" office:value="99.9191461227151" calcext:value-type="float">
            <text:p>99.9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3.7*COS(PI()/180*[.A27])-3.7+120" office:value-type="float" office:value="116.878807520649" calcext:value-type="float">
            <text:p>116.88</text:p>
          </table:table-cell>
          <table:table-cell table:formula="of:=3.7*SIN(PI()/180*[.A27])+100-3.7" office:value-type="float" office:value="99.954446860202" calcext:value-type="float">
            <text:p>99.9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3.7*COS(PI()/180*[.A28])-3.7+120" office:value-type="float" office:value="116.68675531409" calcext:value-type="float">
            <text:p>116.69</text:p>
          </table:table-cell>
          <table:table-cell table:formula="of:=3.7*SIN(PI()/180*[.A28])+100-3.7" office:value-type="float" office:value="99.9797310128626" calcext:value-type="float">
            <text:p>99.9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3.7*COS(PI()/180*[.A29])-3.7+120" office:value-type="float" office:value="116.493643038099" calcext:value-type="float">
            <text:p>116.49</text:p>
          </table:table-cell>
          <table:table-cell table:formula="of:=3.7*SIN(PI()/180*[.A29])+100-3.7" office:value-type="float" office:value="99.9949292785919" calcext:value-type="float">
            <text:p>99.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3.7*COS(PI()/180*[.A30])-3.7+120" office:value-type="float" office:value="116.3" calcext:value-type="float">
            <text:p>116.30</text:p>
          </table:table-cell>
          <table:table-cell table:formula="of:=3.7*SIN(PI()/180*[.A30])+100-3.7" office:value-type="float" office:value="100" calcext:value-type="float">
            <text:p>100.00</text:p>
          </table:table-cell>
        </table:table-row>
      </table:table>
      <table:table table:name="6,7" table:style-name="ta1">
        <table:table-column table:style-name="co1" table:number-columns-repeated="2" table:default-cell-style-name="Default"/>
        <table:table-row table:style-name="ro1">
          <table:table-cell office:value-type="float" office:value="116.3" calcext:value-type="float">
            <text:p>116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5.3" calcext:value-type="float">
            <text:p>115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4.3" calcext:value-type="float">
            <text:p>114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3.3" calcext:value-type="float">
            <text:p>113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2.3" calcext:value-type="float">
            <text:p>112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1.3" calcext:value-type="float">
            <text:p>111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0.3" calcext:value-type="float">
            <text:p>110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9.3" calcext:value-type="float">
            <text:p>109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8.3" calcext:value-type="float">
            <text:p>108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7.3" calcext:value-type="float">
            <text:p>107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6.3" calcext:value-type="float">
            <text:p>106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5.3" calcext:value-type="float">
            <text:p>105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4.3" calcext:value-type="float">
            <text:p>104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3.3" calcext:value-type="float">
            <text:p>103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2.3" calcext:value-type="float">
            <text:p>102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1.3" calcext:value-type="float">
            <text:p>101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.3" calcext:value-type="float">
            <text:p>100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.3" calcext:value-type="float">
            <text:p>99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8.3" calcext:value-type="float">
            <text:p>98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7.3" calcext:value-type="float">
            <text:p>97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6.3" calcext:value-type="float">
            <text:p>96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5.3" calcext:value-type="float">
            <text:p>95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4.3" calcext:value-type="float">
            <text:p>94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3.3" calcext:value-type="float">
            <text:p>93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2.3" calcext:value-type="float">
            <text:p>92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1.3" calcext:value-type="float">
            <text:p>91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0.3" calcext:value-type="float">
            <text:p>90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9.3" calcext:value-type="float">
            <text:p>89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8.3" calcext:value-type="float">
            <text:p>88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7.3" calcext:value-type="float">
            <text:p>87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6.3" calcext:value-type="float">
            <text:p>86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5.3" calcext:value-type="float">
            <text:p>85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4.3" calcext:value-type="float">
            <text:p>84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3.3" calcext:value-type="float">
            <text:p>83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2.3" calcext:value-type="float">
            <text:p>82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1.3" calcext:value-type="float">
            <text:p>81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0.3" calcext:value-type="float">
            <text:p>80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9.3" calcext:value-type="float">
            <text:p>79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8.3" calcext:value-type="float">
            <text:p>78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7.3" calcext:value-type="float">
            <text:p>77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6.3" calcext:value-type="float">
            <text:p>76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5.3" calcext:value-type="float">
            <text:p>75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4.3" calcext:value-type="float">
            <text:p>74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3.3" calcext:value-type="float">
            <text:p>73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2.3" calcext:value-type="float">
            <text:p>72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1.3" calcext:value-type="float">
            <text:p>71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9.3" calcext:value-type="float">
            <text:p>69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8.3" calcext:value-type="float">
            <text:p>68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7.3" calcext:value-type="float">
            <text:p>67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6.3" calcext:value-type="float">
            <text:p>66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5.3" calcext:value-type="float">
            <text:p>65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4.3" calcext:value-type="float">
            <text:p>64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3.3" calcext:value-type="float">
            <text:p>63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2.3" calcext:value-type="float">
            <text:p>62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1.3" calcext:value-type="float">
            <text:p>61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.3" calcext:value-type="float">
            <text:p>60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9.3" calcext:value-type="float">
            <text:p>59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8.3" calcext:value-type="float">
            <text:p>58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7.3" calcext:value-type="float">
            <text:p>57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6.3" calcext:value-type="float">
            <text:p>56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5.3" calcext:value-type="float">
            <text:p>55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4.3" calcext:value-type="float">
            <text:p>54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3.3" calcext:value-type="float">
            <text:p>53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2.3" calcext:value-type="float">
            <text:p>52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1.3" calcext:value-type="float">
            <text:p>51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.3" calcext:value-type="float">
            <text:p>50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.3" calcext:value-type="float">
            <text:p>49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8.7" calcext:value-type="float">
            <text:p>48.7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7-8" table:style-name="ta1"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office:value-type="float" office:value="3" calcext:value-type="float">
            <text:p>3</text:p>
          </table:table-cell>
          <table:table-cell table:formula="of:=45+3.7-3.7*SIN(PI()/180*[.A1])" office:value-type="float" office:value="48.5063569619011" calcext:value-type="float">
            <text:p>48.51</text:p>
          </table:table-cell>
          <table:table-cell table:formula="of:=100-3.7+3.7*COS(PI()/180*[.A1])" office:value-type="float" office:value="99.9949292785919" calcext:value-type="float">
            <text:p>99.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45+3.7-3.7*SIN(PI()/180*[.A2])" office:value-type="float" office:value="48.3132446859097" calcext:value-type="float">
            <text:p>48.31</text:p>
          </table:table-cell>
          <table:table-cell table:formula="of:=100-3.7+3.7*COS(PI()/180*[.A2])" office:value-type="float" office:value="99.9797310128626" calcext:value-type="float">
            <text:p>99.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45+3.7-3.7*SIN(PI()/180*[.A3])" office:value-type="float" office:value="48.1211924793512" calcext:value-type="float">
            <text:p>48.12</text:p>
          </table:table-cell>
          <table:table-cell table:formula="of:=100-3.7+3.7*COS(PI()/180*[.A3])" office:value-type="float" office:value="99.954446860202" calcext:value-type="float">
            <text:p>99.9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45+3.7-3.7*SIN(PI()/180*[.A4])" office:value-type="float" office:value="47.9307267439743" calcext:value-type="float">
            <text:p>47.93</text:p>
          </table:table-cell>
          <table:table-cell table:formula="of:=100-3.7+3.7*COS(PI()/180*[.A4])" office:value-type="float" office:value="99.9191461227151" calcext:value-type="float">
            <text:p>99.9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45+3.7-3.7*SIN(PI()/180*[.A5])" office:value-type="float" office:value="47.7423695331207" calcext:value-type="float">
            <text:p>47.74</text:p>
          </table:table-cell>
          <table:table-cell table:formula="of:=100-3.7+3.7*COS(PI()/180*[.A5])" office:value-type="float" office:value="99.8739255572695" calcext:value-type="float">
            <text:p>99.8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45+3.7-3.7*SIN(PI()/180*[.A6])" office:value-type="float" office:value="47.5566371208127" calcext:value-type="float">
            <text:p>47.56</text:p>
          </table:table-cell>
          <table:table-cell table:formula="of:=100-3.7+3.7*COS(PI()/180*[.A6])" office:value-type="float" office:value="99.8189091102921" calcext:value-type="float">
            <text:p>99.8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45+3.7-3.7*SIN(PI()/180*[.A7])" office:value-type="float" office:value="47.3740385866824" calcext:value-type="float">
            <text:p>47.37</text:p>
          </table:table-cell>
          <table:table-cell table:formula="of:=100-3.7+3.7*COS(PI()/180*[.A7])" office:value-type="float" office:value="99.7542475780396" calcext:value-type="float">
            <text:p>99.7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45+3.7-3.7*SIN(PI()/180*[.A8])" office:value-type="float" office:value="47.1950744206195" calcext:value-type="float">
            <text:p>47.20</text:p>
          </table:table-cell>
          <table:table-cell table:formula="of:=100-3.7+3.7*COS(PI()/180*[.A8])" office:value-type="float" office:value="99.6801181932776" calcext:value-type="float">
            <text:p>99.6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45+3.7-3.7*SIN(PI()/180*[.A9])" office:value-type="float" office:value="47.0202351509637" calcext:value-type="float">
            <text:p>47.02</text:p>
          </table:table-cell>
          <table:table-cell table:formula="of:=100-3.7+3.7*COS(PI()/180*[.A9])" office:value-type="float" office:value="99.596724139497" calcext:value-type="float">
            <text:p>99.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45+3.7-3.7*SIN(PI()/180*[.A10])" office:value-type="float" office:value="46.85" calcext:value-type="float">
            <text:p>46.85</text:p>
          </table:table-cell>
          <table:table-cell table:formula="of:=100-3.7+3.7*COS(PI()/180*[.A10])" office:value-type="float" office:value="99.5042939940024" calcext:value-type="float">
            <text:p>99.5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45+3.7-3.7*SIN(PI()/180*[.A11])" office:value-type="float" office:value="46.6848355704444" calcext:value-type="float">
            <text:p>46.68</text:p>
          </table:table-cell>
          <table:table-cell table:formula="of:=100-3.7+3.7*COS(PI()/180*[.A11])" office:value-type="float" office:value="99.4030811013981" calcext:value-type="float">
            <text:p>99.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45+3.7-3.7*SIN(PI()/180*[.A12])" office:value-type="float" office:value="46.5251945665179" calcext:value-type="float">
            <text:p>46.53</text:p>
          </table:table-cell>
          <table:table-cell table:formula="of:=100-3.7+3.7*COS(PI()/180*[.A12])" office:value-type="float" office:value="99.2933628791873" calcext:value-type="float">
            <text:p>99.2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45+3.7-3.7*SIN(PI()/180*[.A13])" office:value-type="float" office:value="46.3715145531156" calcext:value-type="float">
            <text:p>46.37</text:p>
          </table:table-cell>
          <table:table-cell table:formula="of:=100-3.7+3.7*COS(PI()/180*[.A13])" office:value-type="float" office:value="99.1754400573908" calcext:value-type="float">
            <text:p>99.1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45+3.7-3.7*SIN(PI()/180*[.A14])" office:value-type="float" office:value="46.2242167564722" calcext:value-type="float">
            <text:p>46.22</text:p>
          </table:table-cell>
          <table:table-cell table:formula="of:=100-3.7+3.7*COS(PI()/180*[.A14])" office:value-type="float" office:value="99.0496358542664" calcext:value-type="float">
            <text:p>99.0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45+3.7-3.7*SIN(PI()/180*[.A15])" office:value-type="float" office:value="46.0837049096098" calcext:value-type="float">
            <text:p>46.08</text:p>
          </table:table-cell>
          <table:table-cell table:formula="of:=100-3.7+3.7*COS(PI()/180*[.A15])" office:value-type="float" office:value="98.9162950903902" calcext:value-type="float">
            <text:p>98.9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45+3.7-3.7*SIN(PI()/180*[.A16])" office:value-type="float" office:value="45.9503641457336" calcext:value-type="float">
            <text:p>45.95</text:p>
          </table:table-cell>
          <table:table-cell table:formula="of:=100-3.7+3.7*COS(PI()/180*[.A16])" office:value-type="float" office:value="98.7757832435278" calcext:value-type="float">
            <text:p>98.7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45+3.7-3.7*SIN(PI()/180*[.A17])" office:value-type="float" office:value="45.8245599426092" calcext:value-type="float">
            <text:p>45.82</text:p>
          </table:table-cell>
          <table:table-cell table:formula="of:=100-3.7+3.7*COS(PI()/180*[.A17])" office:value-type="float" office:value="98.6284854468844" calcext:value-type="float">
            <text:p>98.6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45+3.7-3.7*SIN(PI()/180*[.A18])" office:value-type="float" office:value="45.7066371208127" calcext:value-type="float">
            <text:p>45.71</text:p>
          </table:table-cell>
          <table:table-cell table:formula="of:=100-3.7+3.7*COS(PI()/180*[.A18])" office:value-type="float" office:value="98.4748054334822" calcext:value-type="float">
            <text:p>98.4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45+3.7-3.7*SIN(PI()/180*[.A19])" office:value-type="float" office:value="45.5969188986019" calcext:value-type="float">
            <text:p>45.60</text:p>
          </table:table-cell>
          <table:table-cell table:formula="of:=100-3.7+3.7*COS(PI()/180*[.A19])" office:value-type="float" office:value="98.3151644295556" calcext:value-type="float">
            <text:p>98.3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45+3.7-3.7*SIN(PI()/180*[.A20])" office:value-type="float" office:value="45.4957060059976" calcext:value-type="float">
            <text:p>45.50</text:p>
          </table:table-cell>
          <table:table-cell table:formula="of:=100-3.7+3.7*COS(PI()/180*[.A20])" office:value-type="float" office:value="98.15" calcext:value-type="float">
            <text:p>98.1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45+3.7-3.7*SIN(PI()/180*[.A21])" office:value-type="float" office:value="45.4032758605031" calcext:value-type="float">
            <text:p>45.40</text:p>
          </table:table-cell>
          <table:table-cell table:formula="of:=100-3.7+3.7*COS(PI()/180*[.A21])" office:value-type="float" office:value="97.9797648490363" calcext:value-type="float">
            <text:p>97.9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45+3.7-3.7*SIN(PI()/180*[.A22])" office:value-type="float" office:value="45.3198818067224" calcext:value-type="float">
            <text:p>45.32</text:p>
          </table:table-cell>
          <table:table-cell table:formula="of:=100-3.7+3.7*COS(PI()/180*[.A22])" office:value-type="float" office:value="97.8049255793805" calcext:value-type="float">
            <text:p>97.8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45+3.7-3.7*SIN(PI()/180*[.A23])" office:value-type="float" office:value="45.2457524219604" calcext:value-type="float">
            <text:p>45.25</text:p>
          </table:table-cell>
          <table:table-cell table:formula="of:=100-3.7+3.7*COS(PI()/180*[.A23])" office:value-type="float" office:value="97.6259614133176" calcext:value-type="float">
            <text:p>97.6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45+3.7-3.7*SIN(PI()/180*[.A24])" office:value-type="float" office:value="45.1810908897079" calcext:value-type="float">
            <text:p>45.18</text:p>
          </table:table-cell>
          <table:table-cell table:formula="of:=100-3.7+3.7*COS(PI()/180*[.A24])" office:value-type="float" office:value="97.4433628791873" calcext:value-type="float">
            <text:p>97.4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45+3.7-3.7*SIN(PI()/180*[.A25])" office:value-type="float" office:value="45.1260744427305" calcext:value-type="float">
            <text:p>45.13</text:p>
          </table:table-cell>
          <table:table-cell table:formula="of:=100-3.7+3.7*COS(PI()/180*[.A25])" office:value-type="float" office:value="97.2576304668793" calcext:value-type="float">
            <text:p>97.2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45+3.7-3.7*SIN(PI()/180*[.A26])" office:value-type="float" office:value="45.0808538772849" calcext:value-type="float">
            <text:p>45.08</text:p>
          </table:table-cell>
          <table:table-cell table:formula="of:=100-3.7+3.7*COS(PI()/180*[.A26])" office:value-type="float" office:value="97.0692732560257" calcext:value-type="float">
            <text:p>97.0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45+3.7-3.7*SIN(PI()/180*[.A27])" office:value-type="float" office:value="45.045553139798" calcext:value-type="float">
            <text:p>45.05</text:p>
          </table:table-cell>
          <table:table-cell table:formula="of:=100-3.7+3.7*COS(PI()/180*[.A27])" office:value-type="float" office:value="96.8788075206489" calcext:value-type="float">
            <text:p>96.8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45+3.7-3.7*SIN(PI()/180*[.A28])" office:value-type="float" office:value="45.0202689871374" calcext:value-type="float">
            <text:p>45.02</text:p>
          </table:table-cell>
          <table:table-cell table:formula="of:=100-3.7+3.7*COS(PI()/180*[.A28])" office:value-type="float" office:value="96.6867553140903" calcext:value-type="float">
            <text:p>96.6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45+3.7-3.7*SIN(PI()/180*[.A29])" office:value-type="float" office:value="45.0050707214081" calcext:value-type="float">
            <text:p>45.01</text:p>
          </table:table-cell>
          <table:table-cell table:formula="of:=100-3.7+3.7*COS(PI()/180*[.A29])" office:value-type="float" office:value="96.4936430380989" calcext:value-type="float">
            <text:p>96.4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45+3.7-3.7*SIN(PI()/180*[.A30])" office:value-type="float" office:value="45" calcext:value-type="float">
            <text:p>45.00</text:p>
          </table:table-cell>
          <table:table-cell table:formula="of:=100-3.7+3.7*COS(PI()/180*[.A30])" office:value-type="float" office:value="96.3" calcext:value-type="float">
            <text:p>96.30</text:p>
          </table:table-cell>
        </table:table-row>
        <table:table-row table:style-name="ro1" table:number-rows-repeated="104854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8" table:style-name="ta1">
        <table:table-column table:style-name="co1" table:number-columns-repeated="2" table:default-cell-style-name="ce1"/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95.3" calcext:value-type="float">
            <text:p>95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94.3" calcext:value-type="float">
            <text:p>94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93.3" calcext:value-type="float">
            <text:p>93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92.3" calcext:value-type="float">
            <text:p>92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91.3" calcext:value-type="float">
            <text:p>91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90.3" calcext:value-type="float">
            <text:p>90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89.3" calcext:value-type="float">
            <text:p>89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88.3" calcext:value-type="float">
            <text:p>88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87.3" calcext:value-type="float">
            <text:p>87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86.3" calcext:value-type="float">
            <text:p>86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85.3" calcext:value-type="float">
            <text:p>85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84.3" calcext:value-type="float">
            <text:p>84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83.3" calcext:value-type="float">
            <text:p>83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82.3" calcext:value-type="float">
            <text:p>82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81.3" calcext:value-type="float">
            <text:p>81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80.3" calcext:value-type="float">
            <text:p>80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79.3" calcext:value-type="float">
            <text:p>79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78.3" calcext:value-type="float">
            <text:p>78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77.3" calcext:value-type="float">
            <text:p>77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76.3" calcext:value-type="float">
            <text:p>76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75.3" calcext:value-type="float">
            <text:p>75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74.3" calcext:value-type="float">
            <text:p>74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73.3" calcext:value-type="float">
            <text:p>73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72.3" calcext:value-type="float">
            <text:p>72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71.3" calcext:value-type="float">
            <text:p>71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70.3" calcext:value-type="float">
            <text:p>70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69.3" calcext:value-type="float">
            <text:p>69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68.3" calcext:value-type="float">
            <text:p>68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67.3" calcext:value-type="float">
            <text:p>67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66.3" calcext:value-type="float">
            <text:p>66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65.3" calcext:value-type="float">
            <text:p>65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64.3" calcext:value-type="float">
            <text:p>64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63.3" calcext:value-type="float">
            <text:p>63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62.3" calcext:value-type="float">
            <text:p>62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61.3" calcext:value-type="float">
            <text:p>61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60.3" calcext:value-type="float">
            <text:p>60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59.3" calcext:value-type="float">
            <text:p>59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58.3" calcext:value-type="float">
            <text:p>58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57.3" calcext:value-type="float">
            <text:p>57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56.3" calcext:value-type="float">
            <text:p>56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55.3" calcext:value-type="float">
            <text:p>55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54.3" calcext:value-type="float">
            <text:p>54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53.3" calcext:value-type="float">
            <text:p>53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52.3" calcext:value-type="float">
            <text:p>52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51.3" calcext:value-type="float">
            <text:p>51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50.3" calcext:value-type="float">
            <text:p>50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49.3" calcext:value-type="float">
            <text:p>49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48.7" calcext:value-type="float">
            <text:p>48.70</text:p>
          </table:table-cell>
        </table:table-row>
        <table:table-row table:style-name="ro1" table:number-rows-repeated="1048527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8-9" table:style-name="ta1"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office:value-type="float" office:value="3" calcext:value-type="float">
            <text:p>3</text:p>
          </table:table-cell>
          <table:table-cell table:formula="of:=45-3.7+3.7*COS(PI()/180*[.A1])" office:value-type="float" office:value="44.9949292785919" calcext:value-type="float">
            <text:p>44.99</text:p>
          </table:table-cell>
          <table:table-cell table:formula="of:=45+3.7-3.7*SIN(PI()/180*[.A1])" office:value-type="float" office:value="48.5063569619011" calcext:value-type="float">
            <text:p>48.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45-3.7+3.7*COS(PI()/180*[.A2])" office:value-type="float" office:value="44.9797310128626" calcext:value-type="float">
            <text:p>44.98</text:p>
          </table:table-cell>
          <table:table-cell table:formula="of:=45+3.7-3.7*SIN(PI()/180*[.A2])" office:value-type="float" office:value="48.3132446859097" calcext:value-type="float">
            <text:p>48.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45-3.7+3.7*COS(PI()/180*[.A3])" office:value-type="float" office:value="44.954446860202" calcext:value-type="float">
            <text:p>44.95</text:p>
          </table:table-cell>
          <table:table-cell table:formula="of:=45+3.7-3.7*SIN(PI()/180*[.A3])" office:value-type="float" office:value="48.1211924793512" calcext:value-type="float">
            <text:p>48.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45-3.7+3.7*COS(PI()/180*[.A4])" office:value-type="float" office:value="44.9191461227151" calcext:value-type="float">
            <text:p>44.92</text:p>
          </table:table-cell>
          <table:table-cell table:formula="of:=45+3.7-3.7*SIN(PI()/180*[.A4])" office:value-type="float" office:value="47.9307267439743" calcext:value-type="float">
            <text:p>47.9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45-3.7+3.7*COS(PI()/180*[.A5])" office:value-type="float" office:value="44.8739255572696" calcext:value-type="float">
            <text:p>44.87</text:p>
          </table:table-cell>
          <table:table-cell table:formula="of:=45+3.7-3.7*SIN(PI()/180*[.A5])" office:value-type="float" office:value="47.7423695331207" calcext:value-type="float">
            <text:p>47.7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45-3.7+3.7*COS(PI()/180*[.A6])" office:value-type="float" office:value="44.8189091102921" calcext:value-type="float">
            <text:p>44.82</text:p>
          </table:table-cell>
          <table:table-cell table:formula="of:=45+3.7-3.7*SIN(PI()/180*[.A6])" office:value-type="float" office:value="47.5566371208127" calcext:value-type="float">
            <text:p>47.5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45-3.7+3.7*COS(PI()/180*[.A7])" office:value-type="float" office:value="44.7542475780397" calcext:value-type="float">
            <text:p>44.75</text:p>
          </table:table-cell>
          <table:table-cell table:formula="of:=45+3.7-3.7*SIN(PI()/180*[.A7])" office:value-type="float" office:value="47.3740385866824" calcext:value-type="float">
            <text:p>47.3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45-3.7+3.7*COS(PI()/180*[.A8])" office:value-type="float" office:value="44.6801181932776" calcext:value-type="float">
            <text:p>44.68</text:p>
          </table:table-cell>
          <table:table-cell table:formula="of:=45+3.7-3.7*SIN(PI()/180*[.A8])" office:value-type="float" office:value="47.1950744206195" calcext:value-type="float">
            <text:p>47.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45-3.7+3.7*COS(PI()/180*[.A9])" office:value-type="float" office:value="44.596724139497" calcext:value-type="float">
            <text:p>44.60</text:p>
          </table:table-cell>
          <table:table-cell table:formula="of:=45+3.7-3.7*SIN(PI()/180*[.A9])" office:value-type="float" office:value="47.0202351509637" calcext:value-type="float">
            <text:p>47.0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45-3.7+3.7*COS(PI()/180*[.A10])" office:value-type="float" office:value="44.5042939940024" calcext:value-type="float">
            <text:p>44.50</text:p>
          </table:table-cell>
          <table:table-cell table:formula="of:=45+3.7-3.7*SIN(PI()/180*[.A10])" office:value-type="float" office:value="46.85" calcext:value-type="float">
            <text:p>46.8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45-3.7+3.7*COS(PI()/180*[.A11])" office:value-type="float" office:value="44.4030811013981" calcext:value-type="float">
            <text:p>44.40</text:p>
          </table:table-cell>
          <table:table-cell table:formula="of:=45+3.7-3.7*SIN(PI()/180*[.A11])" office:value-type="float" office:value="46.6848355704444" calcext:value-type="float">
            <text:p>46.6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45-3.7+3.7*COS(PI()/180*[.A12])" office:value-type="float" office:value="44.2933628791873" calcext:value-type="float">
            <text:p>44.29</text:p>
          </table:table-cell>
          <table:table-cell table:formula="of:=45+3.7-3.7*SIN(PI()/180*[.A12])" office:value-type="float" office:value="46.5251945665179" calcext:value-type="float">
            <text:p>46.5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45-3.7+3.7*COS(PI()/180*[.A13])" office:value-type="float" office:value="44.1754400573908" calcext:value-type="float">
            <text:p>44.18</text:p>
          </table:table-cell>
          <table:table-cell table:formula="of:=45+3.7-3.7*SIN(PI()/180*[.A13])" office:value-type="float" office:value="46.3715145531156" calcext:value-type="float">
            <text:p>46.3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45-3.7+3.7*COS(PI()/180*[.A14])" office:value-type="float" office:value="44.0496358542664" calcext:value-type="float">
            <text:p>44.05</text:p>
          </table:table-cell>
          <table:table-cell table:formula="of:=45+3.7-3.7*SIN(PI()/180*[.A14])" office:value-type="float" office:value="46.2242167564722" calcext:value-type="float">
            <text:p>46.2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45-3.7+3.7*COS(PI()/180*[.A15])" office:value-type="float" office:value="43.9162950903902" calcext:value-type="float">
            <text:p>43.92</text:p>
          </table:table-cell>
          <table:table-cell table:formula="of:=45+3.7-3.7*SIN(PI()/180*[.A15])" office:value-type="float" office:value="46.0837049096098" calcext:value-type="float">
            <text:p>46.0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45-3.7+3.7*COS(PI()/180*[.A16])" office:value-type="float" office:value="43.7757832435278" calcext:value-type="float">
            <text:p>43.78</text:p>
          </table:table-cell>
          <table:table-cell table:formula="of:=45+3.7-3.7*SIN(PI()/180*[.A16])" office:value-type="float" office:value="45.9503641457336" calcext:value-type="float">
            <text:p>45.9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45-3.7+3.7*COS(PI()/180*[.A17])" office:value-type="float" office:value="43.6284854468844" calcext:value-type="float">
            <text:p>43.63</text:p>
          </table:table-cell>
          <table:table-cell table:formula="of:=45+3.7-3.7*SIN(PI()/180*[.A17])" office:value-type="float" office:value="45.8245599426092" calcext:value-type="float">
            <text:p>45.8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45-3.7+3.7*COS(PI()/180*[.A18])" office:value-type="float" office:value="43.4748054334821" calcext:value-type="float">
            <text:p>43.47</text:p>
          </table:table-cell>
          <table:table-cell table:formula="of:=45+3.7-3.7*SIN(PI()/180*[.A18])" office:value-type="float" office:value="45.7066371208127" calcext:value-type="float">
            <text:p>45.7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45-3.7+3.7*COS(PI()/180*[.A19])" office:value-type="float" office:value="43.3151644295556" calcext:value-type="float">
            <text:p>43.32</text:p>
          </table:table-cell>
          <table:table-cell table:formula="of:=45+3.7-3.7*SIN(PI()/180*[.A19])" office:value-type="float" office:value="45.5969188986019" calcext:value-type="float">
            <text:p>45.6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45-3.7+3.7*COS(PI()/180*[.A20])" office:value-type="float" office:value="43.15" calcext:value-type="float">
            <text:p>43.15</text:p>
          </table:table-cell>
          <table:table-cell table:formula="of:=45+3.7-3.7*SIN(PI()/180*[.A20])" office:value-type="float" office:value="45.4957060059976" calcext:value-type="float">
            <text:p>45.5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45-3.7+3.7*COS(PI()/180*[.A21])" office:value-type="float" office:value="42.9797648490363" calcext:value-type="float">
            <text:p>42.98</text:p>
          </table:table-cell>
          <table:table-cell table:formula="of:=45+3.7-3.7*SIN(PI()/180*[.A21])" office:value-type="float" office:value="45.4032758605031" calcext:value-type="float">
            <text:p>45.4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45-3.7+3.7*COS(PI()/180*[.A22])" office:value-type="float" office:value="42.8049255793805" calcext:value-type="float">
            <text:p>42.80</text:p>
          </table:table-cell>
          <table:table-cell table:formula="of:=45+3.7-3.7*SIN(PI()/180*[.A22])" office:value-type="float" office:value="45.3198818067224" calcext:value-type="float">
            <text:p>45.3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45-3.7+3.7*COS(PI()/180*[.A23])" office:value-type="float" office:value="42.6259614133176" calcext:value-type="float">
            <text:p>42.63</text:p>
          </table:table-cell>
          <table:table-cell table:formula="of:=45+3.7-3.7*SIN(PI()/180*[.A23])" office:value-type="float" office:value="45.2457524219604" calcext:value-type="float">
            <text:p>45.2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45-3.7+3.7*COS(PI()/180*[.A24])" office:value-type="float" office:value="42.4433628791873" calcext:value-type="float">
            <text:p>42.44</text:p>
          </table:table-cell>
          <table:table-cell table:formula="of:=45+3.7-3.7*SIN(PI()/180*[.A24])" office:value-type="float" office:value="45.1810908897079" calcext:value-type="float">
            <text:p>45.1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45-3.7+3.7*COS(PI()/180*[.A25])" office:value-type="float" office:value="42.2576304668793" calcext:value-type="float">
            <text:p>42.26</text:p>
          </table:table-cell>
          <table:table-cell table:formula="of:=45+3.7-3.7*SIN(PI()/180*[.A25])" office:value-type="float" office:value="45.1260744427305" calcext:value-type="float">
            <text:p>45.1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45-3.7+3.7*COS(PI()/180*[.A26])" office:value-type="float" office:value="42.0692732560257" calcext:value-type="float">
            <text:p>42.07</text:p>
          </table:table-cell>
          <table:table-cell table:formula="of:=45+3.7-3.7*SIN(PI()/180*[.A26])" office:value-type="float" office:value="45.0808538772849" calcext:value-type="float">
            <text:p>45.0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45-3.7+3.7*COS(PI()/180*[.A27])" office:value-type="float" office:value="41.8788075206489" calcext:value-type="float">
            <text:p>41.88</text:p>
          </table:table-cell>
          <table:table-cell table:formula="of:=45+3.7-3.7*SIN(PI()/180*[.A27])" office:value-type="float" office:value="45.045553139798" calcext:value-type="float">
            <text:p>45.0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45-3.7+3.7*COS(PI()/180*[.A28])" office:value-type="float" office:value="41.6867553140903" calcext:value-type="float">
            <text:p>41.69</text:p>
          </table:table-cell>
          <table:table-cell table:formula="of:=45+3.7-3.7*SIN(PI()/180*[.A28])" office:value-type="float" office:value="45.0202689871374" calcext:value-type="float">
            <text:p>45.0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45-3.7+3.7*COS(PI()/180*[.A29])" office:value-type="float" office:value="41.4936430380989" calcext:value-type="float">
            <text:p>41.49</text:p>
          </table:table-cell>
          <table:table-cell table:formula="of:=45+3.7-3.7*SIN(PI()/180*[.A29])" office:value-type="float" office:value="45.0050707214081" calcext:value-type="float">
            <text:p>45.0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45-3.7+3.7*COS(PI()/180*[.A30])" office:value-type="float" office:value="41.3" calcext:value-type="float">
            <text:p>41.30</text:p>
          </table:table-cell>
          <table:table-cell table:formula="of:=45+3.7-3.7*SIN(PI()/180*[.A30])" office:value-type="float" office:value="45" calcext:value-type="float">
            <text:p>45.00</text:p>
          </table:table-cell>
        </table:table-row>
      </table:table>
      <table:table table:name="9" table:style-name="ta1">
        <table:table-column table:style-name="co1" table:number-columns-repeated="2" table:default-cell-style-name="ce1"/>
        <table:table-row table:style-name="ro1">
          <table:table-cell office:value-type="float" office:value="40.3" calcext:value-type="float">
            <text:p>40.3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39.3" calcext:value-type="float">
            <text:p>39.3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38.3" calcext:value-type="float">
            <text:p>38.3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37.3" calcext:value-type="float">
            <text:p>37.3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36.3" calcext:value-type="float">
            <text:p>36.3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35.3" calcext:value-type="float">
            <text:p>35.3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34.3" calcext:value-type="float">
            <text:p>34.3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33.3" calcext:value-type="float">
            <text:p>33.3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32.3" calcext:value-type="float">
            <text:p>32.3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31.3" calcext:value-type="float">
            <text:p>31.3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30.3" calcext:value-type="float">
            <text:p>30.3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29.3" calcext:value-type="float">
            <text:p>29.3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28.3" calcext:value-type="float">
            <text:p>28.3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27.3" calcext:value-type="float">
            <text:p>27.3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26.3" calcext:value-type="float">
            <text:p>26.3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25.3" calcext:value-type="float">
            <text:p>25.3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24.3" calcext:value-type="float">
            <text:p>24.3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23.3" calcext:value-type="float">
            <text:p>23.3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22.3" calcext:value-type="float">
            <text:p>22.3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21.3" calcext:value-type="float">
            <text:p>21.3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20.3" calcext:value-type="float">
            <text:p>20.3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19.3" calcext:value-type="float">
            <text:p>19.3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18.3" calcext:value-type="float">
            <text:p>18.3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17.3" calcext:value-type="float">
            <text:p>17.3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16.3" calcext:value-type="float">
            <text:p>16.3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15.3" calcext:value-type="float">
            <text:p>15.3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14.3" calcext:value-type="float">
            <text:p>14.3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13.3" calcext:value-type="float">
            <text:p>13.3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12.3" calcext:value-type="float">
            <text:p>12.3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11.3" calcext:value-type="float">
            <text:p>11.3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10.3" calcext:value-type="float">
            <text:p>10.3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9.3" calcext:value-type="float">
            <text:p>9.3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8.3" calcext:value-type="float">
            <text:p>8.3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7.3" calcext:value-type="float">
            <text:p>7.3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6.3" calcext:value-type="float">
            <text:p>6.3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5.3" calcext:value-type="float">
            <text:p>5.3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4.3" calcext:value-type="float">
            <text:p>4.3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3.3" calcext:value-type="float">
            <text:p>3.3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2.3" calcext:value-type="float">
            <text:p>2.3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1.3" calcext:value-type="float">
            <text:p>1.3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0.299999999999997" calcext:value-type="float">
            <text:p>0.3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-0.700000000000003" calcext:value-type="float">
            <text:p>-0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-1.7" calcext:value-type="float">
            <text:p>-1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-2.7" calcext:value-type="float">
            <text:p>-2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-3.7" calcext:value-type="float">
            <text:p>-3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-4.7" calcext:value-type="float">
            <text:p>-4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-5.7" calcext:value-type="float">
            <text:p>-5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-6.7" calcext:value-type="float">
            <text:p>-6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-7.7" calcext:value-type="float">
            <text:p>-7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-8.7" calcext:value-type="float">
            <text:p>-8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-9.7" calcext:value-type="float">
            <text:p>-9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-10.7" calcext:value-type="float">
            <text:p>-10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-11.3" calcext:value-type="float">
            <text:p>-11.30</text:p>
          </table:table-cell>
          <table:table-cell office:value-type="float" office:value="45" calcext:value-type="float">
            <text:p>45.00</text:p>
          </table:table-cell>
        </table:table-row>
      </table:table>
      <table:table table:name="9-10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Default"/>
        <table:table-row table:style-name="ro1">
          <table:table-cell office:value-type="float" office:value="3" calcext:value-type="float">
            <text:p>3</text:p>
          </table:table-cell>
          <table:table-cell table:formula="of:=-15+3.7-3.7*SIN(PI()/180*[.A1])" office:value-type="float" office:value="-11.4936430380989" calcext:value-type="float">
            <text:p>-11.49</text:p>
          </table:table-cell>
          <table:table-cell table:formula="of:=45-3.7+3.7*COS(PI()/180*[.A1])" office:value-type="float" office:value="44.9949292785919" calcext:value-type="float">
            <text:p>44.99</text:p>
          </table:table-cell>
          <table:table-cell/>
          <table:table-cell table:formula="of:=-15+3.7-3.7*SIN(PI()/180*[.A2])" office:value-type="float" office:value="-11.6867553140903" calcext:value-type="float">
            <text:p>-11.68675531409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-15+3.7-3.7*SIN(PI()/180*[.A2])" office:value-type="float" office:value="-11.6867553140903" calcext:value-type="float">
            <text:p>-11.69</text:p>
          </table:table-cell>
          <table:table-cell table:formula="of:=45-3.7+3.7*COS(PI()/180*[.A2])" office:value-type="float" office:value="44.9797310128626" calcext:value-type="float">
            <text:p>44.9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-15+3.7-3.7*SIN(PI()/180*[.A3])" office:value-type="float" office:value="-11.8788075206489" calcext:value-type="float">
            <text:p>-11.88</text:p>
          </table:table-cell>
          <table:table-cell table:formula="of:=45-3.7+3.7*COS(PI()/180*[.A3])" office:value-type="float" office:value="44.954446860202" calcext:value-type="float">
            <text:p>44.9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-15+3.7-3.7*SIN(PI()/180*[.A4])" office:value-type="float" office:value="-12.0692732560257" calcext:value-type="float">
            <text:p>-12.07</text:p>
          </table:table-cell>
          <table:table-cell table:formula="of:=45-3.7+3.7*COS(PI()/180*[.A4])" office:value-type="float" office:value="44.9191461227151" calcext:value-type="float">
            <text:p>44.9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-15+3.7-3.7*SIN(PI()/180*[.A5])" office:value-type="float" office:value="-12.2576304668793" calcext:value-type="float">
            <text:p>-12.26</text:p>
          </table:table-cell>
          <table:table-cell table:formula="of:=45-3.7+3.7*COS(PI()/180*[.A5])" office:value-type="float" office:value="44.8739255572696" calcext:value-type="float">
            <text:p>44.87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-15+3.7-3.7*SIN(PI()/180*[.A6])" office:value-type="float" office:value="-12.4433628791873" calcext:value-type="float">
            <text:p>-12.44</text:p>
          </table:table-cell>
          <table:table-cell table:formula="of:=45-3.7+3.7*COS(PI()/180*[.A6])" office:value-type="float" office:value="44.8189091102921" calcext:value-type="float">
            <text:p>44.82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-15+3.7-3.7*SIN(PI()/180*[.A7])" office:value-type="float" office:value="-12.6259614133176" calcext:value-type="float">
            <text:p>-12.63</text:p>
          </table:table-cell>
          <table:table-cell table:formula="of:=45-3.7+3.7*COS(PI()/180*[.A7])" office:value-type="float" office:value="44.7542475780397" calcext:value-type="float">
            <text:p>44.75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-15+3.7-3.7*SIN(PI()/180*[.A8])" office:value-type="float" office:value="-12.8049255793805" calcext:value-type="float">
            <text:p>-12.80</text:p>
          </table:table-cell>
          <table:table-cell table:formula="of:=45-3.7+3.7*COS(PI()/180*[.A8])" office:value-type="float" office:value="44.6801181932776" calcext:value-type="float">
            <text:p>44.68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-15+3.7-3.7*SIN(PI()/180*[.A9])" office:value-type="float" office:value="-12.9797648490363" calcext:value-type="float">
            <text:p>-12.98</text:p>
          </table:table-cell>
          <table:table-cell table:formula="of:=45-3.7+3.7*COS(PI()/180*[.A9])" office:value-type="float" office:value="44.596724139497" calcext:value-type="float">
            <text:p>44.6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-15+3.7-3.7*SIN(PI()/180*[.A10])" office:value-type="float" office:value="-13.15" calcext:value-type="float">
            <text:p>-13.15</text:p>
          </table:table-cell>
          <table:table-cell table:formula="of:=45-3.7+3.7*COS(PI()/180*[.A10])" office:value-type="float" office:value="44.5042939940024" calcext:value-type="float">
            <text:p>44.50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-15+3.7-3.7*SIN(PI()/180*[.A11])" office:value-type="float" office:value="-13.3151644295556" calcext:value-type="float">
            <text:p>-13.32</text:p>
          </table:table-cell>
          <table:table-cell table:formula="of:=45-3.7+3.7*COS(PI()/180*[.A11])" office:value-type="float" office:value="44.4030811013981" calcext:value-type="float">
            <text:p>44.4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-15+3.7-3.7*SIN(PI()/180*[.A12])" office:value-type="float" office:value="-13.4748054334822" calcext:value-type="float">
            <text:p>-13.47</text:p>
          </table:table-cell>
          <table:table-cell table:formula="of:=45-3.7+3.7*COS(PI()/180*[.A12])" office:value-type="float" office:value="44.2933628791873" calcext:value-type="float">
            <text:p>44.29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-15+3.7-3.7*SIN(PI()/180*[.A13])" office:value-type="float" office:value="-13.6284854468844" calcext:value-type="float">
            <text:p>-13.63</text:p>
          </table:table-cell>
          <table:table-cell table:formula="of:=45-3.7+3.7*COS(PI()/180*[.A13])" office:value-type="float" office:value="44.1754400573908" calcext:value-type="float">
            <text:p>44.18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-15+3.7-3.7*SIN(PI()/180*[.A14])" office:value-type="float" office:value="-13.7757832435278" calcext:value-type="float">
            <text:p>-13.78</text:p>
          </table:table-cell>
          <table:table-cell table:formula="of:=45-3.7+3.7*COS(PI()/180*[.A14])" office:value-type="float" office:value="44.0496358542664" calcext:value-type="float">
            <text:p>44.05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-15+3.7-3.7*SIN(PI()/180*[.A15])" office:value-type="float" office:value="-13.9162950903902" calcext:value-type="float">
            <text:p>-13.92</text:p>
          </table:table-cell>
          <table:table-cell table:formula="of:=45-3.7+3.7*COS(PI()/180*[.A15])" office:value-type="float" office:value="43.9162950903902" calcext:value-type="float">
            <text:p>43.92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-15+3.7-3.7*SIN(PI()/180*[.A16])" office:value-type="float" office:value="-14.0496358542664" calcext:value-type="float">
            <text:p>-14.05</text:p>
          </table:table-cell>
          <table:table-cell table:formula="of:=45-3.7+3.7*COS(PI()/180*[.A16])" office:value-type="float" office:value="43.7757832435278" calcext:value-type="float">
            <text:p>43.78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-15+3.7-3.7*SIN(PI()/180*[.A17])" office:value-type="float" office:value="-14.1754400573908" calcext:value-type="float">
            <text:p>-14.18</text:p>
          </table:table-cell>
          <table:table-cell table:formula="of:=45-3.7+3.7*COS(PI()/180*[.A17])" office:value-type="float" office:value="43.6284854468844" calcext:value-type="float">
            <text:p>43.63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-15+3.7-3.7*SIN(PI()/180*[.A18])" office:value-type="float" office:value="-14.2933628791873" calcext:value-type="float">
            <text:p>-14.29</text:p>
          </table:table-cell>
          <table:table-cell table:formula="of:=45-3.7+3.7*COS(PI()/180*[.A18])" office:value-type="float" office:value="43.4748054334821" calcext:value-type="float">
            <text:p>43.47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-15+3.7-3.7*SIN(PI()/180*[.A19])" office:value-type="float" office:value="-14.4030811013981" calcext:value-type="float">
            <text:p>-14.40</text:p>
          </table:table-cell>
          <table:table-cell table:formula="of:=45-3.7+3.7*COS(PI()/180*[.A19])" office:value-type="float" office:value="43.3151644295556" calcext:value-type="float">
            <text:p>43.3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-15+3.7-3.7*SIN(PI()/180*[.A20])" office:value-type="float" office:value="-14.5042939940024" calcext:value-type="float">
            <text:p>-14.50</text:p>
          </table:table-cell>
          <table:table-cell table:formula="of:=45-3.7+3.7*COS(PI()/180*[.A20])" office:value-type="float" office:value="43.15" calcext:value-type="float">
            <text:p>43.15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-15+3.7-3.7*SIN(PI()/180*[.A21])" office:value-type="float" office:value="-14.596724139497" calcext:value-type="float">
            <text:p>-14.60</text:p>
          </table:table-cell>
          <table:table-cell table:formula="of:=45-3.7+3.7*COS(PI()/180*[.A21])" office:value-type="float" office:value="42.9797648490363" calcext:value-type="float">
            <text:p>42.98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-15+3.7-3.7*SIN(PI()/180*[.A22])" office:value-type="float" office:value="-14.6801181932776" calcext:value-type="float">
            <text:p>-14.68</text:p>
          </table:table-cell>
          <table:table-cell table:formula="of:=45-3.7+3.7*COS(PI()/180*[.A22])" office:value-type="float" office:value="42.8049255793805" calcext:value-type="float">
            <text:p>42.80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-15+3.7-3.7*SIN(PI()/180*[.A23])" office:value-type="float" office:value="-14.7542475780396" calcext:value-type="float">
            <text:p>-14.75</text:p>
          </table:table-cell>
          <table:table-cell table:formula="of:=45-3.7+3.7*COS(PI()/180*[.A23])" office:value-type="float" office:value="42.6259614133176" calcext:value-type="float">
            <text:p>42.63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-15+3.7-3.7*SIN(PI()/180*[.A24])" office:value-type="float" office:value="-14.8189091102921" calcext:value-type="float">
            <text:p>-14.82</text:p>
          </table:table-cell>
          <table:table-cell table:formula="of:=45-3.7+3.7*COS(PI()/180*[.A24])" office:value-type="float" office:value="42.4433628791873" calcext:value-type="float">
            <text:p>42.44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-15+3.7-3.7*SIN(PI()/180*[.A25])" office:value-type="float" office:value="-14.8739255572696" calcext:value-type="float">
            <text:p>-14.87</text:p>
          </table:table-cell>
          <table:table-cell table:formula="of:=45-3.7+3.7*COS(PI()/180*[.A25])" office:value-type="float" office:value="42.2576304668793" calcext:value-type="float">
            <text:p>42.26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-15+3.7-3.7*SIN(PI()/180*[.A26])" office:value-type="float" office:value="-14.9191461227151" calcext:value-type="float">
            <text:p>-14.92</text:p>
          </table:table-cell>
          <table:table-cell table:formula="of:=45-3.7+3.7*COS(PI()/180*[.A26])" office:value-type="float" office:value="42.0692732560257" calcext:value-type="float">
            <text:p>42.07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-15+3.7-3.7*SIN(PI()/180*[.A27])" office:value-type="float" office:value="-14.954446860202" calcext:value-type="float">
            <text:p>-14.95</text:p>
          </table:table-cell>
          <table:table-cell table:formula="of:=45-3.7+3.7*COS(PI()/180*[.A27])" office:value-type="float" office:value="41.8788075206489" calcext:value-type="float">
            <text:p>41.88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-15+3.7-3.7*SIN(PI()/180*[.A28])" office:value-type="float" office:value="-14.9797310128626" calcext:value-type="float">
            <text:p>-14.98</text:p>
          </table:table-cell>
          <table:table-cell table:formula="of:=45-3.7+3.7*COS(PI()/180*[.A28])" office:value-type="float" office:value="41.6867553140903" calcext:value-type="float">
            <text:p>41.69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-15+3.7-3.7*SIN(PI()/180*[.A29])" office:value-type="float" office:value="-14.9949292785919" calcext:value-type="float">
            <text:p>-14.99</text:p>
          </table:table-cell>
          <table:table-cell table:formula="of:=45-3.7+3.7*COS(PI()/180*[.A29])" office:value-type="float" office:value="41.4936430380989" calcext:value-type="float">
            <text:p>41.49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-15+3.7-3.7*SIN(PI()/180*[.A30])" office:value-type="float" office:value="-15" calcext:value-type="float">
            <text:p>-15.00</text:p>
          </table:table-cell>
          <table:table-cell table:formula="of:=45-3.7+3.7*COS(PI()/180*[.A30])" office:value-type="float" office:value="41.3" calcext:value-type="float">
            <text:p>41.30</text:p>
          </table:table-cell>
          <table:table-cell table:number-columns-repeated="2"/>
        </table:table-row>
      </table:table>
      <table:table table:name="10" table:style-name="ta1">
        <table:table-column table:style-name="co1" table:default-cell-style-name="Default"/>
        <table:table-row table:style-name="ro1">
          <table:table-cell/>
        </table:table-row>
      </table:table>
      <table:table table:name="10,11" table:style-name="ta1">
        <table:table-column table:style-name="co1" table:number-columns-repeated="2" table:default-cell-style-name="ce1"/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40.3" calcext:value-type="float">
            <text:p>40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39.3" calcext:value-type="float">
            <text:p>39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38.3" calcext:value-type="float">
            <text:p>38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37.3" calcext:value-type="float">
            <text:p>37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36.3" calcext:value-type="float">
            <text:p>36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35.3" calcext:value-type="float">
            <text:p>35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34.3" calcext:value-type="float">
            <text:p>34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33.3" calcext:value-type="float">
            <text:p>33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32.3" calcext:value-type="float">
            <text:p>32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31.3" calcext:value-type="float">
            <text:p>31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30.3" calcext:value-type="float">
            <text:p>30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29.3" calcext:value-type="float">
            <text:p>29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28.3" calcext:value-type="float">
            <text:p>28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27.3" calcext:value-type="float">
            <text:p>27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26.3" calcext:value-type="float">
            <text:p>26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25.3" calcext:value-type="float">
            <text:p>25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24.3" calcext:value-type="float">
            <text:p>24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23.3" calcext:value-type="float">
            <text:p>23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22.3" calcext:value-type="float">
            <text:p>22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21.3" calcext:value-type="float">
            <text:p>21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20.3" calcext:value-type="float">
            <text:p>20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19.3" calcext:value-type="float">
            <text:p>19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18.3" calcext:value-type="float">
            <text:p>18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17.3" calcext:value-type="float">
            <text:p>17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16.3" calcext:value-type="float">
            <text:p>16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15.3" calcext:value-type="float">
            <text:p>15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14.3" calcext:value-type="float">
            <text:p>14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13.3" calcext:value-type="float">
            <text:p>13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12.3" calcext:value-type="float">
            <text:p>12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11.3" calcext:value-type="float">
            <text:p>11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10.3" calcext:value-type="float">
            <text:p>10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9.3" calcext:value-type="float">
            <text:p>9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8.3" calcext:value-type="float">
            <text:p>8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7.3" calcext:value-type="float">
            <text:p>7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6.3" calcext:value-type="float">
            <text:p>6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5.3" calcext:value-type="float">
            <text:p>5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4.3" calcext:value-type="float">
            <text:p>4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3.3" calcext:value-type="float">
            <text:p>3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2.3" calcext:value-type="float">
            <text:p>2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1.3" calcext:value-type="float">
            <text:p>1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0.299999999999997" calcext:value-type="float">
            <text:p>0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0.700000000000003" calcext:value-type="float">
            <text:p>-0.7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1.7" calcext:value-type="float">
            <text:p>-1.7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2.7" calcext:value-type="float">
            <text:p>-2.7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3.7" calcext:value-type="float">
            <text:p>-3.7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4.7" calcext:value-type="float">
            <text:p>-4.7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5.7" calcext:value-type="float">
            <text:p>-5.7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6.7" calcext:value-type="float">
            <text:p>-6.7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7.7" calcext:value-type="float">
            <text:p>-7.7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8.7" calcext:value-type="float">
            <text:p>-8.7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9.7" calcext:value-type="float">
            <text:p>-9.7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10.7" calcext:value-type="float">
            <text:p>-10.7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11.7" calcext:value-type="float">
            <text:p>-11.7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12.7" calcext:value-type="float">
            <text:p>-12.7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13.7" calcext:value-type="float">
            <text:p>-13.7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14.7" calcext:value-type="float">
            <text:p>-14.7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15.7" calcext:value-type="float">
            <text:p>-15.7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16.7" calcext:value-type="float">
            <text:p>-16.7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17.7" calcext:value-type="float">
            <text:p>-17.7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18.7" calcext:value-type="float">
            <text:p>-18.7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19.7" calcext:value-type="float">
            <text:p>-19.7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20.7" calcext:value-type="float">
            <text:p>-20.7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21.7" calcext:value-type="float">
            <text:p>-21.7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22.7" calcext:value-type="float">
            <text:p>-22.7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23.7" calcext:value-type="float">
            <text:p>-23.7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24.7" calcext:value-type="float">
            <text:p>-24.7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25.7" calcext:value-type="float">
            <text:p>-25.7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26.7" calcext:value-type="float">
            <text:p>-26.7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27.7" calcext:value-type="float">
            <text:p>-27.7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28.7" calcext:value-type="float">
            <text:p>-28.7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29.7" calcext:value-type="float">
            <text:p>-29.7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30.7" calcext:value-type="float">
            <text:p>-30.7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31.7" calcext:value-type="float">
            <text:p>-31.7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32.7" calcext:value-type="float">
            <text:p>-32.7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33.7" calcext:value-type="float">
            <text:p>-33.7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34.7" calcext:value-type="float">
            <text:p>-34.7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35.7" calcext:value-type="float">
            <text:p>-35.7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36.7" calcext:value-type="float">
            <text:p>-36.7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37.7" calcext:value-type="float">
            <text:p>-37.7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38.7" calcext:value-type="float">
            <text:p>-38.7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39.7" calcext:value-type="float">
            <text:p>-39.7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40.7" calcext:value-type="float">
            <text:p>-40.7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41.3" calcext:value-type="float">
            <text:p>-41.30</text:p>
          </table:table-cell>
        </table:table-row>
        <table:table-row table:style-name="ro1" table:number-rows-repeated="104849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11-12" table:style-name="ta1"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office:value-type="float" office:value="3" calcext:value-type="float">
            <text:p>3</text:p>
          </table:table-cell>
          <table:table-cell table:formula="of:=-15+3.7-3.7*COS(PI()/180*[.A1])" office:value-type="float" office:value="-14.9949292785919" calcext:value-type="float">
            <text:p>-14.99</text:p>
          </table:table-cell>
          <table:table-cell table:formula="of:=-45+3.7-3.7*SIN(PI()/180*[.A1])" office:value-type="float" office:value="-41.4936430380989" calcext:value-type="float">
            <text:p>-41.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-15+3.7-3.7*COS(PI()/180*[.A2])" office:value-type="float" office:value="-14.9797310128626" calcext:value-type="float">
            <text:p>-14.98</text:p>
          </table:table-cell>
          <table:table-cell table:formula="of:=-45+3.7-3.7*SIN(PI()/180*[.A2])" office:value-type="float" office:value="-41.6867553140903" calcext:value-type="float">
            <text:p>-41.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-15+3.7-3.7*COS(PI()/180*[.A3])" office:value-type="float" office:value="-14.954446860202" calcext:value-type="float">
            <text:p>-14.95</text:p>
          </table:table-cell>
          <table:table-cell table:formula="of:=-45+3.7-3.7*SIN(PI()/180*[.A3])" office:value-type="float" office:value="-41.8788075206489" calcext:value-type="float">
            <text:p>-41.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-15+3.7-3.7*COS(PI()/180*[.A4])" office:value-type="float" office:value="-14.9191461227151" calcext:value-type="float">
            <text:p>-14.92</text:p>
          </table:table-cell>
          <table:table-cell table:formula="of:=-45+3.7-3.7*SIN(PI()/180*[.A4])" office:value-type="float" office:value="-42.0692732560257" calcext:value-type="float">
            <text:p>-42.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-15+3.7-3.7*COS(PI()/180*[.A5])" office:value-type="float" office:value="-14.8739255572696" calcext:value-type="float">
            <text:p>-14.87</text:p>
          </table:table-cell>
          <table:table-cell table:formula="of:=-45+3.7-3.7*SIN(PI()/180*[.A5])" office:value-type="float" office:value="-42.2576304668793" calcext:value-type="float">
            <text:p>-42.2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-15+3.7-3.7*COS(PI()/180*[.A6])" office:value-type="float" office:value="-14.8189091102921" calcext:value-type="float">
            <text:p>-14.82</text:p>
          </table:table-cell>
          <table:table-cell table:formula="of:=-45+3.7-3.7*SIN(PI()/180*[.A6])" office:value-type="float" office:value="-42.4433628791873" calcext:value-type="float">
            <text:p>-42.4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-15+3.7-3.7*COS(PI()/180*[.A7])" office:value-type="float" office:value="-14.7542475780396" calcext:value-type="float">
            <text:p>-14.75</text:p>
          </table:table-cell>
          <table:table-cell table:formula="of:=-45+3.7-3.7*SIN(PI()/180*[.A7])" office:value-type="float" office:value="-42.6259614133176" calcext:value-type="float">
            <text:p>-42.6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-15+3.7-3.7*COS(PI()/180*[.A8])" office:value-type="float" office:value="-14.6801181932776" calcext:value-type="float">
            <text:p>-14.68</text:p>
          </table:table-cell>
          <table:table-cell table:formula="of:=-45+3.7-3.7*SIN(PI()/180*[.A8])" office:value-type="float" office:value="-42.8049255793805" calcext:value-type="float">
            <text:p>-42.8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-15+3.7-3.7*COS(PI()/180*[.A9])" office:value-type="float" office:value="-14.596724139497" calcext:value-type="float">
            <text:p>-14.60</text:p>
          </table:table-cell>
          <table:table-cell table:formula="of:=-45+3.7-3.7*SIN(PI()/180*[.A9])" office:value-type="float" office:value="-42.9797648490363" calcext:value-type="float">
            <text:p>-42.9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-15+3.7-3.7*COS(PI()/180*[.A10])" office:value-type="float" office:value="-14.5042939940024" calcext:value-type="float">
            <text:p>-14.50</text:p>
          </table:table-cell>
          <table:table-cell table:formula="of:=-45+3.7-3.7*SIN(PI()/180*[.A10])" office:value-type="float" office:value="-43.15" calcext:value-type="float">
            <text:p>-43.1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-15+3.7-3.7*COS(PI()/180*[.A11])" office:value-type="float" office:value="-14.4030811013981" calcext:value-type="float">
            <text:p>-14.40</text:p>
          </table:table-cell>
          <table:table-cell table:formula="of:=-45+3.7-3.7*SIN(PI()/180*[.A11])" office:value-type="float" office:value="-43.3151644295556" calcext:value-type="float">
            <text:p>-43.3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-15+3.7-3.7*COS(PI()/180*[.A12])" office:value-type="float" office:value="-14.2933628791873" calcext:value-type="float">
            <text:p>-14.29</text:p>
          </table:table-cell>
          <table:table-cell table:formula="of:=-45+3.7-3.7*SIN(PI()/180*[.A12])" office:value-type="float" office:value="-43.4748054334821" calcext:value-type="float">
            <text:p>-43.4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-15+3.7-3.7*COS(PI()/180*[.A13])" office:value-type="float" office:value="-14.1754400573908" calcext:value-type="float">
            <text:p>-14.18</text:p>
          </table:table-cell>
          <table:table-cell table:formula="of:=-45+3.7-3.7*SIN(PI()/180*[.A13])" office:value-type="float" office:value="-43.6284854468844" calcext:value-type="float">
            <text:p>-43.6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-15+3.7-3.7*COS(PI()/180*[.A14])" office:value-type="float" office:value="-14.0496358542664" calcext:value-type="float">
            <text:p>-14.05</text:p>
          </table:table-cell>
          <table:table-cell table:formula="of:=-45+3.7-3.7*SIN(PI()/180*[.A14])" office:value-type="float" office:value="-43.7757832435278" calcext:value-type="float">
            <text:p>-43.7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-15+3.7-3.7*COS(PI()/180*[.A15])" office:value-type="float" office:value="-13.9162950903902" calcext:value-type="float">
            <text:p>-13.92</text:p>
          </table:table-cell>
          <table:table-cell table:formula="of:=-45+3.7-3.7*SIN(PI()/180*[.A15])" office:value-type="float" office:value="-43.9162950903902" calcext:value-type="float">
            <text:p>-43.9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-15+3.7-3.7*COS(PI()/180*[.A16])" office:value-type="float" office:value="-13.7757832435278" calcext:value-type="float">
            <text:p>-13.78</text:p>
          </table:table-cell>
          <table:table-cell table:formula="of:=-45+3.7-3.7*SIN(PI()/180*[.A16])" office:value-type="float" office:value="-44.0496358542664" calcext:value-type="float">
            <text:p>-44.0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-15+3.7-3.7*COS(PI()/180*[.A17])" office:value-type="float" office:value="-13.6284854468844" calcext:value-type="float">
            <text:p>-13.63</text:p>
          </table:table-cell>
          <table:table-cell table:formula="of:=-45+3.7-3.7*SIN(PI()/180*[.A17])" office:value-type="float" office:value="-44.1754400573908" calcext:value-type="float">
            <text:p>-44.1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-15+3.7-3.7*COS(PI()/180*[.A18])" office:value-type="float" office:value="-13.4748054334822" calcext:value-type="float">
            <text:p>-13.47</text:p>
          </table:table-cell>
          <table:table-cell table:formula="of:=-45+3.7-3.7*SIN(PI()/180*[.A18])" office:value-type="float" office:value="-44.2933628791873" calcext:value-type="float">
            <text:p>-44.2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-15+3.7-3.7*COS(PI()/180*[.A19])" office:value-type="float" office:value="-13.3151644295556" calcext:value-type="float">
            <text:p>-13.32</text:p>
          </table:table-cell>
          <table:table-cell table:formula="of:=-45+3.7-3.7*SIN(PI()/180*[.A19])" office:value-type="float" office:value="-44.4030811013981" calcext:value-type="float">
            <text:p>-44.4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-15+3.7-3.7*COS(PI()/180*[.A20])" office:value-type="float" office:value="-13.15" calcext:value-type="float">
            <text:p>-13.15</text:p>
          </table:table-cell>
          <table:table-cell table:formula="of:=-45+3.7-3.7*SIN(PI()/180*[.A20])" office:value-type="float" office:value="-44.5042939940024" calcext:value-type="float">
            <text:p>-44.5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-15+3.7-3.7*COS(PI()/180*[.A21])" office:value-type="float" office:value="-12.9797648490363" calcext:value-type="float">
            <text:p>-12.98</text:p>
          </table:table-cell>
          <table:table-cell table:formula="of:=-45+3.7-3.7*SIN(PI()/180*[.A21])" office:value-type="float" office:value="-44.596724139497" calcext:value-type="float">
            <text:p>-44.6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-15+3.7-3.7*COS(PI()/180*[.A22])" office:value-type="float" office:value="-12.8049255793805" calcext:value-type="float">
            <text:p>-12.80</text:p>
          </table:table-cell>
          <table:table-cell table:formula="of:=-45+3.7-3.7*SIN(PI()/180*[.A22])" office:value-type="float" office:value="-44.6801181932776" calcext:value-type="float">
            <text:p>-44.6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-15+3.7-3.7*COS(PI()/180*[.A23])" office:value-type="float" office:value="-12.6259614133176" calcext:value-type="float">
            <text:p>-12.63</text:p>
          </table:table-cell>
          <table:table-cell table:formula="of:=-45+3.7-3.7*SIN(PI()/180*[.A23])" office:value-type="float" office:value="-44.7542475780397" calcext:value-type="float">
            <text:p>-44.7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-15+3.7-3.7*COS(PI()/180*[.A24])" office:value-type="float" office:value="-12.4433628791873" calcext:value-type="float">
            <text:p>-12.44</text:p>
          </table:table-cell>
          <table:table-cell table:formula="of:=-45+3.7-3.7*SIN(PI()/180*[.A24])" office:value-type="float" office:value="-44.8189091102921" calcext:value-type="float">
            <text:p>-44.8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-15+3.7-3.7*COS(PI()/180*[.A25])" office:value-type="float" office:value="-12.2576304668793" calcext:value-type="float">
            <text:p>-12.26</text:p>
          </table:table-cell>
          <table:table-cell table:formula="of:=-45+3.7-3.7*SIN(PI()/180*[.A25])" office:value-type="float" office:value="-44.8739255572696" calcext:value-type="float">
            <text:p>-44.8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-15+3.7-3.7*COS(PI()/180*[.A26])" office:value-type="float" office:value="-12.0692732560257" calcext:value-type="float">
            <text:p>-12.07</text:p>
          </table:table-cell>
          <table:table-cell table:formula="of:=-45+3.7-3.7*SIN(PI()/180*[.A26])" office:value-type="float" office:value="-44.9191461227151" calcext:value-type="float">
            <text:p>-44.9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-15+3.7-3.7*COS(PI()/180*[.A27])" office:value-type="float" office:value="-11.8788075206489" calcext:value-type="float">
            <text:p>-11.88</text:p>
          </table:table-cell>
          <table:table-cell table:formula="of:=-45+3.7-3.7*SIN(PI()/180*[.A27])" office:value-type="float" office:value="-44.954446860202" calcext:value-type="float">
            <text:p>-44.9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-15+3.7-3.7*COS(PI()/180*[.A28])" office:value-type="float" office:value="-11.6867553140903" calcext:value-type="float">
            <text:p>-11.69</text:p>
          </table:table-cell>
          <table:table-cell table:formula="of:=-45+3.7-3.7*SIN(PI()/180*[.A28])" office:value-type="float" office:value="-44.9797310128626" calcext:value-type="float">
            <text:p>-44.9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-15+3.7-3.7*COS(PI()/180*[.A29])" office:value-type="float" office:value="-11.4936430380989" calcext:value-type="float">
            <text:p>-11.49</text:p>
          </table:table-cell>
          <table:table-cell table:formula="of:=-45+3.7-3.7*SIN(PI()/180*[.A29])" office:value-type="float" office:value="-44.9949292785919" calcext:value-type="float">
            <text:p>-44.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-15+3.7-3.7*COS(PI()/180*[.A30])" office:value-type="float" office:value="-11.3" calcext:value-type="float">
            <text:p>-11.30</text:p>
          </table:table-cell>
          <table:table-cell table:formula="of:=-45+3.7-3.7*SIN(PI()/180*[.A30])" office:value-type="float" office:value="-45" calcext:value-type="float">
            <text:p>-45.00</text:p>
          </table:table-cell>
        </table:table-row>
      </table:table>
      <table:table table:name="12" table:style-name="ta1">
        <table:table-column table:style-name="co1" table:number-columns-repeated="2" table:default-cell-style-name="ce1"/>
        <table:table-row table:style-name="ro1">
          <table:table-cell office:value-type="float" office:value="-10.3" calcext:value-type="float">
            <text:p>-10.3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-9.3" calcext:value-type="float">
            <text:p>-9.3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-8.3" calcext:value-type="float">
            <text:p>-8.3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-7.3" calcext:value-type="float">
            <text:p>-7.3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-6.3" calcext:value-type="float">
            <text:p>-6.3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-5.3" calcext:value-type="float">
            <text:p>-5.3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-4.3" calcext:value-type="float">
            <text:p>-4.3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-3.3" calcext:value-type="float">
            <text:p>-3.3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-2.3" calcext:value-type="float">
            <text:p>-2.3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-1.3" calcext:value-type="float">
            <text:p>-1.3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-0.300000000000001" calcext:value-type="float">
            <text:p>-0.3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0.699999999999999" calcext:value-type="float">
            <text:p>0.7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1.7" calcext:value-type="float">
            <text:p>1.7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2.7" calcext:value-type="float">
            <text:p>2.7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3.7" calcext:value-type="float">
            <text:p>3.7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4.7" calcext:value-type="float">
            <text:p>4.7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5.7" calcext:value-type="float">
            <text:p>5.7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6.7" calcext:value-type="float">
            <text:p>6.7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7.7" calcext:value-type="float">
            <text:p>7.7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8.7" calcext:value-type="float">
            <text:p>8.7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9.7" calcext:value-type="float">
            <text:p>9.7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10.7" calcext:value-type="float">
            <text:p>10.7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11.7" calcext:value-type="float">
            <text:p>11.7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12.7" calcext:value-type="float">
            <text:p>12.7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13.7" calcext:value-type="float">
            <text:p>13.7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14.7" calcext:value-type="float">
            <text:p>14.7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15.7" calcext:value-type="float">
            <text:p>15.7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16.7" calcext:value-type="float">
            <text:p>16.7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17.7" calcext:value-type="float">
            <text:p>17.7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18.7" calcext:value-type="float">
            <text:p>18.7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19.7" calcext:value-type="float">
            <text:p>19.7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20.7" calcext:value-type="float">
            <text:p>20.7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21.7" calcext:value-type="float">
            <text:p>21.7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22.7" calcext:value-type="float">
            <text:p>22.7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23.7" calcext:value-type="float">
            <text:p>23.7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24.7" calcext:value-type="float">
            <text:p>24.7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25.7" calcext:value-type="float">
            <text:p>25.7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26.7" calcext:value-type="float">
            <text:p>26.7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27.7" calcext:value-type="float">
            <text:p>27.7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28.7" calcext:value-type="float">
            <text:p>28.7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29.7" calcext:value-type="float">
            <text:p>29.7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30.7" calcext:value-type="float">
            <text:p>30.7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31.7" calcext:value-type="float">
            <text:p>31.7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32.7" calcext:value-type="float">
            <text:p>32.7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33.7" calcext:value-type="float">
            <text:p>33.7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34.7" calcext:value-type="float">
            <text:p>34.7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35.7" calcext:value-type="float">
            <text:p>35.7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36.7" calcext:value-type="float">
            <text:p>36.7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37.7" calcext:value-type="float">
            <text:p>37.7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38.7" calcext:value-type="float">
            <text:p>38.7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39.7" calcext:value-type="float">
            <text:p>39.7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40.7" calcext:value-type="float">
            <text:p>40.7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41.3" calcext:value-type="float">
            <text:p>41.30</text:p>
          </table:table-cell>
          <table:table-cell office:value-type="float" office:value="-45" calcext:value-type="float">
            <text:p>-45.00</text:p>
          </table:table-cell>
        </table:table-row>
      </table:table>
      <table:table table:name="12-13" table:style-name="ta1"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office:value-type="float" office:value="3" calcext:value-type="float">
            <text:p>3</text:p>
          </table:table-cell>
          <table:table-cell table:formula="of:=45-3.7+3.7*SIN(PI()/180*[.A1])" office:value-type="float" office:value="41.4936430380989" calcext:value-type="float">
            <text:p>41.49</text:p>
          </table:table-cell>
          <table:table-cell table:formula="of:=-45+3.7-3.7*COS(PI()/180*[.A1])" office:value-type="float" office:value="-44.9949292785919" calcext:value-type="float">
            <text:p>-44.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45-3.7+3.7*SIN(PI()/180*[.A2])" office:value-type="float" office:value="41.6867553140903" calcext:value-type="float">
            <text:p>41.69</text:p>
          </table:table-cell>
          <table:table-cell table:formula="of:=-45+3.7-3.7*COS(PI()/180*[.A2])" office:value-type="float" office:value="-44.9797310128626" calcext:value-type="float">
            <text:p>-44.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45-3.7+3.7*SIN(PI()/180*[.A3])" office:value-type="float" office:value="41.8788075206489" calcext:value-type="float">
            <text:p>41.88</text:p>
          </table:table-cell>
          <table:table-cell table:formula="of:=-45+3.7-3.7*COS(PI()/180*[.A3])" office:value-type="float" office:value="-44.954446860202" calcext:value-type="float">
            <text:p>-44.9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45-3.7+3.7*SIN(PI()/180*[.A4])" office:value-type="float" office:value="42.0692732560257" calcext:value-type="float">
            <text:p>42.07</text:p>
          </table:table-cell>
          <table:table-cell table:formula="of:=-45+3.7-3.7*COS(PI()/180*[.A4])" office:value-type="float" office:value="-44.9191461227151" calcext:value-type="float">
            <text:p>-44.9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45-3.7+3.7*SIN(PI()/180*[.A5])" office:value-type="float" office:value="42.2576304668793" calcext:value-type="float">
            <text:p>42.26</text:p>
          </table:table-cell>
          <table:table-cell table:formula="of:=-45+3.7-3.7*COS(PI()/180*[.A5])" office:value-type="float" office:value="-44.8739255572696" calcext:value-type="float">
            <text:p>-44.8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45-3.7+3.7*SIN(PI()/180*[.A6])" office:value-type="float" office:value="42.4433628791873" calcext:value-type="float">
            <text:p>42.44</text:p>
          </table:table-cell>
          <table:table-cell table:formula="of:=-45+3.7-3.7*COS(PI()/180*[.A6])" office:value-type="float" office:value="-44.8189091102921" calcext:value-type="float">
            <text:p>-44.8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45-3.7+3.7*SIN(PI()/180*[.A7])" office:value-type="float" office:value="42.6259614133176" calcext:value-type="float">
            <text:p>42.63</text:p>
          </table:table-cell>
          <table:table-cell table:formula="of:=-45+3.7-3.7*COS(PI()/180*[.A7])" office:value-type="float" office:value="-44.7542475780397" calcext:value-type="float">
            <text:p>-44.7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45-3.7+3.7*SIN(PI()/180*[.A8])" office:value-type="float" office:value="42.8049255793805" calcext:value-type="float">
            <text:p>42.80</text:p>
          </table:table-cell>
          <table:table-cell table:formula="of:=-45+3.7-3.7*COS(PI()/180*[.A8])" office:value-type="float" office:value="-44.6801181932776" calcext:value-type="float">
            <text:p>-44.6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45-3.7+3.7*SIN(PI()/180*[.A9])" office:value-type="float" office:value="42.9797648490363" calcext:value-type="float">
            <text:p>42.98</text:p>
          </table:table-cell>
          <table:table-cell table:formula="of:=-45+3.7-3.7*COS(PI()/180*[.A9])" office:value-type="float" office:value="-44.596724139497" calcext:value-type="float">
            <text:p>-44.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45-3.7+3.7*SIN(PI()/180*[.A10])" office:value-type="float" office:value="43.15" calcext:value-type="float">
            <text:p>43.15</text:p>
          </table:table-cell>
          <table:table-cell table:formula="of:=-45+3.7-3.7*COS(PI()/180*[.A10])" office:value-type="float" office:value="-44.5042939940024" calcext:value-type="float">
            <text:p>-44.5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45-3.7+3.7*SIN(PI()/180*[.A11])" office:value-type="float" office:value="43.3151644295556" calcext:value-type="float">
            <text:p>43.32</text:p>
          </table:table-cell>
          <table:table-cell table:formula="of:=-45+3.7-3.7*COS(PI()/180*[.A11])" office:value-type="float" office:value="-44.4030811013981" calcext:value-type="float">
            <text:p>-44.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45-3.7+3.7*SIN(PI()/180*[.A12])" office:value-type="float" office:value="43.4748054334821" calcext:value-type="float">
            <text:p>43.47</text:p>
          </table:table-cell>
          <table:table-cell table:formula="of:=-45+3.7-3.7*COS(PI()/180*[.A12])" office:value-type="float" office:value="-44.2933628791873" calcext:value-type="float">
            <text:p>-44.2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45-3.7+3.7*SIN(PI()/180*[.A13])" office:value-type="float" office:value="43.6284854468844" calcext:value-type="float">
            <text:p>43.63</text:p>
          </table:table-cell>
          <table:table-cell table:formula="of:=-45+3.7-3.7*COS(PI()/180*[.A13])" office:value-type="float" office:value="-44.1754400573908" calcext:value-type="float">
            <text:p>-44.1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45-3.7+3.7*SIN(PI()/180*[.A14])" office:value-type="float" office:value="43.7757832435278" calcext:value-type="float">
            <text:p>43.78</text:p>
          </table:table-cell>
          <table:table-cell table:formula="of:=-45+3.7-3.7*COS(PI()/180*[.A14])" office:value-type="float" office:value="-44.0496358542664" calcext:value-type="float">
            <text:p>-44.0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45-3.7+3.7*SIN(PI()/180*[.A15])" office:value-type="float" office:value="43.9162950903902" calcext:value-type="float">
            <text:p>43.92</text:p>
          </table:table-cell>
          <table:table-cell table:formula="of:=-45+3.7-3.7*COS(PI()/180*[.A15])" office:value-type="float" office:value="-43.9162950903902" calcext:value-type="float">
            <text:p>-43.9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45-3.7+3.7*SIN(PI()/180*[.A16])" office:value-type="float" office:value="44.0496358542664" calcext:value-type="float">
            <text:p>44.05</text:p>
          </table:table-cell>
          <table:table-cell table:formula="of:=-45+3.7-3.7*COS(PI()/180*[.A16])" office:value-type="float" office:value="-43.7757832435278" calcext:value-type="float">
            <text:p>-43.7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45-3.7+3.7*SIN(PI()/180*[.A17])" office:value-type="float" office:value="44.1754400573908" calcext:value-type="float">
            <text:p>44.18</text:p>
          </table:table-cell>
          <table:table-cell table:formula="of:=-45+3.7-3.7*COS(PI()/180*[.A17])" office:value-type="float" office:value="-43.6284854468844" calcext:value-type="float">
            <text:p>-43.6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45-3.7+3.7*SIN(PI()/180*[.A18])" office:value-type="float" office:value="44.2933628791873" calcext:value-type="float">
            <text:p>44.29</text:p>
          </table:table-cell>
          <table:table-cell table:formula="of:=-45+3.7-3.7*COS(PI()/180*[.A18])" office:value-type="float" office:value="-43.4748054334821" calcext:value-type="float">
            <text:p>-43.4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45-3.7+3.7*SIN(PI()/180*[.A19])" office:value-type="float" office:value="44.4030811013981" calcext:value-type="float">
            <text:p>44.40</text:p>
          </table:table-cell>
          <table:table-cell table:formula="of:=-45+3.7-3.7*COS(PI()/180*[.A19])" office:value-type="float" office:value="-43.3151644295556" calcext:value-type="float">
            <text:p>-43.3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45-3.7+3.7*SIN(PI()/180*[.A20])" office:value-type="float" office:value="44.5042939940024" calcext:value-type="float">
            <text:p>44.50</text:p>
          </table:table-cell>
          <table:table-cell table:formula="of:=-45+3.7-3.7*COS(PI()/180*[.A20])" office:value-type="float" office:value="-43.15" calcext:value-type="float">
            <text:p>-43.1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45-3.7+3.7*SIN(PI()/180*[.A21])" office:value-type="float" office:value="44.596724139497" calcext:value-type="float">
            <text:p>44.60</text:p>
          </table:table-cell>
          <table:table-cell table:formula="of:=-45+3.7-3.7*COS(PI()/180*[.A21])" office:value-type="float" office:value="-42.9797648490363" calcext:value-type="float">
            <text:p>-42.9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45-3.7+3.7*SIN(PI()/180*[.A22])" office:value-type="float" office:value="44.6801181932776" calcext:value-type="float">
            <text:p>44.68</text:p>
          </table:table-cell>
          <table:table-cell table:formula="of:=-45+3.7-3.7*COS(PI()/180*[.A22])" office:value-type="float" office:value="-42.8049255793805" calcext:value-type="float">
            <text:p>-42.8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45-3.7+3.7*SIN(PI()/180*[.A23])" office:value-type="float" office:value="44.7542475780397" calcext:value-type="float">
            <text:p>44.75</text:p>
          </table:table-cell>
          <table:table-cell table:formula="of:=-45+3.7-3.7*COS(PI()/180*[.A23])" office:value-type="float" office:value="-42.6259614133176" calcext:value-type="float">
            <text:p>-42.6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45-3.7+3.7*SIN(PI()/180*[.A24])" office:value-type="float" office:value="44.8189091102921" calcext:value-type="float">
            <text:p>44.82</text:p>
          </table:table-cell>
          <table:table-cell table:formula="of:=-45+3.7-3.7*COS(PI()/180*[.A24])" office:value-type="float" office:value="-42.4433628791873" calcext:value-type="float">
            <text:p>-42.4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45-3.7+3.7*SIN(PI()/180*[.A25])" office:value-type="float" office:value="44.8739255572696" calcext:value-type="float">
            <text:p>44.87</text:p>
          </table:table-cell>
          <table:table-cell table:formula="of:=-45+3.7-3.7*COS(PI()/180*[.A25])" office:value-type="float" office:value="-42.2576304668793" calcext:value-type="float">
            <text:p>-42.2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45-3.7+3.7*SIN(PI()/180*[.A26])" office:value-type="float" office:value="44.9191461227151" calcext:value-type="float">
            <text:p>44.92</text:p>
          </table:table-cell>
          <table:table-cell table:formula="of:=-45+3.7-3.7*COS(PI()/180*[.A26])" office:value-type="float" office:value="-42.0692732560257" calcext:value-type="float">
            <text:p>-42.0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45-3.7+3.7*SIN(PI()/180*[.A27])" office:value-type="float" office:value="44.954446860202" calcext:value-type="float">
            <text:p>44.95</text:p>
          </table:table-cell>
          <table:table-cell table:formula="of:=-45+3.7-3.7*COS(PI()/180*[.A27])" office:value-type="float" office:value="-41.8788075206489" calcext:value-type="float">
            <text:p>-41.8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45-3.7+3.7*SIN(PI()/180*[.A28])" office:value-type="float" office:value="44.9797310128626" calcext:value-type="float">
            <text:p>44.98</text:p>
          </table:table-cell>
          <table:table-cell table:formula="of:=-45+3.7-3.7*COS(PI()/180*[.A28])" office:value-type="float" office:value="-41.6867553140903" calcext:value-type="float">
            <text:p>-41.6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45-3.7+3.7*SIN(PI()/180*[.A29])" office:value-type="float" office:value="44.9949292785919" calcext:value-type="float">
            <text:p>44.99</text:p>
          </table:table-cell>
          <table:table-cell table:formula="of:=-45+3.7-3.7*COS(PI()/180*[.A29])" office:value-type="float" office:value="-41.4936430380989" calcext:value-type="float">
            <text:p>-41.4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45-3.7+3.7*SIN(PI()/180*[.A30])" office:value-type="float" office:value="45" calcext:value-type="float">
            <text:p>45.00</text:p>
          </table:table-cell>
          <table:table-cell table:formula="of:=-45+3.7-3.7*COS(PI()/180*[.A30])" office:value-type="float" office:value="-41.3" calcext:value-type="float">
            <text:p>-41.30</text:p>
          </table:table-cell>
        </table:table-row>
      </table:table>
      <table:table table:name="13" table:style-name="ta1">
        <table:table-column table:style-name="co1" table:number-columns-repeated="2" table:default-cell-style-name="ce1"/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-40.3" calcext:value-type="float">
            <text:p>-40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-39.3" calcext:value-type="float">
            <text:p>-39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-38.3" calcext:value-type="float">
            <text:p>-38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-37.3" calcext:value-type="float">
            <text:p>-37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-36.3" calcext:value-type="float">
            <text:p>-36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-35.3" calcext:value-type="float">
            <text:p>-35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-34.3" calcext:value-type="float">
            <text:p>-34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-33.3" calcext:value-type="float">
            <text:p>-33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-32.3" calcext:value-type="float">
            <text:p>-32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-31.3" calcext:value-type="float">
            <text:p>-31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-30.3" calcext:value-type="float">
            <text:p>-30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-29.3" calcext:value-type="float">
            <text:p>-29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-28.3" calcext:value-type="float">
            <text:p>-28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-27.3" calcext:value-type="float">
            <text:p>-27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-26.3" calcext:value-type="float">
            <text:p>-26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-25.3" calcext:value-type="float">
            <text:p>-25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-24.3" calcext:value-type="float">
            <text:p>-24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-23.3" calcext:value-type="float">
            <text:p>-23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-22.3" calcext:value-type="float">
            <text:p>-22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-21.3" calcext:value-type="float">
            <text:p>-21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-20.3" calcext:value-type="float">
            <text:p>-20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-19.3" calcext:value-type="float">
            <text:p>-19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-18.3" calcext:value-type="float">
            <text:p>-18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-17.3" calcext:value-type="float">
            <text:p>-17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-16.3" calcext:value-type="float">
            <text:p>-16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-15.3" calcext:value-type="float">
            <text:p>-15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-14.3" calcext:value-type="float">
            <text:p>-14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-13.3" calcext:value-type="float">
            <text:p>-13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-12.3" calcext:value-type="float">
            <text:p>-12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-11.3" calcext:value-type="float">
            <text:p>-11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-10.3" calcext:value-type="float">
            <text:p>-10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-9.3" calcext:value-type="float">
            <text:p>-9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-8.3" calcext:value-type="float">
            <text:p>-8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-7.3" calcext:value-type="float">
            <text:p>-7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-6.3" calcext:value-type="float">
            <text:p>-6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-5.3" calcext:value-type="float">
            <text:p>-5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-4.3" calcext:value-type="float">
            <text:p>-4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-3.7" calcext:value-type="float">
            <text:p>-3.70</text:p>
          </table:table-cell>
        </table:table-row>
      </table:table>
      <table:table table:name="13-14" table:style-name="ta1"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office:value-type="float" office:value="3" calcext:value-type="float">
            <text:p>3</text:p>
          </table:table-cell>
          <table:table-cell table:formula="of:=45+3.7-3.7*COS(PI()/180*[.A1])" office:value-type="float" office:value="45.0050707214081" calcext:value-type="float">
            <text:p>45.01</text:p>
          </table:table-cell>
          <table:table-cell table:formula="of:=3.7*SIN(PI()/180*[.A1])-3.7" office:value-type="float" office:value="-3.50635696190111" calcext:value-type="float">
            <text:p>-3.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45+3.7-3.7*COS(PI()/180*[.A2])" office:value-type="float" office:value="45.0202689871374" calcext:value-type="float">
            <text:p>45.02</text:p>
          </table:table-cell>
          <table:table-cell table:formula="of:=3.7*SIN(PI()/180*[.A2])-3.7" office:value-type="float" office:value="-3.31324468590968" calcext:value-type="float">
            <text:p>-3.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45+3.7-3.7*COS(PI()/180*[.A3])" office:value-type="float" office:value="45.045553139798" calcext:value-type="float">
            <text:p>45.05</text:p>
          </table:table-cell>
          <table:table-cell table:formula="of:=3.7*SIN(PI()/180*[.A3])-3.7" office:value-type="float" office:value="-3.12119247935115" calcext:value-type="float">
            <text:p>-3.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45+3.7-3.7*COS(PI()/180*[.A4])" office:value-type="float" office:value="45.0808538772849" calcext:value-type="float">
            <text:p>45.08</text:p>
          </table:table-cell>
          <table:table-cell table:formula="of:=3.7*SIN(PI()/180*[.A4])-3.7" office:value-type="float" office:value="-2.93072674397429" calcext:value-type="float">
            <text:p>-2.9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45+3.7-3.7*COS(PI()/180*[.A5])" office:value-type="float" office:value="45.1260744427305" calcext:value-type="float">
            <text:p>45.13</text:p>
          </table:table-cell>
          <table:table-cell table:formula="of:=3.7*SIN(PI()/180*[.A5])-3.7" office:value-type="float" office:value="-2.74236953312067" calcext:value-type="float">
            <text:p>-2.7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45+3.7-3.7*COS(PI()/180*[.A6])" office:value-type="float" office:value="45.1810908897079" calcext:value-type="float">
            <text:p>45.18</text:p>
          </table:table-cell>
          <table:table-cell table:formula="of:=3.7*SIN(PI()/180*[.A6])-3.7" office:value-type="float" office:value="-2.55663712081269" calcext:value-type="float">
            <text:p>-2.5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45+3.7-3.7*COS(PI()/180*[.A7])" office:value-type="float" office:value="45.2457524219604" calcext:value-type="float">
            <text:p>45.25</text:p>
          </table:table-cell>
          <table:table-cell table:formula="of:=3.7*SIN(PI()/180*[.A7])-3.7" office:value-type="float" office:value="-2.37403858668239" calcext:value-type="float">
            <text:p>-2.3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45+3.7-3.7*COS(PI()/180*[.A8])" office:value-type="float" office:value="45.3198818067224" calcext:value-type="float">
            <text:p>45.32</text:p>
          </table:table-cell>
          <table:table-cell table:formula="of:=3.7*SIN(PI()/180*[.A8])-3.7" office:value-type="float" office:value="-2.19507442061954" calcext:value-type="float">
            <text:p>-2.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45+3.7-3.7*COS(PI()/180*[.A9])" office:value-type="float" office:value="45.4032758605031" calcext:value-type="float">
            <text:p>45.40</text:p>
          </table:table-cell>
          <table:table-cell table:formula="of:=3.7*SIN(PI()/180*[.A9])-3.7" office:value-type="float" office:value="-2.02023515096368" calcext:value-type="float">
            <text:p>-2.0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45+3.7-3.7*COS(PI()/180*[.A10])" office:value-type="float" office:value="45.4957060059976" calcext:value-type="float">
            <text:p>45.50</text:p>
          </table:table-cell>
          <table:table-cell table:formula="of:=3.7*SIN(PI()/180*[.A10])-3.7" office:value-type="float" office:value="-1.85" calcext:value-type="float">
            <text:p>-1.8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45+3.7-3.7*COS(PI()/180*[.A11])" office:value-type="float" office:value="45.5969188986019" calcext:value-type="float">
            <text:p>45.60</text:p>
          </table:table-cell>
          <table:table-cell table:formula="of:=3.7*SIN(PI()/180*[.A11])-3.7" office:value-type="float" office:value="-1.6848355704444" calcext:value-type="float">
            <text:p>-1.6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45+3.7-3.7*COS(PI()/180*[.A12])" office:value-type="float" office:value="45.7066371208127" calcext:value-type="float">
            <text:p>45.71</text:p>
          </table:table-cell>
          <table:table-cell table:formula="of:=3.7*SIN(PI()/180*[.A12])-3.7" office:value-type="float" office:value="-1.52519456651785" calcext:value-type="float">
            <text:p>-1.5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45+3.7-3.7*COS(PI()/180*[.A13])" office:value-type="float" office:value="45.8245599426092" calcext:value-type="float">
            <text:p>45.82</text:p>
          </table:table-cell>
          <table:table-cell table:formula="of:=3.7*SIN(PI()/180*[.A13])-3.7" office:value-type="float" office:value="-1.3715145531156" calcext:value-type="float">
            <text:p>-1.3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45+3.7-3.7*COS(PI()/180*[.A14])" office:value-type="float" office:value="45.9503641457336" calcext:value-type="float">
            <text:p>45.95</text:p>
          </table:table-cell>
          <table:table-cell table:formula="of:=3.7*SIN(PI()/180*[.A14])-3.7" office:value-type="float" office:value="-1.22421675647222" calcext:value-type="float">
            <text:p>-1.2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45+3.7-3.7*COS(PI()/180*[.A15])" office:value-type="float" office:value="46.0837049096098" calcext:value-type="float">
            <text:p>46.08</text:p>
          </table:table-cell>
          <table:table-cell table:formula="of:=3.7*SIN(PI()/180*[.A15])-3.7" office:value-type="float" office:value="-1.08370490960977" calcext:value-type="float">
            <text:p>-1.0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45+3.7-3.7*COS(PI()/180*[.A16])" office:value-type="float" office:value="46.2242167564722" calcext:value-type="float">
            <text:p>46.22</text:p>
          </table:table-cell>
          <table:table-cell table:formula="of:=3.7*SIN(PI()/180*[.A16])-3.7" office:value-type="float" office:value="-0.950364145733641" calcext:value-type="float">
            <text:p>-0.9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45+3.7-3.7*COS(PI()/180*[.A17])" office:value-type="float" office:value="46.3715145531156" calcext:value-type="float">
            <text:p>46.37</text:p>
          </table:table-cell>
          <table:table-cell table:formula="of:=3.7*SIN(PI()/180*[.A17])-3.7" office:value-type="float" office:value="-0.824559942609208" calcext:value-type="float">
            <text:p>-0.8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45+3.7-3.7*COS(PI()/180*[.A18])" office:value-type="float" office:value="46.5251945665179" calcext:value-type="float">
            <text:p>46.53</text:p>
          </table:table-cell>
          <table:table-cell table:formula="of:=3.7*SIN(PI()/180*[.A18])-3.7" office:value-type="float" office:value="-0.706637120812694" calcext:value-type="float">
            <text:p>-0.7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45+3.7-3.7*COS(PI()/180*[.A19])" office:value-type="float" office:value="46.6848355704444" calcext:value-type="float">
            <text:p>46.68</text:p>
          </table:table-cell>
          <table:table-cell table:formula="of:=3.7*SIN(PI()/180*[.A19])-3.7" office:value-type="float" office:value="-0.596918898601931" calcext:value-type="float">
            <text:p>-0.6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45+3.7-3.7*COS(PI()/180*[.A20])" office:value-type="float" office:value="46.85" calcext:value-type="float">
            <text:p>46.85</text:p>
          </table:table-cell>
          <table:table-cell table:formula="of:=3.7*SIN(PI()/180*[.A20])-3.7" office:value-type="float" office:value="-0.495706005997577" calcext:value-type="float">
            <text:p>-0.5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45+3.7-3.7*COS(PI()/180*[.A21])" office:value-type="float" office:value="47.0202351509637" calcext:value-type="float">
            <text:p>47.02</text:p>
          </table:table-cell>
          <table:table-cell table:formula="of:=3.7*SIN(PI()/180*[.A21])-3.7" office:value-type="float" office:value="-0.403275860503039" calcext:value-type="float">
            <text:p>-0.4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45+3.7-3.7*COS(PI()/180*[.A22])" office:value-type="float" office:value="47.1950744206195" calcext:value-type="float">
            <text:p>47.20</text:p>
          </table:table-cell>
          <table:table-cell table:formula="of:=3.7*SIN(PI()/180*[.A22])-3.7" office:value-type="float" office:value="-0.319881806722377" calcext:value-type="float">
            <text:p>-0.3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45+3.7-3.7*COS(PI()/180*[.A23])" office:value-type="float" office:value="47.3740385866824" calcext:value-type="float">
            <text:p>47.37</text:p>
          </table:table-cell>
          <table:table-cell table:formula="of:=3.7*SIN(PI()/180*[.A23])-3.7" office:value-type="float" office:value="-0.245752421960354" calcext:value-type="float">
            <text:p>-0.2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45+3.7-3.7*COS(PI()/180*[.A24])" office:value-type="float" office:value="47.5566371208127" calcext:value-type="float">
            <text:p>47.56</text:p>
          </table:table-cell>
          <table:table-cell table:formula="of:=3.7*SIN(PI()/180*[.A24])-3.7" office:value-type="float" office:value="-0.181090889707932" calcext:value-type="float">
            <text:p>-0.1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45+3.7-3.7*COS(PI()/180*[.A25])" office:value-type="float" office:value="47.7423695331207" calcext:value-type="float">
            <text:p>47.74</text:p>
          </table:table-cell>
          <table:table-cell table:formula="of:=3.7*SIN(PI()/180*[.A25])-3.7" office:value-type="float" office:value="-0.126074442730447" calcext:value-type="float">
            <text:p>-0.1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45+3.7-3.7*COS(PI()/180*[.A26])" office:value-type="float" office:value="47.9307267439743" calcext:value-type="float">
            <text:p>47.93</text:p>
          </table:table-cell>
          <table:table-cell table:formula="of:=3.7*SIN(PI()/180*[.A26])-3.7" office:value-type="float" office:value="-0.0808538772849192" calcext:value-type="float">
            <text:p>-0.0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45+3.7-3.7*COS(PI()/180*[.A27])" office:value-type="float" office:value="48.1211924793512" calcext:value-type="float">
            <text:p>48.12</text:p>
          </table:table-cell>
          <table:table-cell table:formula="of:=3.7*SIN(PI()/180*[.A27])-3.7" office:value-type="float" office:value="-0.0455531397979905" calcext:value-type="float">
            <text:p>-0.0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45+3.7-3.7*COS(PI()/180*[.A28])" office:value-type="float" office:value="48.3132446859097" calcext:value-type="float">
            <text:p>48.31</text:p>
          </table:table-cell>
          <table:table-cell table:formula="of:=3.7*SIN(PI()/180*[.A28])-3.7" office:value-type="float" office:value="-0.0202689871373889" calcext:value-type="float">
            <text:p>-0.0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45+3.7-3.7*COS(PI()/180*[.A29])" office:value-type="float" office:value="48.5063569619011" calcext:value-type="float">
            <text:p>48.51</text:p>
          </table:table-cell>
          <table:table-cell table:formula="of:=3.7*SIN(PI()/180*[.A29])-3.7" office:value-type="float" office:value="-0.00507072140807674" calcext:value-type="float">
            <text:p>-0.0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45+3.7-3.7*COS(PI()/180*[.A30])" office:value-type="float" office:value="48.7" calcext:value-type="float">
            <text:p>48.70</text:p>
          </table:table-cell>
          <table:table-cell table:formula="of:=3.7*SIN(PI()/180*[.A30])-3.7" office:value-type="float" office:value="0" calcext:value-type="float">
            <text:p>0.00</text:p>
          </table:table-cell>
        </table:table-row>
      </table:table>
      <table:table table:name="14,15" table:style-name="ta1">
        <table:table-column table:style-name="co1" table:number-columns-repeated="2" table:default-cell-style-name="ce1"/>
        <table:table-row table:style-name="ro1">
          <table:table-cell office:value-type="float" office:value="49.7" calcext:value-type="float">
            <text:p>49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50.7" calcext:value-type="float">
            <text:p>50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51.7" calcext:value-type="float">
            <text:p>51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52.7" calcext:value-type="float">
            <text:p>52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53.7" calcext:value-type="float">
            <text:p>53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54.7" calcext:value-type="float">
            <text:p>54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55.7" calcext:value-type="float">
            <text:p>55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56.7" calcext:value-type="float">
            <text:p>56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57.7" calcext:value-type="float">
            <text:p>57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58.7" calcext:value-type="float">
            <text:p>58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59.7" calcext:value-type="float">
            <text:p>59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60.7" calcext:value-type="float">
            <text:p>60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61.7" calcext:value-type="float">
            <text:p>61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62.7" calcext:value-type="float">
            <text:p>62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63.7" calcext:value-type="float">
            <text:p>63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64.7" calcext:value-type="float">
            <text:p>64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65.7" calcext:value-type="float">
            <text:p>65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66.7" calcext:value-type="float">
            <text:p>66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67.7" calcext:value-type="float">
            <text:p>67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68.7" calcext:value-type="float">
            <text:p>68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69.7" calcext:value-type="float">
            <text:p>69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70.7" calcext:value-type="float">
            <text:p>70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71.7" calcext:value-type="float">
            <text:p>71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72.7" calcext:value-type="float">
            <text:p>72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73.7" calcext:value-type="float">
            <text:p>73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74.7" calcext:value-type="float">
            <text:p>74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75.7" calcext:value-type="float">
            <text:p>75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76.7" calcext:value-type="float">
            <text:p>76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77.7" calcext:value-type="float">
            <text:p>77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78.7" calcext:value-type="float">
            <text:p>78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79.7" calcext:value-type="float">
            <text:p>79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80.7" calcext:value-type="float">
            <text:p>80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81.7" calcext:value-type="float">
            <text:p>81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82.7" calcext:value-type="float">
            <text:p>82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83.7" calcext:value-type="float">
            <text:p>83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84.7" calcext:value-type="float">
            <text:p>84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85.7" calcext:value-type="float">
            <text:p>85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86.7" calcext:value-type="float">
            <text:p>86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87.7" calcext:value-type="float">
            <text:p>87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88.7" calcext:value-type="float">
            <text:p>88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89.7" calcext:value-type="float">
            <text:p>89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90.7" calcext:value-type="float">
            <text:p>90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91.7" calcext:value-type="float">
            <text:p>91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92.7" calcext:value-type="float">
            <text:p>92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93.7" calcext:value-type="float">
            <text:p>93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94.7" calcext:value-type="float">
            <text:p>94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95.7" calcext:value-type="float">
            <text:p>95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96.7" calcext:value-type="float">
            <text:p>96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97.7" calcext:value-type="float">
            <text:p>97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98.7" calcext:value-type="float">
            <text:p>98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99.7" calcext:value-type="float">
            <text:p>99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00.7" calcext:value-type="float">
            <text:p>100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01.7" calcext:value-type="float">
            <text:p>101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02.7" calcext:value-type="float">
            <text:p>102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03.7" calcext:value-type="float">
            <text:p>103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04.7" calcext:value-type="float">
            <text:p>104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05.7" calcext:value-type="float">
            <text:p>105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06.7" calcext:value-type="float">
            <text:p>106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07.7" calcext:value-type="float">
            <text:p>107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08.7" calcext:value-type="float">
            <text:p>108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09.7" calcext:value-type="float">
            <text:p>109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10.7" calcext:value-type="float">
            <text:p>110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11.7" calcext:value-type="float">
            <text:p>111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12.7" calcext:value-type="float">
            <text:p>112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13.7" calcext:value-type="float">
            <text:p>113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14.7" calcext:value-type="float">
            <text:p>114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15.7" calcext:value-type="float">
            <text:p>115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16.3" calcext:value-type="float">
            <text:p>116.30</text:p>
          </table:table-cell>
          <table:table-cell office:value-type="float" office:value="0" calcext:value-type="float">
            <text:p>0.00</text:p>
          </table:table-cell>
        </table:table-row>
      </table:table>
      <table:table table:name="15-16" table:style-name="ta1"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office:value-type="float" office:value="3" calcext:value-type="float">
            <text:p>3</text:p>
          </table:table-cell>
          <table:table-cell table:formula="of:=120-3.7+3.7*SIN(PI()/180*[.A1])" office:value-type="float" office:value="116.493643038099" calcext:value-type="float">
            <text:p>116.49</text:p>
          </table:table-cell>
          <table:table-cell table:formula="of:=-3.7+3.7*COS(PI()/180*[.A1])" office:value-type="float" office:value="-0.00507072140807674" calcext:value-type="float">
            <text:p>-0.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20-3.7+3.7*SIN(PI()/180*[.A2])" office:value-type="float" office:value="116.68675531409" calcext:value-type="float">
            <text:p>116.69</text:p>
          </table:table-cell>
          <table:table-cell table:formula="of:=-3.7+3.7*COS(PI()/180*[.A2])" office:value-type="float" office:value="-0.0202689871373889" calcext:value-type="float">
            <text:p>-0.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20-3.7+3.7*SIN(PI()/180*[.A3])" office:value-type="float" office:value="116.878807520649" calcext:value-type="float">
            <text:p>116.88</text:p>
          </table:table-cell>
          <table:table-cell table:formula="of:=-3.7+3.7*COS(PI()/180*[.A3])" office:value-type="float" office:value="-0.0455531397979905" calcext:value-type="float">
            <text:p>-0.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120-3.7+3.7*SIN(PI()/180*[.A4])" office:value-type="float" office:value="117.069273256026" calcext:value-type="float">
            <text:p>117.07</text:p>
          </table:table-cell>
          <table:table-cell table:formula="of:=-3.7+3.7*COS(PI()/180*[.A4])" office:value-type="float" office:value="-0.0808538772849188" calcext:value-type="float">
            <text:p>-0.0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120-3.7+3.7*SIN(PI()/180*[.A5])" office:value-type="float" office:value="117.257630466879" calcext:value-type="float">
            <text:p>117.26</text:p>
          </table:table-cell>
          <table:table-cell table:formula="of:=-3.7+3.7*COS(PI()/180*[.A5])" office:value-type="float" office:value="-0.126074442730447" calcext:value-type="float">
            <text:p>-0.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120-3.7+3.7*SIN(PI()/180*[.A6])" office:value-type="float" office:value="117.443362879187" calcext:value-type="float">
            <text:p>117.44</text:p>
          </table:table-cell>
          <table:table-cell table:formula="of:=-3.7+3.7*COS(PI()/180*[.A6])" office:value-type="float" office:value="-0.181090889707932" calcext:value-type="float">
            <text:p>-0.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120-3.7+3.7*SIN(PI()/180*[.A7])" office:value-type="float" office:value="117.625961413318" calcext:value-type="float">
            <text:p>117.63</text:p>
          </table:table-cell>
          <table:table-cell table:formula="of:=-3.7+3.7*COS(PI()/180*[.A7])" office:value-type="float" office:value="-0.245752421960354" calcext:value-type="float">
            <text:p>-0.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120-3.7+3.7*SIN(PI()/180*[.A8])" office:value-type="float" office:value="117.80492557938" calcext:value-type="float">
            <text:p>117.80</text:p>
          </table:table-cell>
          <table:table-cell table:formula="of:=-3.7+3.7*COS(PI()/180*[.A8])" office:value-type="float" office:value="-0.319881806722377" calcext:value-type="float">
            <text:p>-0.3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120-3.7+3.7*SIN(PI()/180*[.A9])" office:value-type="float" office:value="117.979764849036" calcext:value-type="float">
            <text:p>117.98</text:p>
          </table:table-cell>
          <table:table-cell table:formula="of:=-3.7+3.7*COS(PI()/180*[.A9])" office:value-type="float" office:value="-0.403275860503039" calcext:value-type="float">
            <text:p>-0.4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120-3.7+3.7*SIN(PI()/180*[.A10])" office:value-type="float" office:value="118.15" calcext:value-type="float">
            <text:p>118.15</text:p>
          </table:table-cell>
          <table:table-cell table:formula="of:=-3.7+3.7*COS(PI()/180*[.A10])" office:value-type="float" office:value="-0.495706005997577" calcext:value-type="float">
            <text:p>-0.5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120-3.7+3.7*SIN(PI()/180*[.A11])" office:value-type="float" office:value="118.315164429556" calcext:value-type="float">
            <text:p>118.32</text:p>
          </table:table-cell>
          <table:table-cell table:formula="of:=-3.7+3.7*COS(PI()/180*[.A11])" office:value-type="float" office:value="-0.596918898601931" calcext:value-type="float">
            <text:p>-0.6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120-3.7+3.7*SIN(PI()/180*[.A12])" office:value-type="float" office:value="118.474805433482" calcext:value-type="float">
            <text:p>118.47</text:p>
          </table:table-cell>
          <table:table-cell table:formula="of:=-3.7+3.7*COS(PI()/180*[.A12])" office:value-type="float" office:value="-0.706637120812694" calcext:value-type="float">
            <text:p>-0.7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120-3.7+3.7*SIN(PI()/180*[.A13])" office:value-type="float" office:value="118.628485446884" calcext:value-type="float">
            <text:p>118.63</text:p>
          </table:table-cell>
          <table:table-cell table:formula="of:=-3.7+3.7*COS(PI()/180*[.A13])" office:value-type="float" office:value="-0.824559942609208" calcext:value-type="float">
            <text:p>-0.8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120-3.7+3.7*SIN(PI()/180*[.A14])" office:value-type="float" office:value="118.775783243528" calcext:value-type="float">
            <text:p>118.78</text:p>
          </table:table-cell>
          <table:table-cell table:formula="of:=-3.7+3.7*COS(PI()/180*[.A14])" office:value-type="float" office:value="-0.950364145733641" calcext:value-type="float">
            <text:p>-0.9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120-3.7+3.7*SIN(PI()/180*[.A15])" office:value-type="float" office:value="118.91629509039" calcext:value-type="float">
            <text:p>118.92</text:p>
          </table:table-cell>
          <table:table-cell table:formula="of:=-3.7+3.7*COS(PI()/180*[.A15])" office:value-type="float" office:value="-1.08370490960977" calcext:value-type="float">
            <text:p>-1.0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120-3.7+3.7*SIN(PI()/180*[.A16])" office:value-type="float" office:value="119.049635854266" calcext:value-type="float">
            <text:p>119.05</text:p>
          </table:table-cell>
          <table:table-cell table:formula="of:=-3.7+3.7*COS(PI()/180*[.A16])" office:value-type="float" office:value="-1.22421675647222" calcext:value-type="float">
            <text:p>-1.2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120-3.7+3.7*SIN(PI()/180*[.A17])" office:value-type="float" office:value="119.175440057391" calcext:value-type="float">
            <text:p>119.18</text:p>
          </table:table-cell>
          <table:table-cell table:formula="of:=-3.7+3.7*COS(PI()/180*[.A17])" office:value-type="float" office:value="-1.3715145531156" calcext:value-type="float">
            <text:p>-1.3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120-3.7+3.7*SIN(PI()/180*[.A18])" office:value-type="float" office:value="119.293362879187" calcext:value-type="float">
            <text:p>119.29</text:p>
          </table:table-cell>
          <table:table-cell table:formula="of:=-3.7+3.7*COS(PI()/180*[.A18])" office:value-type="float" office:value="-1.52519456651785" calcext:value-type="float">
            <text:p>-1.5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120-3.7+3.7*SIN(PI()/180*[.A19])" office:value-type="float" office:value="119.403081101398" calcext:value-type="float">
            <text:p>119.40</text:p>
          </table:table-cell>
          <table:table-cell table:formula="of:=-3.7+3.7*COS(PI()/180*[.A19])" office:value-type="float" office:value="-1.6848355704444" calcext:value-type="float">
            <text:p>-1.6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120-3.7+3.7*SIN(PI()/180*[.A20])" office:value-type="float" office:value="119.504293994002" calcext:value-type="float">
            <text:p>119.50</text:p>
          </table:table-cell>
          <table:table-cell table:formula="of:=-3.7+3.7*COS(PI()/180*[.A20])" office:value-type="float" office:value="-1.85" calcext:value-type="float">
            <text:p>-1.8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120-3.7+3.7*SIN(PI()/180*[.A21])" office:value-type="float" office:value="119.596724139497" calcext:value-type="float">
            <text:p>119.60</text:p>
          </table:table-cell>
          <table:table-cell table:formula="of:=-3.7+3.7*COS(PI()/180*[.A21])" office:value-type="float" office:value="-2.02023515096368" calcext:value-type="float">
            <text:p>-2.0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120-3.7+3.7*SIN(PI()/180*[.A22])" office:value-type="float" office:value="119.680118193278" calcext:value-type="float">
            <text:p>119.68</text:p>
          </table:table-cell>
          <table:table-cell table:formula="of:=-3.7+3.7*COS(PI()/180*[.A22])" office:value-type="float" office:value="-2.19507442061954" calcext:value-type="float">
            <text:p>-2.2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120-3.7+3.7*SIN(PI()/180*[.A23])" office:value-type="float" office:value="119.75424757804" calcext:value-type="float">
            <text:p>119.75</text:p>
          </table:table-cell>
          <table:table-cell table:formula="of:=-3.7+3.7*COS(PI()/180*[.A23])" office:value-type="float" office:value="-2.37403858668239" calcext:value-type="float">
            <text:p>-2.3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120-3.7+3.7*SIN(PI()/180*[.A24])" office:value-type="float" office:value="119.818909110292" calcext:value-type="float">
            <text:p>119.82</text:p>
          </table:table-cell>
          <table:table-cell table:formula="of:=-3.7+3.7*COS(PI()/180*[.A24])" office:value-type="float" office:value="-2.55663712081269" calcext:value-type="float">
            <text:p>-2.5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120-3.7+3.7*SIN(PI()/180*[.A25])" office:value-type="float" office:value="119.87392555727" calcext:value-type="float">
            <text:p>119.87</text:p>
          </table:table-cell>
          <table:table-cell table:formula="of:=-3.7+3.7*COS(PI()/180*[.A25])" office:value-type="float" office:value="-2.74236953312067" calcext:value-type="float">
            <text:p>-2.7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120-3.7+3.7*SIN(PI()/180*[.A26])" office:value-type="float" office:value="119.919146122715" calcext:value-type="float">
            <text:p>119.92</text:p>
          </table:table-cell>
          <table:table-cell table:formula="of:=-3.7+3.7*COS(PI()/180*[.A26])" office:value-type="float" office:value="-2.93072674397429" calcext:value-type="float">
            <text:p>-2.9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120-3.7+3.7*SIN(PI()/180*[.A27])" office:value-type="float" office:value="119.954446860202" calcext:value-type="float">
            <text:p>119.95</text:p>
          </table:table-cell>
          <table:table-cell table:formula="of:=-3.7+3.7*COS(PI()/180*[.A27])" office:value-type="float" office:value="-3.12119247935115" calcext:value-type="float">
            <text:p>-3.1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120-3.7+3.7*SIN(PI()/180*[.A28])" office:value-type="float" office:value="119.979731012863" calcext:value-type="float">
            <text:p>119.98</text:p>
          </table:table-cell>
          <table:table-cell table:formula="of:=-3.7+3.7*COS(PI()/180*[.A28])" office:value-type="float" office:value="-3.31324468590968" calcext:value-type="float">
            <text:p>-3.3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120-3.7+3.7*SIN(PI()/180*[.A29])" office:value-type="float" office:value="119.994929278592" calcext:value-type="float">
            <text:p>119.99</text:p>
          </table:table-cell>
          <table:table-cell table:formula="of:=-3.7+3.7*COS(PI()/180*[.A29])" office:value-type="float" office:value="-3.50635696190111" calcext:value-type="float">
            <text:p>-3.5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120-3.7+3.7*SIN(PI()/180*[.A30])" office:value-type="float" office:value="120" calcext:value-type="float">
            <text:p>120.00</text:p>
          </table:table-cell>
          <table:table-cell table:formula="of:=-3.7+3.7*COS(PI()/180*[.A30])" office:value-type="float" office:value="-3.7" calcext:value-type="float">
            <text:p>-3.70</text:p>
          </table:table-cell>
        </table:table-row>
      </table:table>
      <table:table table:name="16" table:style-name="ta1">
        <table:table-column table:style-name="co1" table:number-columns-repeated="2" table:default-cell-style-name="ce1"/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-4.7" calcext:value-type="float">
            <text:p>-4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-5.7" calcext:value-type="float">
            <text:p>-5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-6.7" calcext:value-type="float">
            <text:p>-6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-7.7" calcext:value-type="float">
            <text:p>-7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-8.7" calcext:value-type="float">
            <text:p>-8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-9.7" calcext:value-type="float">
            <text:p>-9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-10.7" calcext:value-type="float">
            <text:p>-10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-11.7" calcext:value-type="float">
            <text:p>-11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-12.7" calcext:value-type="float">
            <text:p>-12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-13.7" calcext:value-type="float">
            <text:p>-13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-14.7" calcext:value-type="float">
            <text:p>-14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-15.7" calcext:value-type="float">
            <text:p>-15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-16.7" calcext:value-type="float">
            <text:p>-16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-17.7" calcext:value-type="float">
            <text:p>-17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-18.7" calcext:value-type="float">
            <text:p>-18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-19.7" calcext:value-type="float">
            <text:p>-19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-20.7" calcext:value-type="float">
            <text:p>-20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-21.7" calcext:value-type="float">
            <text:p>-21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-22.7" calcext:value-type="float">
            <text:p>-22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-23.7" calcext:value-type="float">
            <text:p>-23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-24.7" calcext:value-type="float">
            <text:p>-24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-25.7" calcext:value-type="float">
            <text:p>-25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-26.7" calcext:value-type="float">
            <text:p>-26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-27.7" calcext:value-type="float">
            <text:p>-27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-28.7" calcext:value-type="float">
            <text:p>-28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-29.7" calcext:value-type="float">
            <text:p>-29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-30.7" calcext:value-type="float">
            <text:p>-30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-31.7" calcext:value-type="float">
            <text:p>-31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-32.7" calcext:value-type="float">
            <text:p>-32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-33.7" calcext:value-type="float">
            <text:p>-33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-34.7" calcext:value-type="float">
            <text:p>-34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-35.7" calcext:value-type="float">
            <text:p>-35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-36.7" calcext:value-type="float">
            <text:p>-36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-37.7" calcext:value-type="float">
            <text:p>-37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-38.7" calcext:value-type="float">
            <text:p>-38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-39.7" calcext:value-type="float">
            <text:p>-39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-40.7" calcext:value-type="float">
            <text:p>-40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-41.3" calcext:value-type="float">
            <text:p>-41.30</text:p>
          </table:table-cell>
        </table:table-row>
      </table:table>
      <table:table table:name="16-17" table:style-name="ta1"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office:value-type="float" office:value="3" calcext:value-type="float">
            <text:p>3</text:p>
          </table:table-cell>
          <table:table-cell table:formula="of:=120-3.7+3.7*COS(PI()/180*[.A1])" office:value-type="float" office:value="119.994929278592" calcext:value-type="float">
            <text:p>119.99</text:p>
          </table:table-cell>
          <table:table-cell table:formula="of:=-45+3.7-3.7*SIN(PI()/180*[.A1])" office:value-type="float" office:value="-41.4936430380989" calcext:value-type="float">
            <text:p>-41.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20-3.7+3.7*COS(PI()/180*[.A2])" office:value-type="float" office:value="119.979731012863" calcext:value-type="float">
            <text:p>119.98</text:p>
          </table:table-cell>
          <table:table-cell table:formula="of:=-45+3.7-3.7*SIN(PI()/180*[.A2])" office:value-type="float" office:value="-41.6867553140903" calcext:value-type="float">
            <text:p>-41.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20-3.7+3.7*COS(PI()/180*[.A3])" office:value-type="float" office:value="119.954446860202" calcext:value-type="float">
            <text:p>119.95</text:p>
          </table:table-cell>
          <table:table-cell table:formula="of:=-45+3.7-3.7*SIN(PI()/180*[.A3])" office:value-type="float" office:value="-41.8788075206489" calcext:value-type="float">
            <text:p>-41.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120-3.7+3.7*COS(PI()/180*[.A4])" office:value-type="float" office:value="119.919146122715" calcext:value-type="float">
            <text:p>119.92</text:p>
          </table:table-cell>
          <table:table-cell table:formula="of:=-45+3.7-3.7*SIN(PI()/180*[.A4])" office:value-type="float" office:value="-42.0692732560257" calcext:value-type="float">
            <text:p>-42.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120-3.7+3.7*COS(PI()/180*[.A5])" office:value-type="float" office:value="119.87392555727" calcext:value-type="float">
            <text:p>119.87</text:p>
          </table:table-cell>
          <table:table-cell table:formula="of:=-45+3.7-3.7*SIN(PI()/180*[.A5])" office:value-type="float" office:value="-42.2576304668793" calcext:value-type="float">
            <text:p>-42.2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120-3.7+3.7*COS(PI()/180*[.A6])" office:value-type="float" office:value="119.818909110292" calcext:value-type="float">
            <text:p>119.82</text:p>
          </table:table-cell>
          <table:table-cell table:formula="of:=-45+3.7-3.7*SIN(PI()/180*[.A6])" office:value-type="float" office:value="-42.4433628791873" calcext:value-type="float">
            <text:p>-42.4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120-3.7+3.7*COS(PI()/180*[.A7])" office:value-type="float" office:value="119.75424757804" calcext:value-type="float">
            <text:p>119.75</text:p>
          </table:table-cell>
          <table:table-cell table:formula="of:=-45+3.7-3.7*SIN(PI()/180*[.A7])" office:value-type="float" office:value="-42.6259614133176" calcext:value-type="float">
            <text:p>-42.6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120-3.7+3.7*COS(PI()/180*[.A8])" office:value-type="float" office:value="119.680118193278" calcext:value-type="float">
            <text:p>119.68</text:p>
          </table:table-cell>
          <table:table-cell table:formula="of:=-45+3.7-3.7*SIN(PI()/180*[.A8])" office:value-type="float" office:value="-42.8049255793805" calcext:value-type="float">
            <text:p>-42.8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120-3.7+3.7*COS(PI()/180*[.A9])" office:value-type="float" office:value="119.596724139497" calcext:value-type="float">
            <text:p>119.60</text:p>
          </table:table-cell>
          <table:table-cell table:formula="of:=-45+3.7-3.7*SIN(PI()/180*[.A9])" office:value-type="float" office:value="-42.9797648490363" calcext:value-type="float">
            <text:p>-42.9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120-3.7+3.7*COS(PI()/180*[.A10])" office:value-type="float" office:value="119.504293994002" calcext:value-type="float">
            <text:p>119.50</text:p>
          </table:table-cell>
          <table:table-cell table:formula="of:=-45+3.7-3.7*SIN(PI()/180*[.A10])" office:value-type="float" office:value="-43.15" calcext:value-type="float">
            <text:p>-43.1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120-3.7+3.7*COS(PI()/180*[.A11])" office:value-type="float" office:value="119.403081101398" calcext:value-type="float">
            <text:p>119.40</text:p>
          </table:table-cell>
          <table:table-cell table:formula="of:=-45+3.7-3.7*SIN(PI()/180*[.A11])" office:value-type="float" office:value="-43.3151644295556" calcext:value-type="float">
            <text:p>-43.3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120-3.7+3.7*COS(PI()/180*[.A12])" office:value-type="float" office:value="119.293362879187" calcext:value-type="float">
            <text:p>119.29</text:p>
          </table:table-cell>
          <table:table-cell table:formula="of:=-45+3.7-3.7*SIN(PI()/180*[.A12])" office:value-type="float" office:value="-43.4748054334821" calcext:value-type="float">
            <text:p>-43.4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120-3.7+3.7*COS(PI()/180*[.A13])" office:value-type="float" office:value="119.175440057391" calcext:value-type="float">
            <text:p>119.18</text:p>
          </table:table-cell>
          <table:table-cell table:formula="of:=-45+3.7-3.7*SIN(PI()/180*[.A13])" office:value-type="float" office:value="-43.6284854468844" calcext:value-type="float">
            <text:p>-43.6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120-3.7+3.7*COS(PI()/180*[.A14])" office:value-type="float" office:value="119.049635854266" calcext:value-type="float">
            <text:p>119.05</text:p>
          </table:table-cell>
          <table:table-cell table:formula="of:=-45+3.7-3.7*SIN(PI()/180*[.A14])" office:value-type="float" office:value="-43.7757832435278" calcext:value-type="float">
            <text:p>-43.7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120-3.7+3.7*COS(PI()/180*[.A15])" office:value-type="float" office:value="118.91629509039" calcext:value-type="float">
            <text:p>118.92</text:p>
          </table:table-cell>
          <table:table-cell table:formula="of:=-45+3.7-3.7*SIN(PI()/180*[.A15])" office:value-type="float" office:value="-43.9162950903902" calcext:value-type="float">
            <text:p>-43.9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120-3.7+3.7*COS(PI()/180*[.A16])" office:value-type="float" office:value="118.775783243528" calcext:value-type="float">
            <text:p>118.78</text:p>
          </table:table-cell>
          <table:table-cell table:formula="of:=-45+3.7-3.7*SIN(PI()/180*[.A16])" office:value-type="float" office:value="-44.0496358542664" calcext:value-type="float">
            <text:p>-44.0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120-3.7+3.7*COS(PI()/180*[.A17])" office:value-type="float" office:value="118.628485446884" calcext:value-type="float">
            <text:p>118.63</text:p>
          </table:table-cell>
          <table:table-cell table:formula="of:=-45+3.7-3.7*SIN(PI()/180*[.A17])" office:value-type="float" office:value="-44.1754400573908" calcext:value-type="float">
            <text:p>-44.1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120-3.7+3.7*COS(PI()/180*[.A18])" office:value-type="float" office:value="118.474805433482" calcext:value-type="float">
            <text:p>118.47</text:p>
          </table:table-cell>
          <table:table-cell table:formula="of:=-45+3.7-3.7*SIN(PI()/180*[.A18])" office:value-type="float" office:value="-44.2933628791873" calcext:value-type="float">
            <text:p>-44.2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120-3.7+3.7*COS(PI()/180*[.A19])" office:value-type="float" office:value="118.315164429556" calcext:value-type="float">
            <text:p>118.32</text:p>
          </table:table-cell>
          <table:table-cell table:formula="of:=-45+3.7-3.7*SIN(PI()/180*[.A19])" office:value-type="float" office:value="-44.4030811013981" calcext:value-type="float">
            <text:p>-44.4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120-3.7+3.7*COS(PI()/180*[.A20])" office:value-type="float" office:value="118.15" calcext:value-type="float">
            <text:p>118.15</text:p>
          </table:table-cell>
          <table:table-cell table:formula="of:=-45+3.7-3.7*SIN(PI()/180*[.A20])" office:value-type="float" office:value="-44.5042939940024" calcext:value-type="float">
            <text:p>-44.5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120-3.7+3.7*COS(PI()/180*[.A21])" office:value-type="float" office:value="117.979764849036" calcext:value-type="float">
            <text:p>117.98</text:p>
          </table:table-cell>
          <table:table-cell table:formula="of:=-45+3.7-3.7*SIN(PI()/180*[.A21])" office:value-type="float" office:value="-44.596724139497" calcext:value-type="float">
            <text:p>-44.6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120-3.7+3.7*COS(PI()/180*[.A22])" office:value-type="float" office:value="117.80492557938" calcext:value-type="float">
            <text:p>117.80</text:p>
          </table:table-cell>
          <table:table-cell table:formula="of:=-45+3.7-3.7*SIN(PI()/180*[.A22])" office:value-type="float" office:value="-44.6801181932776" calcext:value-type="float">
            <text:p>-44.6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120-3.7+3.7*COS(PI()/180*[.A23])" office:value-type="float" office:value="117.625961413318" calcext:value-type="float">
            <text:p>117.63</text:p>
          </table:table-cell>
          <table:table-cell table:formula="of:=-45+3.7-3.7*SIN(PI()/180*[.A23])" office:value-type="float" office:value="-44.7542475780397" calcext:value-type="float">
            <text:p>-44.7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120-3.7+3.7*COS(PI()/180*[.A24])" office:value-type="float" office:value="117.443362879187" calcext:value-type="float">
            <text:p>117.44</text:p>
          </table:table-cell>
          <table:table-cell table:formula="of:=-45+3.7-3.7*SIN(PI()/180*[.A24])" office:value-type="float" office:value="-44.8189091102921" calcext:value-type="float">
            <text:p>-44.8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120-3.7+3.7*COS(PI()/180*[.A25])" office:value-type="float" office:value="117.257630466879" calcext:value-type="float">
            <text:p>117.26</text:p>
          </table:table-cell>
          <table:table-cell table:formula="of:=-45+3.7-3.7*SIN(PI()/180*[.A25])" office:value-type="float" office:value="-44.8739255572696" calcext:value-type="float">
            <text:p>-44.8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120-3.7+3.7*COS(PI()/180*[.A26])" office:value-type="float" office:value="117.069273256026" calcext:value-type="float">
            <text:p>117.07</text:p>
          </table:table-cell>
          <table:table-cell table:formula="of:=-45+3.7-3.7*SIN(PI()/180*[.A26])" office:value-type="float" office:value="-44.9191461227151" calcext:value-type="float">
            <text:p>-44.9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120-3.7+3.7*COS(PI()/180*[.A27])" office:value-type="float" office:value="116.878807520649" calcext:value-type="float">
            <text:p>116.88</text:p>
          </table:table-cell>
          <table:table-cell table:formula="of:=-45+3.7-3.7*SIN(PI()/180*[.A27])" office:value-type="float" office:value="-44.954446860202" calcext:value-type="float">
            <text:p>-44.9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120-3.7+3.7*COS(PI()/180*[.A28])" office:value-type="float" office:value="116.68675531409" calcext:value-type="float">
            <text:p>116.69</text:p>
          </table:table-cell>
          <table:table-cell table:formula="of:=-45+3.7-3.7*SIN(PI()/180*[.A28])" office:value-type="float" office:value="-44.9797310128626" calcext:value-type="float">
            <text:p>-44.9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120-3.7+3.7*COS(PI()/180*[.A29])" office:value-type="float" office:value="116.493643038099" calcext:value-type="float">
            <text:p>116.49</text:p>
          </table:table-cell>
          <table:table-cell table:formula="of:=-45+3.7-3.7*SIN(PI()/180*[.A29])" office:value-type="float" office:value="-44.9949292785919" calcext:value-type="float">
            <text:p>-44.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120-3.7+3.7*COS(PI()/180*[.A30])" office:value-type="float" office:value="116.3" calcext:value-type="float">
            <text:p>116.30</text:p>
          </table:table-cell>
          <table:table-cell table:formula="of:=-45+3.7-3.7*SIN(PI()/180*[.A30])" office:value-type="float" office:value="-45" calcext:value-type="float">
            <text:p>-45.00</text:p>
          </table:table-cell>
        </table:table-row>
      </table:table>
      <table:table table:name="17" table:style-name="ta1">
        <table:table-column table:style-name="co1" table:number-columns-repeated="2" table:default-cell-style-name="ce1"/>
        <table:table-row table:style-name="ro1">
          <table:table-cell office:value-type="float" office:value="115.3" calcext:value-type="float">
            <text:p>115.3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114.3" calcext:value-type="float">
            <text:p>114.3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113.7" calcext:value-type="float">
            <text:p>113.70</text:p>
          </table:table-cell>
          <table:table-cell office:value-type="float" office:value="-45" calcext:value-type="float">
            <text:p>-45.00</text:p>
          </table:table-cell>
        </table:table-row>
      </table:table>
      <table:table table:name="17-18" table:style-name="ta1"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office:value-type="float" office:value="3" calcext:value-type="float">
            <text:p>3</text:p>
          </table:table-cell>
          <table:table-cell table:formula="of:=110+3.7-3.7*SIN(PI()/180*[.A1])" office:value-type="float" office:value="113.506356961901" calcext:value-type="float">
            <text:p>113.51</text:p>
          </table:table-cell>
          <table:table-cell table:formula="of:=-45-3.7+3.7*COS(PI()/180*[.A1])" office:value-type="float" office:value="-45.0050707214081" calcext:value-type="float">
            <text:p>-45.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10+3.7-3.7*SIN(PI()/180*[.A2])" office:value-type="float" office:value="113.31324468591" calcext:value-type="float">
            <text:p>113.31</text:p>
          </table:table-cell>
          <table:table-cell table:formula="of:=-45-3.7+3.7*COS(PI()/180*[.A2])" office:value-type="float" office:value="-45.0202689871374" calcext:value-type="float">
            <text:p>-45.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10+3.7-3.7*SIN(PI()/180*[.A3])" office:value-type="float" office:value="113.121192479351" calcext:value-type="float">
            <text:p>113.12</text:p>
          </table:table-cell>
          <table:table-cell table:formula="of:=-45-3.7+3.7*COS(PI()/180*[.A3])" office:value-type="float" office:value="-45.045553139798" calcext:value-type="float">
            <text:p>-45.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110+3.7-3.7*SIN(PI()/180*[.A4])" office:value-type="float" office:value="112.930726743974" calcext:value-type="float">
            <text:p>112.93</text:p>
          </table:table-cell>
          <table:table-cell table:formula="of:=-45-3.7+3.7*COS(PI()/180*[.A4])" office:value-type="float" office:value="-45.0808538772849" calcext:value-type="float">
            <text:p>-45.0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110+3.7-3.7*SIN(PI()/180*[.A5])" office:value-type="float" office:value="112.742369533121" calcext:value-type="float">
            <text:p>112.74</text:p>
          </table:table-cell>
          <table:table-cell table:formula="of:=-45-3.7+3.7*COS(PI()/180*[.A5])" office:value-type="float" office:value="-45.1260744427305" calcext:value-type="float">
            <text:p>-45.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110+3.7-3.7*SIN(PI()/180*[.A6])" office:value-type="float" office:value="112.556637120813" calcext:value-type="float">
            <text:p>112.56</text:p>
          </table:table-cell>
          <table:table-cell table:formula="of:=-45-3.7+3.7*COS(PI()/180*[.A6])" office:value-type="float" office:value="-45.1810908897079" calcext:value-type="float">
            <text:p>-45.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110+3.7-3.7*SIN(PI()/180*[.A7])" office:value-type="float" office:value="112.374038586682" calcext:value-type="float">
            <text:p>112.37</text:p>
          </table:table-cell>
          <table:table-cell table:formula="of:=-45-3.7+3.7*COS(PI()/180*[.A7])" office:value-type="float" office:value="-45.2457524219604" calcext:value-type="float">
            <text:p>-45.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110+3.7-3.7*SIN(PI()/180*[.A8])" office:value-type="float" office:value="112.19507442062" calcext:value-type="float">
            <text:p>112.20</text:p>
          </table:table-cell>
          <table:table-cell table:formula="of:=-45-3.7+3.7*COS(PI()/180*[.A8])" office:value-type="float" office:value="-45.3198818067224" calcext:value-type="float">
            <text:p>-45.3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110+3.7-3.7*SIN(PI()/180*[.A9])" office:value-type="float" office:value="112.020235150964" calcext:value-type="float">
            <text:p>112.02</text:p>
          </table:table-cell>
          <table:table-cell table:formula="of:=-45-3.7+3.7*COS(PI()/180*[.A9])" office:value-type="float" office:value="-45.4032758605031" calcext:value-type="float">
            <text:p>-45.4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110+3.7-3.7*SIN(PI()/180*[.A10])" office:value-type="float" office:value="111.85" calcext:value-type="float">
            <text:p>111.85</text:p>
          </table:table-cell>
          <table:table-cell table:formula="of:=-45-3.7+3.7*COS(PI()/180*[.A10])" office:value-type="float" office:value="-45.4957060059976" calcext:value-type="float">
            <text:p>-45.5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110+3.7-3.7*SIN(PI()/180*[.A11])" office:value-type="float" office:value="111.684835570444" calcext:value-type="float">
            <text:p>111.68</text:p>
          </table:table-cell>
          <table:table-cell table:formula="of:=-45-3.7+3.7*COS(PI()/180*[.A11])" office:value-type="float" office:value="-45.5969188986019" calcext:value-type="float">
            <text:p>-45.6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110+3.7-3.7*SIN(PI()/180*[.A12])" office:value-type="float" office:value="111.525194566518" calcext:value-type="float">
            <text:p>111.53</text:p>
          </table:table-cell>
          <table:table-cell table:formula="of:=-45-3.7+3.7*COS(PI()/180*[.A12])" office:value-type="float" office:value="-45.7066371208127" calcext:value-type="float">
            <text:p>-45.7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110+3.7-3.7*SIN(PI()/180*[.A13])" office:value-type="float" office:value="111.371514553116" calcext:value-type="float">
            <text:p>111.37</text:p>
          </table:table-cell>
          <table:table-cell table:formula="of:=-45-3.7+3.7*COS(PI()/180*[.A13])" office:value-type="float" office:value="-45.8245599426092" calcext:value-type="float">
            <text:p>-45.8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110+3.7-3.7*SIN(PI()/180*[.A14])" office:value-type="float" office:value="111.224216756472" calcext:value-type="float">
            <text:p>111.22</text:p>
          </table:table-cell>
          <table:table-cell table:formula="of:=-45-3.7+3.7*COS(PI()/180*[.A14])" office:value-type="float" office:value="-45.9503641457336" calcext:value-type="float">
            <text:p>-45.9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110+3.7-3.7*SIN(PI()/180*[.A15])" office:value-type="float" office:value="111.08370490961" calcext:value-type="float">
            <text:p>111.08</text:p>
          </table:table-cell>
          <table:table-cell table:formula="of:=-45-3.7+3.7*COS(PI()/180*[.A15])" office:value-type="float" office:value="-46.0837049096098" calcext:value-type="float">
            <text:p>-46.0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110+3.7-3.7*SIN(PI()/180*[.A16])" office:value-type="float" office:value="110.950364145734" calcext:value-type="float">
            <text:p>110.95</text:p>
          </table:table-cell>
          <table:table-cell table:formula="of:=-45-3.7+3.7*COS(PI()/180*[.A16])" office:value-type="float" office:value="-46.2242167564722" calcext:value-type="float">
            <text:p>-46.2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110+3.7-3.7*SIN(PI()/180*[.A17])" office:value-type="float" office:value="110.824559942609" calcext:value-type="float">
            <text:p>110.82</text:p>
          </table:table-cell>
          <table:table-cell table:formula="of:=-45-3.7+3.7*COS(PI()/180*[.A17])" office:value-type="float" office:value="-46.3715145531156" calcext:value-type="float">
            <text:p>-46.3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110+3.7-3.7*SIN(PI()/180*[.A18])" office:value-type="float" office:value="110.706637120813" calcext:value-type="float">
            <text:p>110.71</text:p>
          </table:table-cell>
          <table:table-cell table:formula="of:=-45-3.7+3.7*COS(PI()/180*[.A18])" office:value-type="float" office:value="-46.5251945665179" calcext:value-type="float">
            <text:p>-46.5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110+3.7-3.7*SIN(PI()/180*[.A19])" office:value-type="float" office:value="110.596918898602" calcext:value-type="float">
            <text:p>110.60</text:p>
          </table:table-cell>
          <table:table-cell table:formula="of:=-45-3.7+3.7*COS(PI()/180*[.A19])" office:value-type="float" office:value="-46.6848355704444" calcext:value-type="float">
            <text:p>-46.6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110+3.7-3.7*SIN(PI()/180*[.A20])" office:value-type="float" office:value="110.495706005998" calcext:value-type="float">
            <text:p>110.50</text:p>
          </table:table-cell>
          <table:table-cell table:formula="of:=-45-3.7+3.7*COS(PI()/180*[.A20])" office:value-type="float" office:value="-46.85" calcext:value-type="float">
            <text:p>-46.8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110+3.7-3.7*SIN(PI()/180*[.A21])" office:value-type="float" office:value="110.403275860503" calcext:value-type="float">
            <text:p>110.40</text:p>
          </table:table-cell>
          <table:table-cell table:formula="of:=-45-3.7+3.7*COS(PI()/180*[.A21])" office:value-type="float" office:value="-47.0202351509637" calcext:value-type="float">
            <text:p>-47.0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110+3.7-3.7*SIN(PI()/180*[.A22])" office:value-type="float" office:value="110.319881806722" calcext:value-type="float">
            <text:p>110.32</text:p>
          </table:table-cell>
          <table:table-cell table:formula="of:=-45-3.7+3.7*COS(PI()/180*[.A22])" office:value-type="float" office:value="-47.1950744206195" calcext:value-type="float">
            <text:p>-47.2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110+3.7-3.7*SIN(PI()/180*[.A23])" office:value-type="float" office:value="110.24575242196" calcext:value-type="float">
            <text:p>110.25</text:p>
          </table:table-cell>
          <table:table-cell table:formula="of:=-45-3.7+3.7*COS(PI()/180*[.A23])" office:value-type="float" office:value="-47.3740385866824" calcext:value-type="float">
            <text:p>-47.3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110+3.7-3.7*SIN(PI()/180*[.A24])" office:value-type="float" office:value="110.181090889708" calcext:value-type="float">
            <text:p>110.18</text:p>
          </table:table-cell>
          <table:table-cell table:formula="of:=-45-3.7+3.7*COS(PI()/180*[.A24])" office:value-type="float" office:value="-47.5566371208127" calcext:value-type="float">
            <text:p>-47.5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110+3.7-3.7*SIN(PI()/180*[.A25])" office:value-type="float" office:value="110.12607444273" calcext:value-type="float">
            <text:p>110.13</text:p>
          </table:table-cell>
          <table:table-cell table:formula="of:=-45-3.7+3.7*COS(PI()/180*[.A25])" office:value-type="float" office:value="-47.7423695331207" calcext:value-type="float">
            <text:p>-47.7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110+3.7-3.7*SIN(PI()/180*[.A26])" office:value-type="float" office:value="110.080853877285" calcext:value-type="float">
            <text:p>110.08</text:p>
          </table:table-cell>
          <table:table-cell table:formula="of:=-45-3.7+3.7*COS(PI()/180*[.A26])" office:value-type="float" office:value="-47.9307267439743" calcext:value-type="float">
            <text:p>-47.9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110+3.7-3.7*SIN(PI()/180*[.A27])" office:value-type="float" office:value="110.045553139798" calcext:value-type="float">
            <text:p>110.05</text:p>
          </table:table-cell>
          <table:table-cell table:formula="of:=-45-3.7+3.7*COS(PI()/180*[.A27])" office:value-type="float" office:value="-48.1211924793512" calcext:value-type="float">
            <text:p>-48.1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110+3.7-3.7*SIN(PI()/180*[.A28])" office:value-type="float" office:value="110.020268987137" calcext:value-type="float">
            <text:p>110.02</text:p>
          </table:table-cell>
          <table:table-cell table:formula="of:=-45-3.7+3.7*COS(PI()/180*[.A28])" office:value-type="float" office:value="-48.3132446859097" calcext:value-type="float">
            <text:p>-48.3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110+3.7-3.7*SIN(PI()/180*[.A29])" office:value-type="float" office:value="110.005070721408" calcext:value-type="float">
            <text:p>110.01</text:p>
          </table:table-cell>
          <table:table-cell table:formula="of:=-45-3.7+3.7*COS(PI()/180*[.A29])" office:value-type="float" office:value="-48.5063569619011" calcext:value-type="float">
            <text:p>-48.5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110+3.7-3.7*SIN(PI()/180*[.A30])" office:value-type="float" office:value="110" calcext:value-type="float">
            <text:p>110.00</text:p>
          </table:table-cell>
          <table:table-cell table:formula="of:=-45-3.7+3.7*COS(PI()/180*[.A30])" office:value-type="float" office:value="-48.7" calcext:value-type="float">
            <text:p>-48.70</text:p>
          </table:table-cell>
        </table:table-row>
      </table:table>
      <table:table table:name="18" table:style-name="ta1">
        <table:table-column table:style-name="co1" table:number-columns-repeated="2" table:default-cell-style-name="ce1"/>
        <table:table-row table:style-name="ro1">
          <table:table-cell office:value-type="float" office:value="110" calcext:value-type="float">
            <text:p>110.00</text:p>
          </table:table-cell>
          <table:table-cell office:value-type="float" office:value="-49.7" calcext:value-type="float">
            <text:p>-49.70</text:p>
          </table:table-cell>
        </table:table-row>
        <table:table-row table:style-name="ro1">
          <table:table-cell office:value-type="float" office:value="110" calcext:value-type="float">
            <text:p>110.00</text:p>
          </table:table-cell>
          <table:table-cell office:value-type="float" office:value="-50.7" calcext:value-type="float">
            <text:p>-50.70</text:p>
          </table:table-cell>
        </table:table-row>
        <table:table-row table:style-name="ro1">
          <table:table-cell office:value-type="float" office:value="110" calcext:value-type="float">
            <text:p>110.00</text:p>
          </table:table-cell>
          <table:table-cell office:value-type="float" office:value="-51.7" calcext:value-type="float">
            <text:p>-51.70</text:p>
          </table:table-cell>
        </table:table-row>
        <table:table-row table:style-name="ro1">
          <table:table-cell office:value-type="float" office:value="110" calcext:value-type="float">
            <text:p>110.00</text:p>
          </table:table-cell>
          <table:table-cell office:value-type="float" office:value="-52.7" calcext:value-type="float">
            <text:p>-52.70</text:p>
          </table:table-cell>
        </table:table-row>
        <table:table-row table:style-name="ro1">
          <table:table-cell office:value-type="float" office:value="110" calcext:value-type="float">
            <text:p>110.00</text:p>
          </table:table-cell>
          <table:table-cell office:value-type="float" office:value="-53.7" calcext:value-type="float">
            <text:p>-53.70</text:p>
          </table:table-cell>
        </table:table-row>
        <table:table-row table:style-name="ro1">
          <table:table-cell office:value-type="float" office:value="110" calcext:value-type="float">
            <text:p>110.00</text:p>
          </table:table-cell>
          <table:table-cell office:value-type="float" office:value="-54.7" calcext:value-type="float">
            <text:p>-54.70</text:p>
          </table:table-cell>
        </table:table-row>
        <table:table-row table:style-name="ro1">
          <table:table-cell office:value-type="float" office:value="110" calcext:value-type="float">
            <text:p>110.00</text:p>
          </table:table-cell>
          <table:table-cell office:value-type="float" office:value="-55.7" calcext:value-type="float">
            <text:p>-55.70</text:p>
          </table:table-cell>
        </table:table-row>
        <table:table-row table:style-name="ro1">
          <table:table-cell office:value-type="float" office:value="110" calcext:value-type="float">
            <text:p>110.00</text:p>
          </table:table-cell>
          <table:table-cell office:value-type="float" office:value="-56.7" calcext:value-type="float">
            <text:p>-56.70</text:p>
          </table:table-cell>
        </table:table-row>
        <table:table-row table:style-name="ro1">
          <table:table-cell office:value-type="float" office:value="110" calcext:value-type="float">
            <text:p>110.00</text:p>
          </table:table-cell>
          <table:table-cell office:value-type="float" office:value="-57.7" calcext:value-type="float">
            <text:p>-57.70</text:p>
          </table:table-cell>
        </table:table-row>
        <table:table-row table:style-name="ro1">
          <table:table-cell office:value-type="float" office:value="110" calcext:value-type="float">
            <text:p>110.00</text:p>
          </table:table-cell>
          <table:table-cell office:value-type="float" office:value="-58.7" calcext:value-type="float">
            <text:p>-58.70</text:p>
          </table:table-cell>
        </table:table-row>
        <table:table-row table:style-name="ro1">
          <table:table-cell office:value-type="float" office:value="110" calcext:value-type="float">
            <text:p>110.00</text:p>
          </table:table-cell>
          <table:table-cell office:value-type="float" office:value="-59.7" calcext:value-type="float">
            <text:p>-59.70</text:p>
          </table:table-cell>
        </table:table-row>
        <table:table-row table:style-name="ro1">
          <table:table-cell office:value-type="float" office:value="110" calcext:value-type="float">
            <text:p>110.00</text:p>
          </table:table-cell>
          <table:table-cell office:value-type="float" office:value="-60.7" calcext:value-type="float">
            <text:p>-60.70</text:p>
          </table:table-cell>
        </table:table-row>
        <table:table-row table:style-name="ro1">
          <table:table-cell office:value-type="float" office:value="110" calcext:value-type="float">
            <text:p>110.00</text:p>
          </table:table-cell>
          <table:table-cell office:value-type="float" office:value="-61.7" calcext:value-type="float">
            <text:p>-61.70</text:p>
          </table:table-cell>
        </table:table-row>
        <table:table-row table:style-name="ro1">
          <table:table-cell office:value-type="float" office:value="110" calcext:value-type="float">
            <text:p>110.00</text:p>
          </table:table-cell>
          <table:table-cell office:value-type="float" office:value="-62.7" calcext:value-type="float">
            <text:p>-62.70</text:p>
          </table:table-cell>
        </table:table-row>
        <table:table-row table:style-name="ro1">
          <table:table-cell office:value-type="float" office:value="110" calcext:value-type="float">
            <text:p>110.00</text:p>
          </table:table-cell>
          <table:table-cell office:value-type="float" office:value="-63.7" calcext:value-type="float">
            <text:p>-63.70</text:p>
          </table:table-cell>
        </table:table-row>
        <table:table-row table:style-name="ro1">
          <table:table-cell office:value-type="float" office:value="110" calcext:value-type="float">
            <text:p>110.00</text:p>
          </table:table-cell>
          <table:table-cell office:value-type="float" office:value="-64.7" calcext:value-type="float">
            <text:p>-64.70</text:p>
          </table:table-cell>
        </table:table-row>
        <table:table-row table:style-name="ro1">
          <table:table-cell office:value-type="float" office:value="110" calcext:value-type="float">
            <text:p>110.00</text:p>
          </table:table-cell>
          <table:table-cell office:value-type="float" office:value="-65.7" calcext:value-type="float">
            <text:p>-65.70</text:p>
          </table:table-cell>
        </table:table-row>
        <table:table-row table:style-name="ro1">
          <table:table-cell office:value-type="float" office:value="110" calcext:value-type="float">
            <text:p>110.00</text:p>
          </table:table-cell>
          <table:table-cell office:value-type="float" office:value="-66.7" calcext:value-type="float">
            <text:p>-66.70</text:p>
          </table:table-cell>
        </table:table-row>
        <table:table-row table:style-name="ro1">
          <table:table-cell office:value-type="float" office:value="110" calcext:value-type="float">
            <text:p>110.00</text:p>
          </table:table-cell>
          <table:table-cell office:value-type="float" office:value="-67.7" calcext:value-type="float">
            <text:p>-67.70</text:p>
          </table:table-cell>
        </table:table-row>
        <table:table-row table:style-name="ro1">
          <table:table-cell office:value-type="float" office:value="110" calcext:value-type="float">
            <text:p>110.00</text:p>
          </table:table-cell>
          <table:table-cell office:value-type="float" office:value="-68.7" calcext:value-type="float">
            <text:p>-68.70</text:p>
          </table:table-cell>
        </table:table-row>
        <table:table-row table:style-name="ro1">
          <table:table-cell office:value-type="float" office:value="110" calcext:value-type="float">
            <text:p>110.00</text:p>
          </table:table-cell>
          <table:table-cell office:value-type="float" office:value="-69.7" calcext:value-type="float">
            <text:p>-69.70</text:p>
          </table:table-cell>
        </table:table-row>
        <table:table-row table:style-name="ro1">
          <table:table-cell office:value-type="float" office:value="110" calcext:value-type="float">
            <text:p>110.00</text:p>
          </table:table-cell>
          <table:table-cell office:value-type="float" office:value="-70.7" calcext:value-type="float">
            <text:p>-70.70</text:p>
          </table:table-cell>
        </table:table-row>
        <table:table-row table:style-name="ro1">
          <table:table-cell office:value-type="float" office:value="110" calcext:value-type="float">
            <text:p>110.00</text:p>
          </table:table-cell>
          <table:table-cell office:value-type="float" office:value="-71.7" calcext:value-type="float">
            <text:p>-71.70</text:p>
          </table:table-cell>
        </table:table-row>
        <table:table-row table:style-name="ro1">
          <table:table-cell office:value-type="float" office:value="110" calcext:value-type="float">
            <text:p>110.00</text:p>
          </table:table-cell>
          <table:table-cell office:value-type="float" office:value="-72.7" calcext:value-type="float">
            <text:p>-72.70</text:p>
          </table:table-cell>
        </table:table-row>
        <table:table-row table:style-name="ro1">
          <table:table-cell office:value-type="float" office:value="110" calcext:value-type="float">
            <text:p>110.00</text:p>
          </table:table-cell>
          <table:table-cell office:value-type="float" office:value="-73.7" calcext:value-type="float">
            <text:p>-73.70</text:p>
          </table:table-cell>
        </table:table-row>
        <table:table-row table:style-name="ro1">
          <table:table-cell office:value-type="float" office:value="110" calcext:value-type="float">
            <text:p>110.00</text:p>
          </table:table-cell>
          <table:table-cell office:value-type="float" office:value="-74.7" calcext:value-type="float">
            <text:p>-74.70</text:p>
          </table:table-cell>
        </table:table-row>
        <table:table-row table:style-name="ro1">
          <table:table-cell office:value-type="float" office:value="110" calcext:value-type="float">
            <text:p>110.00</text:p>
          </table:table-cell>
          <table:table-cell office:value-type="float" office:value="-75.7" calcext:value-type="float">
            <text:p>-75.70</text:p>
          </table:table-cell>
        </table:table-row>
        <table:table-row table:style-name="ro1">
          <table:table-cell office:value-type="float" office:value="110" calcext:value-type="float">
            <text:p>110.00</text:p>
          </table:table-cell>
          <table:table-cell office:value-type="float" office:value="-76.7" calcext:value-type="float">
            <text:p>-76.70</text:p>
          </table:table-cell>
        </table:table-row>
        <table:table-row table:style-name="ro1">
          <table:table-cell office:value-type="float" office:value="110" calcext:value-type="float">
            <text:p>110.00</text:p>
          </table:table-cell>
          <table:table-cell office:value-type="float" office:value="-77.7" calcext:value-type="float">
            <text:p>-77.70</text:p>
          </table:table-cell>
        </table:table-row>
        <table:table-row table:style-name="ro1">
          <table:table-cell office:value-type="float" office:value="110" calcext:value-type="float">
            <text:p>110.00</text:p>
          </table:table-cell>
          <table:table-cell office:value-type="float" office:value="-78.7" calcext:value-type="float">
            <text:p>-78.70</text:p>
          </table:table-cell>
        </table:table-row>
        <table:table-row table:style-name="ro1">
          <table:table-cell office:value-type="float" office:value="110" calcext:value-type="float">
            <text:p>110.00</text:p>
          </table:table-cell>
          <table:table-cell office:value-type="float" office:value="-79.7" calcext:value-type="float">
            <text:p>-79.70</text:p>
          </table:table-cell>
        </table:table-row>
        <table:table-row table:style-name="ro1">
          <table:table-cell office:value-type="float" office:value="110" calcext:value-type="float">
            <text:p>110.00</text:p>
          </table:table-cell>
          <table:table-cell office:value-type="float" office:value="-80.7" calcext:value-type="float">
            <text:p>-80.70</text:p>
          </table:table-cell>
        </table:table-row>
        <table:table-row table:style-name="ro1">
          <table:table-cell office:value-type="float" office:value="110" calcext:value-type="float">
            <text:p>110.00</text:p>
          </table:table-cell>
          <table:table-cell office:value-type="float" office:value="-81.7" calcext:value-type="float">
            <text:p>-81.70</text:p>
          </table:table-cell>
        </table:table-row>
        <table:table-row table:style-name="ro1">
          <table:table-cell office:value-type="float" office:value="110" calcext:value-type="float">
            <text:p>110.00</text:p>
          </table:table-cell>
          <table:table-cell office:value-type="float" office:value="-82.7" calcext:value-type="float">
            <text:p>-82.70</text:p>
          </table:table-cell>
        </table:table-row>
        <table:table-row table:style-name="ro1">
          <table:table-cell office:value-type="float" office:value="110" calcext:value-type="float">
            <text:p>110.00</text:p>
          </table:table-cell>
          <table:table-cell office:value-type="float" office:value="-83.7" calcext:value-type="float">
            <text:p>-83.70</text:p>
          </table:table-cell>
        </table:table-row>
        <table:table-row table:style-name="ro1">
          <table:table-cell office:value-type="float" office:value="110" calcext:value-type="float">
            <text:p>110.00</text:p>
          </table:table-cell>
          <table:table-cell office:value-type="float" office:value="-84.7" calcext:value-type="float">
            <text:p>-84.70</text:p>
          </table:table-cell>
        </table:table-row>
        <table:table-row table:style-name="ro1">
          <table:table-cell office:value-type="float" office:value="110" calcext:value-type="float">
            <text:p>110.00</text:p>
          </table:table-cell>
          <table:table-cell office:value-type="float" office:value="-85.7" calcext:value-type="float">
            <text:p>-85.70</text:p>
          </table:table-cell>
        </table:table-row>
        <table:table-row table:style-name="ro1">
          <table:table-cell office:value-type="float" office:value="110" calcext:value-type="float">
            <text:p>110.00</text:p>
          </table:table-cell>
          <table:table-cell office:value-type="float" office:value="-86.7" calcext:value-type="float">
            <text:p>-86.70</text:p>
          </table:table-cell>
        </table:table-row>
        <table:table-row table:style-name="ro1">
          <table:table-cell office:value-type="float" office:value="110" calcext:value-type="float">
            <text:p>110.00</text:p>
          </table:table-cell>
          <table:table-cell office:value-type="float" office:value="-87.7" calcext:value-type="float">
            <text:p>-87.70</text:p>
          </table:table-cell>
        </table:table-row>
        <table:table-row table:style-name="ro1">
          <table:table-cell office:value-type="float" office:value="110" calcext:value-type="float">
            <text:p>110.00</text:p>
          </table:table-cell>
          <table:table-cell office:value-type="float" office:value="-88.7" calcext:value-type="float">
            <text:p>-88.70</text:p>
          </table:table-cell>
        </table:table-row>
        <table:table-row table:style-name="ro1">
          <table:table-cell office:value-type="float" office:value="110" calcext:value-type="float">
            <text:p>110.00</text:p>
          </table:table-cell>
          <table:table-cell office:value-type="float" office:value="-89.7" calcext:value-type="float">
            <text:p>-89.70</text:p>
          </table:table-cell>
        </table:table-row>
        <table:table-row table:style-name="ro1">
          <table:table-cell office:value-type="float" office:value="110" calcext:value-type="float">
            <text:p>110.00</text:p>
          </table:table-cell>
          <table:table-cell office:value-type="float" office:value="-90.7" calcext:value-type="float">
            <text:p>-90.70</text:p>
          </table:table-cell>
        </table:table-row>
        <table:table-row table:style-name="ro1">
          <table:table-cell office:value-type="float" office:value="110" calcext:value-type="float">
            <text:p>110.00</text:p>
          </table:table-cell>
          <table:table-cell office:value-type="float" office:value="-91.7" calcext:value-type="float">
            <text:p>-91.70</text:p>
          </table:table-cell>
        </table:table-row>
        <table:table-row table:style-name="ro1">
          <table:table-cell office:value-type="float" office:value="110" calcext:value-type="float">
            <text:p>110.00</text:p>
          </table:table-cell>
          <table:table-cell office:value-type="float" office:value="-92.7" calcext:value-type="float">
            <text:p>-92.70</text:p>
          </table:table-cell>
        </table:table-row>
        <table:table-row table:style-name="ro1">
          <table:table-cell office:value-type="float" office:value="110" calcext:value-type="float">
            <text:p>110.00</text:p>
          </table:table-cell>
          <table:table-cell office:value-type="float" office:value="-93.7" calcext:value-type="float">
            <text:p>-93.70</text:p>
          </table:table-cell>
        </table:table-row>
        <table:table-row table:style-name="ro1">
          <table:table-cell office:value-type="float" office:value="110" calcext:value-type="float">
            <text:p>110.00</text:p>
          </table:table-cell>
          <table:table-cell office:value-type="float" office:value="-94.7" calcext:value-type="float">
            <text:p>-94.70</text:p>
          </table:table-cell>
        </table:table-row>
        <table:table-row table:style-name="ro1">
          <table:table-cell office:value-type="float" office:value="110" calcext:value-type="float">
            <text:p>110.00</text:p>
          </table:table-cell>
          <table:table-cell office:value-type="float" office:value="-95.7" calcext:value-type="float">
            <text:p>-95.70</text:p>
          </table:table-cell>
        </table:table-row>
        <table:table-row table:style-name="ro1">
          <table:table-cell office:value-type="float" office:value="110" calcext:value-type="float">
            <text:p>110.00</text:p>
          </table:table-cell>
          <table:table-cell office:value-type="float" office:value="-96.3" calcext:value-type="float">
            <text:p>-96.30</text:p>
          </table:table-cell>
        </table:table-row>
      </table:table>
      <table:table table:name="18-19" table:style-name="ta1"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office:value-type="float" office:value="3" calcext:value-type="float">
            <text:p>3</text:p>
          </table:table-cell>
          <table:table-cell table:formula="of:=110-3.7+3.7*COS(PI()/180*[.A1])" office:value-type="float" office:value="109.994929278592" calcext:value-type="float">
            <text:p>109.99</text:p>
          </table:table-cell>
          <table:table-cell table:formula="of:=-100+3.7-3.7*SIN(PI()/180*[.A1])" office:value-type="float" office:value="-96.4936430380989" calcext:value-type="float">
            <text:p>-96.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10-3.7+3.7*COS(PI()/180*[.A2])" office:value-type="float" office:value="109.979731012863" calcext:value-type="float">
            <text:p>109.98</text:p>
          </table:table-cell>
          <table:table-cell table:formula="of:=-100+3.7-3.7*SIN(PI()/180*[.A2])" office:value-type="float" office:value="-96.6867553140903" calcext:value-type="float">
            <text:p>-96.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10-3.7+3.7*COS(PI()/180*[.A3])" office:value-type="float" office:value="109.954446860202" calcext:value-type="float">
            <text:p>109.95</text:p>
          </table:table-cell>
          <table:table-cell table:formula="of:=-100+3.7-3.7*SIN(PI()/180*[.A3])" office:value-type="float" office:value="-96.8788075206489" calcext:value-type="float">
            <text:p>-96.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110-3.7+3.7*COS(PI()/180*[.A4])" office:value-type="float" office:value="109.919146122715" calcext:value-type="float">
            <text:p>109.92</text:p>
          </table:table-cell>
          <table:table-cell table:formula="of:=-100+3.7-3.7*SIN(PI()/180*[.A4])" office:value-type="float" office:value="-97.0692732560257" calcext:value-type="float">
            <text:p>-97.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110-3.7+3.7*COS(PI()/180*[.A5])" office:value-type="float" office:value="109.87392555727" calcext:value-type="float">
            <text:p>109.87</text:p>
          </table:table-cell>
          <table:table-cell table:formula="of:=-100+3.7-3.7*SIN(PI()/180*[.A5])" office:value-type="float" office:value="-97.2576304668793" calcext:value-type="float">
            <text:p>-97.2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110-3.7+3.7*COS(PI()/180*[.A6])" office:value-type="float" office:value="109.818909110292" calcext:value-type="float">
            <text:p>109.82</text:p>
          </table:table-cell>
          <table:table-cell table:formula="of:=-100+3.7-3.7*SIN(PI()/180*[.A6])" office:value-type="float" office:value="-97.4433628791873" calcext:value-type="float">
            <text:p>-97.4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110-3.7+3.7*COS(PI()/180*[.A7])" office:value-type="float" office:value="109.75424757804" calcext:value-type="float">
            <text:p>109.75</text:p>
          </table:table-cell>
          <table:table-cell table:formula="of:=-100+3.7-3.7*SIN(PI()/180*[.A7])" office:value-type="float" office:value="-97.6259614133176" calcext:value-type="float">
            <text:p>-97.6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110-3.7+3.7*COS(PI()/180*[.A8])" office:value-type="float" office:value="109.680118193278" calcext:value-type="float">
            <text:p>109.68</text:p>
          </table:table-cell>
          <table:table-cell table:formula="of:=-100+3.7-3.7*SIN(PI()/180*[.A8])" office:value-type="float" office:value="-97.8049255793805" calcext:value-type="float">
            <text:p>-97.8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110-3.7+3.7*COS(PI()/180*[.A9])" office:value-type="float" office:value="109.596724139497" calcext:value-type="float">
            <text:p>109.60</text:p>
          </table:table-cell>
          <table:table-cell table:formula="of:=-100+3.7-3.7*SIN(PI()/180*[.A9])" office:value-type="float" office:value="-97.9797648490363" calcext:value-type="float">
            <text:p>-97.9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110-3.7+3.7*COS(PI()/180*[.A10])" office:value-type="float" office:value="109.504293994002" calcext:value-type="float">
            <text:p>109.50</text:p>
          </table:table-cell>
          <table:table-cell table:formula="of:=-100+3.7-3.7*SIN(PI()/180*[.A10])" office:value-type="float" office:value="-98.15" calcext:value-type="float">
            <text:p>-98.1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110-3.7+3.7*COS(PI()/180*[.A11])" office:value-type="float" office:value="109.403081101398" calcext:value-type="float">
            <text:p>109.40</text:p>
          </table:table-cell>
          <table:table-cell table:formula="of:=-100+3.7-3.7*SIN(PI()/180*[.A11])" office:value-type="float" office:value="-98.3151644295556" calcext:value-type="float">
            <text:p>-98.3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110-3.7+3.7*COS(PI()/180*[.A12])" office:value-type="float" office:value="109.293362879187" calcext:value-type="float">
            <text:p>109.29</text:p>
          </table:table-cell>
          <table:table-cell table:formula="of:=-100+3.7-3.7*SIN(PI()/180*[.A12])" office:value-type="float" office:value="-98.4748054334822" calcext:value-type="float">
            <text:p>-98.4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110-3.7+3.7*COS(PI()/180*[.A13])" office:value-type="float" office:value="109.175440057391" calcext:value-type="float">
            <text:p>109.18</text:p>
          </table:table-cell>
          <table:table-cell table:formula="of:=-100+3.7-3.7*SIN(PI()/180*[.A13])" office:value-type="float" office:value="-98.6284854468844" calcext:value-type="float">
            <text:p>-98.6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110-3.7+3.7*COS(PI()/180*[.A14])" office:value-type="float" office:value="109.049635854266" calcext:value-type="float">
            <text:p>109.05</text:p>
          </table:table-cell>
          <table:table-cell table:formula="of:=-100+3.7-3.7*SIN(PI()/180*[.A14])" office:value-type="float" office:value="-98.7757832435278" calcext:value-type="float">
            <text:p>-98.7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110-3.7+3.7*COS(PI()/180*[.A15])" office:value-type="float" office:value="108.91629509039" calcext:value-type="float">
            <text:p>108.92</text:p>
          </table:table-cell>
          <table:table-cell table:formula="of:=-100+3.7-3.7*SIN(PI()/180*[.A15])" office:value-type="float" office:value="-98.9162950903902" calcext:value-type="float">
            <text:p>-98.9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110-3.7+3.7*COS(PI()/180*[.A16])" office:value-type="float" office:value="108.775783243528" calcext:value-type="float">
            <text:p>108.78</text:p>
          </table:table-cell>
          <table:table-cell table:formula="of:=-100+3.7-3.7*SIN(PI()/180*[.A16])" office:value-type="float" office:value="-99.0496358542664" calcext:value-type="float">
            <text:p>-99.0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110-3.7+3.7*COS(PI()/180*[.A17])" office:value-type="float" office:value="108.628485446884" calcext:value-type="float">
            <text:p>108.63</text:p>
          </table:table-cell>
          <table:table-cell table:formula="of:=-100+3.7-3.7*SIN(PI()/180*[.A17])" office:value-type="float" office:value="-99.1754400573908" calcext:value-type="float">
            <text:p>-99.1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110-3.7+3.7*COS(PI()/180*[.A18])" office:value-type="float" office:value="108.474805433482" calcext:value-type="float">
            <text:p>108.47</text:p>
          </table:table-cell>
          <table:table-cell table:formula="of:=-100+3.7-3.7*SIN(PI()/180*[.A18])" office:value-type="float" office:value="-99.2933628791873" calcext:value-type="float">
            <text:p>-99.2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110-3.7+3.7*COS(PI()/180*[.A19])" office:value-type="float" office:value="108.315164429556" calcext:value-type="float">
            <text:p>108.32</text:p>
          </table:table-cell>
          <table:table-cell table:formula="of:=-100+3.7-3.7*SIN(PI()/180*[.A19])" office:value-type="float" office:value="-99.4030811013981" calcext:value-type="float">
            <text:p>-99.4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110-3.7+3.7*COS(PI()/180*[.A20])" office:value-type="float" office:value="108.15" calcext:value-type="float">
            <text:p>108.15</text:p>
          </table:table-cell>
          <table:table-cell table:formula="of:=-100+3.7-3.7*SIN(PI()/180*[.A20])" office:value-type="float" office:value="-99.5042939940024" calcext:value-type="float">
            <text:p>-99.5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110-3.7+3.7*COS(PI()/180*[.A21])" office:value-type="float" office:value="107.979764849036" calcext:value-type="float">
            <text:p>107.98</text:p>
          </table:table-cell>
          <table:table-cell table:formula="of:=-100+3.7-3.7*SIN(PI()/180*[.A21])" office:value-type="float" office:value="-99.596724139497" calcext:value-type="float">
            <text:p>-99.6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110-3.7+3.7*COS(PI()/180*[.A22])" office:value-type="float" office:value="107.80492557938" calcext:value-type="float">
            <text:p>107.80</text:p>
          </table:table-cell>
          <table:table-cell table:formula="of:=-100+3.7-3.7*SIN(PI()/180*[.A22])" office:value-type="float" office:value="-99.6801181932776" calcext:value-type="float">
            <text:p>-99.6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110-3.7+3.7*COS(PI()/180*[.A23])" office:value-type="float" office:value="107.625961413318" calcext:value-type="float">
            <text:p>107.63</text:p>
          </table:table-cell>
          <table:table-cell table:formula="of:=-100+3.7-3.7*SIN(PI()/180*[.A23])" office:value-type="float" office:value="-99.7542475780396" calcext:value-type="float">
            <text:p>-99.7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110-3.7+3.7*COS(PI()/180*[.A24])" office:value-type="float" office:value="107.443362879187" calcext:value-type="float">
            <text:p>107.44</text:p>
          </table:table-cell>
          <table:table-cell table:formula="of:=-100+3.7-3.7*SIN(PI()/180*[.A24])" office:value-type="float" office:value="-99.8189091102921" calcext:value-type="float">
            <text:p>-99.8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110-3.7+3.7*COS(PI()/180*[.A25])" office:value-type="float" office:value="107.257630466879" calcext:value-type="float">
            <text:p>107.26</text:p>
          </table:table-cell>
          <table:table-cell table:formula="of:=-100+3.7-3.7*SIN(PI()/180*[.A25])" office:value-type="float" office:value="-99.8739255572695" calcext:value-type="float">
            <text:p>-99.8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110-3.7+3.7*COS(PI()/180*[.A26])" office:value-type="float" office:value="107.069273256026" calcext:value-type="float">
            <text:p>107.07</text:p>
          </table:table-cell>
          <table:table-cell table:formula="of:=-100+3.7-3.7*SIN(PI()/180*[.A26])" office:value-type="float" office:value="-99.9191461227151" calcext:value-type="float">
            <text:p>-99.9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110-3.7+3.7*COS(PI()/180*[.A27])" office:value-type="float" office:value="106.878807520649" calcext:value-type="float">
            <text:p>106.88</text:p>
          </table:table-cell>
          <table:table-cell table:formula="of:=-100+3.7-3.7*SIN(PI()/180*[.A27])" office:value-type="float" office:value="-99.954446860202" calcext:value-type="float">
            <text:p>-99.9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110-3.7+3.7*COS(PI()/180*[.A28])" office:value-type="float" office:value="106.68675531409" calcext:value-type="float">
            <text:p>106.69</text:p>
          </table:table-cell>
          <table:table-cell table:formula="of:=-100+3.7-3.7*SIN(PI()/180*[.A28])" office:value-type="float" office:value="-99.9797310128626" calcext:value-type="float">
            <text:p>-99.9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110-3.7+3.7*COS(PI()/180*[.A29])" office:value-type="float" office:value="106.493643038099" calcext:value-type="float">
            <text:p>106.49</text:p>
          </table:table-cell>
          <table:table-cell table:formula="of:=-100+3.7-3.7*SIN(PI()/180*[.A29])" office:value-type="float" office:value="-99.9949292785919" calcext:value-type="float">
            <text:p>-99.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110-3.7+3.7*COS(PI()/180*[.A30])" office:value-type="float" office:value="106.3" calcext:value-type="float">
            <text:p>106.30</text:p>
          </table:table-cell>
          <table:table-cell table:formula="of:=-100+3.7-3.7*SIN(PI()/180*[.A30])" office:value-type="float" office:value="-100" calcext:value-type="float">
            <text:p>-100.00</text:p>
          </table:table-cell>
        </table:table-row>
      </table:table>
      <table:table table:name="19-20" table:style-name="ta1">
        <table:table-column table:style-name="co1" table:number-columns-repeated="2" table:default-cell-style-name="ce1"/>
        <table:table-row table:style-name="ro1">
          <table:table-cell office:value-type="float" office:value="95.3" calcext:value-type="float">
            <text:p>95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94.3" calcext:value-type="float">
            <text:p>94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93.3" calcext:value-type="float">
            <text:p>93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92.3" calcext:value-type="float">
            <text:p>92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91.3" calcext:value-type="float">
            <text:p>91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90.3" calcext:value-type="float">
            <text:p>90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89.3" calcext:value-type="float">
            <text:p>89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88.3" calcext:value-type="float">
            <text:p>88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87.3" calcext:value-type="float">
            <text:p>87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86.3" calcext:value-type="float">
            <text:p>86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85.3" calcext:value-type="float">
            <text:p>85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84.3" calcext:value-type="float">
            <text:p>84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83.3" calcext:value-type="float">
            <text:p>83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82.3" calcext:value-type="float">
            <text:p>82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81.3" calcext:value-type="float">
            <text:p>81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80.3" calcext:value-type="float">
            <text:p>80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79.3" calcext:value-type="float">
            <text:p>79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78.3" calcext:value-type="float">
            <text:p>78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77.3" calcext:value-type="float">
            <text:p>77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76.3" calcext:value-type="float">
            <text:p>76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75.3" calcext:value-type="float">
            <text:p>75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74.3" calcext:value-type="float">
            <text:p>74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73.3" calcext:value-type="float">
            <text:p>73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72.3" calcext:value-type="float">
            <text:p>72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71.3" calcext:value-type="float">
            <text:p>71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70.3" calcext:value-type="float">
            <text:p>70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69.3" calcext:value-type="float">
            <text:p>69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68.3" calcext:value-type="float">
            <text:p>68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67.3" calcext:value-type="float">
            <text:p>67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66.3" calcext:value-type="float">
            <text:p>66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65.3" calcext:value-type="float">
            <text:p>65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64.3" calcext:value-type="float">
            <text:p>64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63.3" calcext:value-type="float">
            <text:p>63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62.3" calcext:value-type="float">
            <text:p>62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61.3" calcext:value-type="float">
            <text:p>61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60.3" calcext:value-type="float">
            <text:p>60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59.3" calcext:value-type="float">
            <text:p>59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58.3" calcext:value-type="float">
            <text:p>58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57.3" calcext:value-type="float">
            <text:p>57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56.3" calcext:value-type="float">
            <text:p>56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55.3" calcext:value-type="float">
            <text:p>55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54.3" calcext:value-type="float">
            <text:p>54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53.3" calcext:value-type="float">
            <text:p>53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52.3" calcext:value-type="float">
            <text:p>52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51.3" calcext:value-type="float">
            <text:p>51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50.3" calcext:value-type="float">
            <text:p>50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49.3" calcext:value-type="float">
            <text:p>49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48.3" calcext:value-type="float">
            <text:p>48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47.3" calcext:value-type="float">
            <text:p>47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46.3" calcext:value-type="float">
            <text:p>46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45.3" calcext:value-type="float">
            <text:p>45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44.3" calcext:value-type="float">
            <text:p>44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43.3" calcext:value-type="float">
            <text:p>43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42.3" calcext:value-type="float">
            <text:p>42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41.3" calcext:value-type="float">
            <text:p>41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40.3" calcext:value-type="float">
            <text:p>40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39.3" calcext:value-type="float">
            <text:p>39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38.3" calcext:value-type="float">
            <text:p>38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37.3" calcext:value-type="float">
            <text:p>37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36.3" calcext:value-type="float">
            <text:p>36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35.3" calcext:value-type="float">
            <text:p>35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34.3" calcext:value-type="float">
            <text:p>34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33.3" calcext:value-type="float">
            <text:p>33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32.3" calcext:value-type="float">
            <text:p>32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31.3" calcext:value-type="float">
            <text:p>31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30.3" calcext:value-type="float">
            <text:p>30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29.3" calcext:value-type="float">
            <text:p>29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28.3" calcext:value-type="float">
            <text:p>28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27.3" calcext:value-type="float">
            <text:p>27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26.3" calcext:value-type="float">
            <text:p>26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25.3" calcext:value-type="float">
            <text:p>25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24.3" calcext:value-type="float">
            <text:p>24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23.3" calcext:value-type="float">
            <text:p>23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22.3" calcext:value-type="float">
            <text:p>22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21.3" calcext:value-type="float">
            <text:p>21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20.3" calcext:value-type="float">
            <text:p>20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19.3" calcext:value-type="float">
            <text:p>19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18.3" calcext:value-type="float">
            <text:p>18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17.3" calcext:value-type="float">
            <text:p>17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16.3" calcext:value-type="float">
            <text:p>16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15.3" calcext:value-type="float">
            <text:p>15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14.3" calcext:value-type="float">
            <text:p>14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13.3" calcext:value-type="float">
            <text:p>13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12.3" calcext:value-type="float">
            <text:p>12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11.3" calcext:value-type="float">
            <text:p>11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10.3" calcext:value-type="float">
            <text:p>10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9.3" calcext:value-type="float">
            <text:p>9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8.3" calcext:value-type="float">
            <text:p>8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7.3" calcext:value-type="float">
            <text:p>7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6.3" calcext:value-type="float">
            <text:p>6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5.3" calcext:value-type="float">
            <text:p>5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4.3" calcext:value-type="float">
            <text:p>4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3.3" calcext:value-type="float">
            <text:p>3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2.3" calcext:value-type="float">
            <text:p>2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1.3" calcext:value-type="float">
            <text:p>1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0.299999999999997" calcext:value-type="float">
            <text:p>0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-0.700000000000003" calcext:value-type="float">
            <text:p>-0.7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-1.7" calcext:value-type="float">
            <text:p>-1.7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-2.7" calcext:value-type="float">
            <text:p>-2.7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-3.7" calcext:value-type="float">
            <text:p>-3.7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-4.7" calcext:value-type="float">
            <text:p>-4.7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-5.7" calcext:value-type="float">
            <text:p>-5.7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-6.7" calcext:value-type="float">
            <text:p>-6.7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-7.7" calcext:value-type="float">
            <text:p>-7.7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-8.7" calcext:value-type="float">
            <text:p>-8.7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-9.7" calcext:value-type="float">
            <text:p>-9.7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-10.7" calcext:value-type="float">
            <text:p>-10.7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-11.3" calcext:value-type="float">
            <text:p>-11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 table:number-rows-repeated="1048467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20-21" table:style-name="ta1"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office:value-type="float" office:value="3" calcext:value-type="float">
            <text:p>3</text:p>
          </table:table-cell>
          <table:table-cell table:formula="of:=-15+3.7-3.7*SIN(PI()/180*[.A1])" office:value-type="float" office:value="-11.4936430380989" calcext:value-type="float">
            <text:p>-11.49</text:p>
          </table:table-cell>
          <table:table-cell table:formula="of:=-100+3.7-3.7*COS(PI()/180*[.A1])" office:value-type="float" office:value="-99.9949292785919" calcext:value-type="float">
            <text:p>-99.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-15+3.7-3.7*SIN(PI()/180*[.A2])" office:value-type="float" office:value="-11.6867553140903" calcext:value-type="float">
            <text:p>-11.69</text:p>
          </table:table-cell>
          <table:table-cell table:formula="of:=-100+3.7-3.7*COS(PI()/180*[.A2])" office:value-type="float" office:value="-99.9797310128626" calcext:value-type="float">
            <text:p>-99.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-15+3.7-3.7*SIN(PI()/180*[.A3])" office:value-type="float" office:value="-11.8788075206489" calcext:value-type="float">
            <text:p>-11.88</text:p>
          </table:table-cell>
          <table:table-cell table:formula="of:=-100+3.7-3.7*COS(PI()/180*[.A3])" office:value-type="float" office:value="-99.954446860202" calcext:value-type="float">
            <text:p>-99.9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-15+3.7-3.7*SIN(PI()/180*[.A4])" office:value-type="float" office:value="-12.0692732560257" calcext:value-type="float">
            <text:p>-12.07</text:p>
          </table:table-cell>
          <table:table-cell table:formula="of:=-100+3.7-3.7*COS(PI()/180*[.A4])" office:value-type="float" office:value="-99.9191461227151" calcext:value-type="float">
            <text:p>-99.9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-15+3.7-3.7*SIN(PI()/180*[.A5])" office:value-type="float" office:value="-12.2576304668793" calcext:value-type="float">
            <text:p>-12.26</text:p>
          </table:table-cell>
          <table:table-cell table:formula="of:=-100+3.7-3.7*COS(PI()/180*[.A5])" office:value-type="float" office:value="-99.8739255572695" calcext:value-type="float">
            <text:p>-99.8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-15+3.7-3.7*SIN(PI()/180*[.A6])" office:value-type="float" office:value="-12.4433628791873" calcext:value-type="float">
            <text:p>-12.44</text:p>
          </table:table-cell>
          <table:table-cell table:formula="of:=-100+3.7-3.7*COS(PI()/180*[.A6])" office:value-type="float" office:value="-99.8189091102921" calcext:value-type="float">
            <text:p>-99.8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-15+3.7-3.7*SIN(PI()/180*[.A7])" office:value-type="float" office:value="-12.6259614133176" calcext:value-type="float">
            <text:p>-12.63</text:p>
          </table:table-cell>
          <table:table-cell table:formula="of:=-100+3.7-3.7*COS(PI()/180*[.A7])" office:value-type="float" office:value="-99.7542475780396" calcext:value-type="float">
            <text:p>-99.7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-15+3.7-3.7*SIN(PI()/180*[.A8])" office:value-type="float" office:value="-12.8049255793805" calcext:value-type="float">
            <text:p>-12.80</text:p>
          </table:table-cell>
          <table:table-cell table:formula="of:=-100+3.7-3.7*COS(PI()/180*[.A8])" office:value-type="float" office:value="-99.6801181932776" calcext:value-type="float">
            <text:p>-99.6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-15+3.7-3.7*SIN(PI()/180*[.A9])" office:value-type="float" office:value="-12.9797648490363" calcext:value-type="float">
            <text:p>-12.98</text:p>
          </table:table-cell>
          <table:table-cell table:formula="of:=-100+3.7-3.7*COS(PI()/180*[.A9])" office:value-type="float" office:value="-99.596724139497" calcext:value-type="float">
            <text:p>-99.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-15+3.7-3.7*SIN(PI()/180*[.A10])" office:value-type="float" office:value="-13.15" calcext:value-type="float">
            <text:p>-13.15</text:p>
          </table:table-cell>
          <table:table-cell table:formula="of:=-100+3.7-3.7*COS(PI()/180*[.A10])" office:value-type="float" office:value="-99.5042939940024" calcext:value-type="float">
            <text:p>-99.5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-15+3.7-3.7*SIN(PI()/180*[.A11])" office:value-type="float" office:value="-13.3151644295556" calcext:value-type="float">
            <text:p>-13.32</text:p>
          </table:table-cell>
          <table:table-cell table:formula="of:=-100+3.7-3.7*COS(PI()/180*[.A11])" office:value-type="float" office:value="-99.4030811013981" calcext:value-type="float">
            <text:p>-99.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-15+3.7-3.7*SIN(PI()/180*[.A12])" office:value-type="float" office:value="-13.4748054334822" calcext:value-type="float">
            <text:p>-13.47</text:p>
          </table:table-cell>
          <table:table-cell table:formula="of:=-100+3.7-3.7*COS(PI()/180*[.A12])" office:value-type="float" office:value="-99.2933628791873" calcext:value-type="float">
            <text:p>-99.2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-15+3.7-3.7*SIN(PI()/180*[.A13])" office:value-type="float" office:value="-13.6284854468844" calcext:value-type="float">
            <text:p>-13.63</text:p>
          </table:table-cell>
          <table:table-cell table:formula="of:=-100+3.7-3.7*COS(PI()/180*[.A13])" office:value-type="float" office:value="-99.1754400573908" calcext:value-type="float">
            <text:p>-99.1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-15+3.7-3.7*SIN(PI()/180*[.A14])" office:value-type="float" office:value="-13.7757832435278" calcext:value-type="float">
            <text:p>-13.78</text:p>
          </table:table-cell>
          <table:table-cell table:formula="of:=-100+3.7-3.7*COS(PI()/180*[.A14])" office:value-type="float" office:value="-99.0496358542664" calcext:value-type="float">
            <text:p>-99.0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-15+3.7-3.7*SIN(PI()/180*[.A15])" office:value-type="float" office:value="-13.9162950903902" calcext:value-type="float">
            <text:p>-13.92</text:p>
          </table:table-cell>
          <table:table-cell table:formula="of:=-100+3.7-3.7*COS(PI()/180*[.A15])" office:value-type="float" office:value="-98.9162950903902" calcext:value-type="float">
            <text:p>-98.9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-15+3.7-3.7*SIN(PI()/180*[.A16])" office:value-type="float" office:value="-14.0496358542664" calcext:value-type="float">
            <text:p>-14.05</text:p>
          </table:table-cell>
          <table:table-cell table:formula="of:=-100+3.7-3.7*COS(PI()/180*[.A16])" office:value-type="float" office:value="-98.7757832435278" calcext:value-type="float">
            <text:p>-98.7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-15+3.7-3.7*SIN(PI()/180*[.A17])" office:value-type="float" office:value="-14.1754400573908" calcext:value-type="float">
            <text:p>-14.18</text:p>
          </table:table-cell>
          <table:table-cell table:formula="of:=-100+3.7-3.7*COS(PI()/180*[.A17])" office:value-type="float" office:value="-98.6284854468844" calcext:value-type="float">
            <text:p>-98.6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-15+3.7-3.7*SIN(PI()/180*[.A18])" office:value-type="float" office:value="-14.2933628791873" calcext:value-type="float">
            <text:p>-14.29</text:p>
          </table:table-cell>
          <table:table-cell table:formula="of:=-100+3.7-3.7*COS(PI()/180*[.A18])" office:value-type="float" office:value="-98.4748054334822" calcext:value-type="float">
            <text:p>-98.4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-15+3.7-3.7*SIN(PI()/180*[.A19])" office:value-type="float" office:value="-14.4030811013981" calcext:value-type="float">
            <text:p>-14.40</text:p>
          </table:table-cell>
          <table:table-cell table:formula="of:=-100+3.7-3.7*COS(PI()/180*[.A19])" office:value-type="float" office:value="-98.3151644295556" calcext:value-type="float">
            <text:p>-98.3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-15+3.7-3.7*SIN(PI()/180*[.A20])" office:value-type="float" office:value="-14.5042939940024" calcext:value-type="float">
            <text:p>-14.50</text:p>
          </table:table-cell>
          <table:table-cell table:formula="of:=-100+3.7-3.7*COS(PI()/180*[.A20])" office:value-type="float" office:value="-98.15" calcext:value-type="float">
            <text:p>-98.1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-15+3.7-3.7*SIN(PI()/180*[.A21])" office:value-type="float" office:value="-14.596724139497" calcext:value-type="float">
            <text:p>-14.60</text:p>
          </table:table-cell>
          <table:table-cell table:formula="of:=-100+3.7-3.7*COS(PI()/180*[.A21])" office:value-type="float" office:value="-97.9797648490363" calcext:value-type="float">
            <text:p>-97.9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-15+3.7-3.7*SIN(PI()/180*[.A22])" office:value-type="float" office:value="-14.6801181932776" calcext:value-type="float">
            <text:p>-14.68</text:p>
          </table:table-cell>
          <table:table-cell table:formula="of:=-100+3.7-3.7*COS(PI()/180*[.A22])" office:value-type="float" office:value="-97.8049255793805" calcext:value-type="float">
            <text:p>-97.8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-15+3.7-3.7*SIN(PI()/180*[.A23])" office:value-type="float" office:value="-14.7542475780396" calcext:value-type="float">
            <text:p>-14.75</text:p>
          </table:table-cell>
          <table:table-cell table:formula="of:=-100+3.7-3.7*COS(PI()/180*[.A23])" office:value-type="float" office:value="-97.6259614133176" calcext:value-type="float">
            <text:p>-97.6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-15+3.7-3.7*SIN(PI()/180*[.A24])" office:value-type="float" office:value="-14.8189091102921" calcext:value-type="float">
            <text:p>-14.82</text:p>
          </table:table-cell>
          <table:table-cell table:formula="of:=-100+3.7-3.7*COS(PI()/180*[.A24])" office:value-type="float" office:value="-97.4433628791873" calcext:value-type="float">
            <text:p>-97.4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-15+3.7-3.7*SIN(PI()/180*[.A25])" office:value-type="float" office:value="-14.8739255572696" calcext:value-type="float">
            <text:p>-14.87</text:p>
          </table:table-cell>
          <table:table-cell table:formula="of:=-100+3.7-3.7*COS(PI()/180*[.A25])" office:value-type="float" office:value="-97.2576304668793" calcext:value-type="float">
            <text:p>-97.2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-15+3.7-3.7*SIN(PI()/180*[.A26])" office:value-type="float" office:value="-14.9191461227151" calcext:value-type="float">
            <text:p>-14.92</text:p>
          </table:table-cell>
          <table:table-cell table:formula="of:=-100+3.7-3.7*COS(PI()/180*[.A26])" office:value-type="float" office:value="-97.0692732560257" calcext:value-type="float">
            <text:p>-97.0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-15+3.7-3.7*SIN(PI()/180*[.A27])" office:value-type="float" office:value="-14.954446860202" calcext:value-type="float">
            <text:p>-14.95</text:p>
          </table:table-cell>
          <table:table-cell table:formula="of:=-100+3.7-3.7*COS(PI()/180*[.A27])" office:value-type="float" office:value="-96.8788075206489" calcext:value-type="float">
            <text:p>-96.8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-15+3.7-3.7*SIN(PI()/180*[.A28])" office:value-type="float" office:value="-14.9797310128626" calcext:value-type="float">
            <text:p>-14.98</text:p>
          </table:table-cell>
          <table:table-cell table:formula="of:=-100+3.7-3.7*COS(PI()/180*[.A28])" office:value-type="float" office:value="-96.6867553140903" calcext:value-type="float">
            <text:p>-96.6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-15+3.7-3.7*SIN(PI()/180*[.A29])" office:value-type="float" office:value="-14.9949292785919" calcext:value-type="float">
            <text:p>-14.99</text:p>
          </table:table-cell>
          <table:table-cell table:formula="of:=-100+3.7-3.7*COS(PI()/180*[.A29])" office:value-type="float" office:value="-96.4936430380989" calcext:value-type="float">
            <text:p>-96.4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-15+3.7-3.7*SIN(PI()/180*[.A30])" office:value-type="float" office:value="-15" calcext:value-type="float">
            <text:p>-15.00</text:p>
          </table:table-cell>
          <table:table-cell table:formula="of:=-100+3.7-3.7*COS(PI()/180*[.A30])" office:value-type="float" office:value="-96.3" calcext:value-type="float">
            <text:p>-96.30</text:p>
          </table:table-cell>
        </table:table-row>
      </table:table>
      <table:table table:name="21" table:style-name="ta1">
        <table:table-column table:style-name="co1" table:number-columns-repeated="2" table:default-cell-style-name="ce1"/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95.3" calcext:value-type="float">
            <text:p>-95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94.3" calcext:value-type="float">
            <text:p>-94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93.3" calcext:value-type="float">
            <text:p>-93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92.3" calcext:value-type="float">
            <text:p>-92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91.3" calcext:value-type="float">
            <text:p>-91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90.3" calcext:value-type="float">
            <text:p>-90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89.3" calcext:value-type="float">
            <text:p>-89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88.3" calcext:value-type="float">
            <text:p>-88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87.3" calcext:value-type="float">
            <text:p>-87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86.3" calcext:value-type="float">
            <text:p>-86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85.3" calcext:value-type="float">
            <text:p>-85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84.3" calcext:value-type="float">
            <text:p>-84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83.3" calcext:value-type="float">
            <text:p>-83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82.3" calcext:value-type="float">
            <text:p>-82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81.3" calcext:value-type="float">
            <text:p>-81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80.3" calcext:value-type="float">
            <text:p>-80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79.3" calcext:value-type="float">
            <text:p>-79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78.3" calcext:value-type="float">
            <text:p>-78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77.3" calcext:value-type="float">
            <text:p>-77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76.3" calcext:value-type="float">
            <text:p>-76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75.3" calcext:value-type="float">
            <text:p>-75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74.3" calcext:value-type="float">
            <text:p>-74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73.3" calcext:value-type="float">
            <text:p>-73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72.3" calcext:value-type="float">
            <text:p>-72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71.3" calcext:value-type="float">
            <text:p>-71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70.3" calcext:value-type="float">
            <text:p>-70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69.3" calcext:value-type="float">
            <text:p>-69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68.3" calcext:value-type="float">
            <text:p>-68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67.3" calcext:value-type="float">
            <text:p>-67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66.3" calcext:value-type="float">
            <text:p>-66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65.3" calcext:value-type="float">
            <text:p>-65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64.3" calcext:value-type="float">
            <text:p>-64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63.3" calcext:value-type="float">
            <text:p>-63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62.3" calcext:value-type="float">
            <text:p>-62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61.3" calcext:value-type="float">
            <text:p>-61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60.3" calcext:value-type="float">
            <text:p>-60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59.3" calcext:value-type="float">
            <text:p>-59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58.3" calcext:value-type="float">
            <text:p>-58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57.3" calcext:value-type="float">
            <text:p>-57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56.3" calcext:value-type="float">
            <text:p>-56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55.3" calcext:value-type="float">
            <text:p>-55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54.3" calcext:value-type="float">
            <text:p>-54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53.3" calcext:value-type="float">
            <text:p>-53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52.3" calcext:value-type="float">
            <text:p>-52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51.3" calcext:value-type="float">
            <text:p>-51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50.3" calcext:value-type="float">
            <text:p>-50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49.3" calcext:value-type="float">
            <text:p>-49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48.7" calcext:value-type="float">
            <text:p>-48.70</text:p>
          </table:table-cell>
        </table:table-row>
        <table:table-row table:style-name="ro1" table:number-rows-repeated="1048527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21-22" table:style-name="ta1"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office:value-type="float" office:value="3" calcext:value-type="float">
            <text:p>3</text:p>
          </table:table-cell>
          <table:table-cell table:formula="of:=-15-3.7+3.7*COS(PI()/180*[.A1])" office:value-type="float" office:value="-15.0050707214081" calcext:value-type="float">
            <text:p>-15.01</text:p>
          </table:table-cell>
          <table:table-cell table:formula="of:=-45-3.7+3.7*SIN(PI()/180*[.A1])" office:value-type="float" office:value="-48.5063569619011" calcext:value-type="float">
            <text:p>-48.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-15-3.7+3.7*COS(PI()/180*[.A2])" office:value-type="float" office:value="-15.0202689871374" calcext:value-type="float">
            <text:p>-15.02</text:p>
          </table:table-cell>
          <table:table-cell table:formula="of:=-45-3.7+3.7*SIN(PI()/180*[.A2])" office:value-type="float" office:value="-48.3132446859097" calcext:value-type="float">
            <text:p>-48.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-15-3.7+3.7*COS(PI()/180*[.A3])" office:value-type="float" office:value="-15.045553139798" calcext:value-type="float">
            <text:p>-15.05</text:p>
          </table:table-cell>
          <table:table-cell table:formula="of:=-45-3.7+3.7*SIN(PI()/180*[.A3])" office:value-type="float" office:value="-48.1211924793512" calcext:value-type="float">
            <text:p>-48.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-15-3.7+3.7*COS(PI()/180*[.A4])" office:value-type="float" office:value="-15.0808538772849" calcext:value-type="float">
            <text:p>-15.08</text:p>
          </table:table-cell>
          <table:table-cell table:formula="of:=-45-3.7+3.7*SIN(PI()/180*[.A4])" office:value-type="float" office:value="-47.9307267439743" calcext:value-type="float">
            <text:p>-47.9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-15-3.7+3.7*COS(PI()/180*[.A5])" office:value-type="float" office:value="-15.1260744427304" calcext:value-type="float">
            <text:p>-15.13</text:p>
          </table:table-cell>
          <table:table-cell table:formula="of:=-45-3.7+3.7*SIN(PI()/180*[.A5])" office:value-type="float" office:value="-47.7423695331207" calcext:value-type="float">
            <text:p>-47.7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-15-3.7+3.7*COS(PI()/180*[.A6])" office:value-type="float" office:value="-15.1810908897079" calcext:value-type="float">
            <text:p>-15.18</text:p>
          </table:table-cell>
          <table:table-cell table:formula="of:=-45-3.7+3.7*SIN(PI()/180*[.A6])" office:value-type="float" office:value="-47.5566371208127" calcext:value-type="float">
            <text:p>-47.5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-15-3.7+3.7*COS(PI()/180*[.A7])" office:value-type="float" office:value="-15.2457524219604" calcext:value-type="float">
            <text:p>-15.25</text:p>
          </table:table-cell>
          <table:table-cell table:formula="of:=-45-3.7+3.7*SIN(PI()/180*[.A7])" office:value-type="float" office:value="-47.3740385866824" calcext:value-type="float">
            <text:p>-47.3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-15-3.7+3.7*COS(PI()/180*[.A8])" office:value-type="float" office:value="-15.3198818067224" calcext:value-type="float">
            <text:p>-15.32</text:p>
          </table:table-cell>
          <table:table-cell table:formula="of:=-45-3.7+3.7*SIN(PI()/180*[.A8])" office:value-type="float" office:value="-47.1950744206195" calcext:value-type="float">
            <text:p>-47.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-15-3.7+3.7*COS(PI()/180*[.A9])" office:value-type="float" office:value="-15.403275860503" calcext:value-type="float">
            <text:p>-15.40</text:p>
          </table:table-cell>
          <table:table-cell table:formula="of:=-45-3.7+3.7*SIN(PI()/180*[.A9])" office:value-type="float" office:value="-47.0202351509637" calcext:value-type="float">
            <text:p>-47.0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-15-3.7+3.7*COS(PI()/180*[.A10])" office:value-type="float" office:value="-15.4957060059976" calcext:value-type="float">
            <text:p>-15.50</text:p>
          </table:table-cell>
          <table:table-cell table:formula="of:=-45-3.7+3.7*SIN(PI()/180*[.A10])" office:value-type="float" office:value="-46.85" calcext:value-type="float">
            <text:p>-46.8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-15-3.7+3.7*COS(PI()/180*[.A11])" office:value-type="float" office:value="-15.5969188986019" calcext:value-type="float">
            <text:p>-15.60</text:p>
          </table:table-cell>
          <table:table-cell table:formula="of:=-45-3.7+3.7*SIN(PI()/180*[.A11])" office:value-type="float" office:value="-46.6848355704444" calcext:value-type="float">
            <text:p>-46.6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-15-3.7+3.7*COS(PI()/180*[.A12])" office:value-type="float" office:value="-15.7066371208127" calcext:value-type="float">
            <text:p>-15.71</text:p>
          </table:table-cell>
          <table:table-cell table:formula="of:=-45-3.7+3.7*SIN(PI()/180*[.A12])" office:value-type="float" office:value="-46.5251945665179" calcext:value-type="float">
            <text:p>-46.5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-15-3.7+3.7*COS(PI()/180*[.A13])" office:value-type="float" office:value="-15.8245599426092" calcext:value-type="float">
            <text:p>-15.82</text:p>
          </table:table-cell>
          <table:table-cell table:formula="of:=-45-3.7+3.7*SIN(PI()/180*[.A13])" office:value-type="float" office:value="-46.3715145531156" calcext:value-type="float">
            <text:p>-46.3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-15-3.7+3.7*COS(PI()/180*[.A14])" office:value-type="float" office:value="-15.9503641457336" calcext:value-type="float">
            <text:p>-15.95</text:p>
          </table:table-cell>
          <table:table-cell table:formula="of:=-45-3.7+3.7*SIN(PI()/180*[.A14])" office:value-type="float" office:value="-46.2242167564722" calcext:value-type="float">
            <text:p>-46.2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-15-3.7+3.7*COS(PI()/180*[.A15])" office:value-type="float" office:value="-16.0837049096098" calcext:value-type="float">
            <text:p>-16.08</text:p>
          </table:table-cell>
          <table:table-cell table:formula="of:=-45-3.7+3.7*SIN(PI()/180*[.A15])" office:value-type="float" office:value="-46.0837049096098" calcext:value-type="float">
            <text:p>-46.0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-15-3.7+3.7*COS(PI()/180*[.A16])" office:value-type="float" office:value="-16.2242167564722" calcext:value-type="float">
            <text:p>-16.22</text:p>
          </table:table-cell>
          <table:table-cell table:formula="of:=-45-3.7+3.7*SIN(PI()/180*[.A16])" office:value-type="float" office:value="-45.9503641457336" calcext:value-type="float">
            <text:p>-45.9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-15-3.7+3.7*COS(PI()/180*[.A17])" office:value-type="float" office:value="-16.3715145531156" calcext:value-type="float">
            <text:p>-16.37</text:p>
          </table:table-cell>
          <table:table-cell table:formula="of:=-45-3.7+3.7*SIN(PI()/180*[.A17])" office:value-type="float" office:value="-45.8245599426092" calcext:value-type="float">
            <text:p>-45.8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-15-3.7+3.7*COS(PI()/180*[.A18])" office:value-type="float" office:value="-16.5251945665178" calcext:value-type="float">
            <text:p>-16.53</text:p>
          </table:table-cell>
          <table:table-cell table:formula="of:=-45-3.7+3.7*SIN(PI()/180*[.A18])" office:value-type="float" office:value="-45.7066371208127" calcext:value-type="float">
            <text:p>-45.7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-15-3.7+3.7*COS(PI()/180*[.A19])" office:value-type="float" office:value="-16.6848355704444" calcext:value-type="float">
            <text:p>-16.68</text:p>
          </table:table-cell>
          <table:table-cell table:formula="of:=-45-3.7+3.7*SIN(PI()/180*[.A19])" office:value-type="float" office:value="-45.5969188986019" calcext:value-type="float">
            <text:p>-45.6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-15-3.7+3.7*COS(PI()/180*[.A20])" office:value-type="float" office:value="-16.85" calcext:value-type="float">
            <text:p>-16.85</text:p>
          </table:table-cell>
          <table:table-cell table:formula="of:=-45-3.7+3.7*SIN(PI()/180*[.A20])" office:value-type="float" office:value="-45.4957060059976" calcext:value-type="float">
            <text:p>-45.5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-15-3.7+3.7*COS(PI()/180*[.A21])" office:value-type="float" office:value="-17.0202351509637" calcext:value-type="float">
            <text:p>-17.02</text:p>
          </table:table-cell>
          <table:table-cell table:formula="of:=-45-3.7+3.7*SIN(PI()/180*[.A21])" office:value-type="float" office:value="-45.4032758605031" calcext:value-type="float">
            <text:p>-45.4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-15-3.7+3.7*COS(PI()/180*[.A22])" office:value-type="float" office:value="-17.1950744206195" calcext:value-type="float">
            <text:p>-17.20</text:p>
          </table:table-cell>
          <table:table-cell table:formula="of:=-45-3.7+3.7*SIN(PI()/180*[.A22])" office:value-type="float" office:value="-45.3198818067224" calcext:value-type="float">
            <text:p>-45.3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-15-3.7+3.7*COS(PI()/180*[.A23])" office:value-type="float" office:value="-17.3740385866824" calcext:value-type="float">
            <text:p>-17.37</text:p>
          </table:table-cell>
          <table:table-cell table:formula="of:=-45-3.7+3.7*SIN(PI()/180*[.A23])" office:value-type="float" office:value="-45.2457524219604" calcext:value-type="float">
            <text:p>-45.2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-15-3.7+3.7*COS(PI()/180*[.A24])" office:value-type="float" office:value="-17.5566371208127" calcext:value-type="float">
            <text:p>-17.56</text:p>
          </table:table-cell>
          <table:table-cell table:formula="of:=-45-3.7+3.7*SIN(PI()/180*[.A24])" office:value-type="float" office:value="-45.1810908897079" calcext:value-type="float">
            <text:p>-45.1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-15-3.7+3.7*COS(PI()/180*[.A25])" office:value-type="float" office:value="-17.7423695331207" calcext:value-type="float">
            <text:p>-17.74</text:p>
          </table:table-cell>
          <table:table-cell table:formula="of:=-45-3.7+3.7*SIN(PI()/180*[.A25])" office:value-type="float" office:value="-45.1260744427305" calcext:value-type="float">
            <text:p>-45.1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-15-3.7+3.7*COS(PI()/180*[.A26])" office:value-type="float" office:value="-17.9307267439743" calcext:value-type="float">
            <text:p>-17.93</text:p>
          </table:table-cell>
          <table:table-cell table:formula="of:=-45-3.7+3.7*SIN(PI()/180*[.A26])" office:value-type="float" office:value="-45.0808538772849" calcext:value-type="float">
            <text:p>-45.0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-15-3.7+3.7*COS(PI()/180*[.A27])" office:value-type="float" office:value="-18.1211924793511" calcext:value-type="float">
            <text:p>-18.12</text:p>
          </table:table-cell>
          <table:table-cell table:formula="of:=-45-3.7+3.7*SIN(PI()/180*[.A27])" office:value-type="float" office:value="-45.045553139798" calcext:value-type="float">
            <text:p>-45.0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-15-3.7+3.7*COS(PI()/180*[.A28])" office:value-type="float" office:value="-18.3132446859097" calcext:value-type="float">
            <text:p>-18.31</text:p>
          </table:table-cell>
          <table:table-cell table:formula="of:=-45-3.7+3.7*SIN(PI()/180*[.A28])" office:value-type="float" office:value="-45.0202689871374" calcext:value-type="float">
            <text:p>-45.0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-15-3.7+3.7*COS(PI()/180*[.A29])" office:value-type="float" office:value="-18.5063569619011" calcext:value-type="float">
            <text:p>-18.51</text:p>
          </table:table-cell>
          <table:table-cell table:formula="of:=-45-3.7+3.7*SIN(PI()/180*[.A29])" office:value-type="float" office:value="-45.0050707214081" calcext:value-type="float">
            <text:p>-45.0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-15-3.7+3.7*COS(PI()/180*[.A30])" office:value-type="float" office:value="-18.7" calcext:value-type="float">
            <text:p>-18.70</text:p>
          </table:table-cell>
          <table:table-cell table:formula="of:=-45-3.7+3.7*SIN(PI()/180*[.A30])" office:value-type="float" office:value="-45" calcext:value-type="float">
            <text:p>-45.00</text:p>
          </table:table-cell>
        </table:table-row>
      </table:table>
      <table:table table:name="22" table:style-name="ta1">
        <table:table-column table:style-name="co1" table:number-columns-repeated="2" table:default-cell-style-name="ce1"/>
        <table:table-row table:style-name="ro1">
          <table:table-cell office:value-type="float" office:value="-19.7" calcext:value-type="float">
            <text:p>-19.7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-20.7" calcext:value-type="float">
            <text:p>-20.7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-21.7" calcext:value-type="float">
            <text:p>-21.7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-22.7" calcext:value-type="float">
            <text:p>-22.7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-23.7" calcext:value-type="float">
            <text:p>-23.7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-24.7" calcext:value-type="float">
            <text:p>-24.7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-25.7" calcext:value-type="float">
            <text:p>-25.7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-26.7" calcext:value-type="float">
            <text:p>-26.7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-27.7" calcext:value-type="float">
            <text:p>-27.7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-28.7" calcext:value-type="float">
            <text:p>-28.7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-29.7" calcext:value-type="float">
            <text:p>-29.7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-30.7" calcext:value-type="float">
            <text:p>-30.7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-31.7" calcext:value-type="float">
            <text:p>-31.7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-32.7" calcext:value-type="float">
            <text:p>-32.7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-33.7" calcext:value-type="float">
            <text:p>-33.7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-34.7" calcext:value-type="float">
            <text:p>-34.7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-35.7" calcext:value-type="float">
            <text:p>-35.7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-36.7" calcext:value-type="float">
            <text:p>-36.7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-37.7" calcext:value-type="float">
            <text:p>-37.7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-38.7" calcext:value-type="float">
            <text:p>-38.7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-39.7" calcext:value-type="float">
            <text:p>-39.7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-40.7" calcext:value-type="float">
            <text:p>-40.7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-41.3" calcext:value-type="float">
            <text:p>-41.30</text:p>
          </table:table-cell>
          <table:table-cell office:value-type="float" office:value="-45" calcext:value-type="float">
            <text:p>-45.00</text:p>
          </table:table-cell>
        </table:table-row>
      </table:table>
      <table:table table:name="22-23" table:style-name="ta1"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office:value-type="float" office:value="3" calcext:value-type="float">
            <text:p>3</text:p>
          </table:table-cell>
          <table:table-cell table:formula="of:=-45+3.7-3.7*SIN(PI()/180*[.A1])" office:value-type="float" office:value="-41.4936430380989" calcext:value-type="float">
            <text:p>-41.49</text:p>
          </table:table-cell>
          <table:table-cell table:formula="of:=-45+3.7-3.7*COS(PI()/180*[.A1])" office:value-type="float" office:value="-44.9949292785919" calcext:value-type="float">
            <text:p>-44.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-45+3.7-3.7*SIN(PI()/180*[.A2])" office:value-type="float" office:value="-41.6867553140903" calcext:value-type="float">
            <text:p>-41.69</text:p>
          </table:table-cell>
          <table:table-cell table:formula="of:=-45+3.7-3.7*COS(PI()/180*[.A2])" office:value-type="float" office:value="-44.9797310128626" calcext:value-type="float">
            <text:p>-44.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-45+3.7-3.7*SIN(PI()/180*[.A3])" office:value-type="float" office:value="-41.8788075206489" calcext:value-type="float">
            <text:p>-41.88</text:p>
          </table:table-cell>
          <table:table-cell table:formula="of:=-45+3.7-3.7*COS(PI()/180*[.A3])" office:value-type="float" office:value="-44.954446860202" calcext:value-type="float">
            <text:p>-44.9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-45+3.7-3.7*SIN(PI()/180*[.A4])" office:value-type="float" office:value="-42.0692732560257" calcext:value-type="float">
            <text:p>-42.07</text:p>
          </table:table-cell>
          <table:table-cell table:formula="of:=-45+3.7-3.7*COS(PI()/180*[.A4])" office:value-type="float" office:value="-44.9191461227151" calcext:value-type="float">
            <text:p>-44.9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-45+3.7-3.7*SIN(PI()/180*[.A5])" office:value-type="float" office:value="-42.2576304668793" calcext:value-type="float">
            <text:p>-42.26</text:p>
          </table:table-cell>
          <table:table-cell table:formula="of:=-45+3.7-3.7*COS(PI()/180*[.A5])" office:value-type="float" office:value="-44.8739255572696" calcext:value-type="float">
            <text:p>-44.8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-45+3.7-3.7*SIN(PI()/180*[.A6])" office:value-type="float" office:value="-42.4433628791873" calcext:value-type="float">
            <text:p>-42.44</text:p>
          </table:table-cell>
          <table:table-cell table:formula="of:=-45+3.7-3.7*COS(PI()/180*[.A6])" office:value-type="float" office:value="-44.8189091102921" calcext:value-type="float">
            <text:p>-44.8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-45+3.7-3.7*SIN(PI()/180*[.A7])" office:value-type="float" office:value="-42.6259614133176" calcext:value-type="float">
            <text:p>-42.63</text:p>
          </table:table-cell>
          <table:table-cell table:formula="of:=-45+3.7-3.7*COS(PI()/180*[.A7])" office:value-type="float" office:value="-44.7542475780397" calcext:value-type="float">
            <text:p>-44.7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-45+3.7-3.7*SIN(PI()/180*[.A8])" office:value-type="float" office:value="-42.8049255793805" calcext:value-type="float">
            <text:p>-42.80</text:p>
          </table:table-cell>
          <table:table-cell table:formula="of:=-45+3.7-3.7*COS(PI()/180*[.A8])" office:value-type="float" office:value="-44.6801181932776" calcext:value-type="float">
            <text:p>-44.6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-45+3.7-3.7*SIN(PI()/180*[.A9])" office:value-type="float" office:value="-42.9797648490363" calcext:value-type="float">
            <text:p>-42.98</text:p>
          </table:table-cell>
          <table:table-cell table:formula="of:=-45+3.7-3.7*COS(PI()/180*[.A9])" office:value-type="float" office:value="-44.596724139497" calcext:value-type="float">
            <text:p>-44.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-45+3.7-3.7*SIN(PI()/180*[.A10])" office:value-type="float" office:value="-43.15" calcext:value-type="float">
            <text:p>-43.15</text:p>
          </table:table-cell>
          <table:table-cell table:formula="of:=-45+3.7-3.7*COS(PI()/180*[.A10])" office:value-type="float" office:value="-44.5042939940024" calcext:value-type="float">
            <text:p>-44.5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-45+3.7-3.7*SIN(PI()/180*[.A11])" office:value-type="float" office:value="-43.3151644295556" calcext:value-type="float">
            <text:p>-43.32</text:p>
          </table:table-cell>
          <table:table-cell table:formula="of:=-45+3.7-3.7*COS(PI()/180*[.A11])" office:value-type="float" office:value="-44.4030811013981" calcext:value-type="float">
            <text:p>-44.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-45+3.7-3.7*SIN(PI()/180*[.A12])" office:value-type="float" office:value="-43.4748054334821" calcext:value-type="float">
            <text:p>-43.47</text:p>
          </table:table-cell>
          <table:table-cell table:formula="of:=-45+3.7-3.7*COS(PI()/180*[.A12])" office:value-type="float" office:value="-44.2933628791873" calcext:value-type="float">
            <text:p>-44.2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-45+3.7-3.7*SIN(PI()/180*[.A13])" office:value-type="float" office:value="-43.6284854468844" calcext:value-type="float">
            <text:p>-43.63</text:p>
          </table:table-cell>
          <table:table-cell table:formula="of:=-45+3.7-3.7*COS(PI()/180*[.A13])" office:value-type="float" office:value="-44.1754400573908" calcext:value-type="float">
            <text:p>-44.1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-45+3.7-3.7*SIN(PI()/180*[.A14])" office:value-type="float" office:value="-43.7757832435278" calcext:value-type="float">
            <text:p>-43.78</text:p>
          </table:table-cell>
          <table:table-cell table:formula="of:=-45+3.7-3.7*COS(PI()/180*[.A14])" office:value-type="float" office:value="-44.0496358542664" calcext:value-type="float">
            <text:p>-44.0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-45+3.7-3.7*SIN(PI()/180*[.A15])" office:value-type="float" office:value="-43.9162950903902" calcext:value-type="float">
            <text:p>-43.92</text:p>
          </table:table-cell>
          <table:table-cell table:formula="of:=-45+3.7-3.7*COS(PI()/180*[.A15])" office:value-type="float" office:value="-43.9162950903902" calcext:value-type="float">
            <text:p>-43.9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-45+3.7-3.7*SIN(PI()/180*[.A16])" office:value-type="float" office:value="-44.0496358542664" calcext:value-type="float">
            <text:p>-44.05</text:p>
          </table:table-cell>
          <table:table-cell table:formula="of:=-45+3.7-3.7*COS(PI()/180*[.A16])" office:value-type="float" office:value="-43.7757832435278" calcext:value-type="float">
            <text:p>-43.7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-45+3.7-3.7*SIN(PI()/180*[.A17])" office:value-type="float" office:value="-44.1754400573908" calcext:value-type="float">
            <text:p>-44.18</text:p>
          </table:table-cell>
          <table:table-cell table:formula="of:=-45+3.7-3.7*COS(PI()/180*[.A17])" office:value-type="float" office:value="-43.6284854468844" calcext:value-type="float">
            <text:p>-43.6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-45+3.7-3.7*SIN(PI()/180*[.A18])" office:value-type="float" office:value="-44.2933628791873" calcext:value-type="float">
            <text:p>-44.29</text:p>
          </table:table-cell>
          <table:table-cell table:formula="of:=-45+3.7-3.7*COS(PI()/180*[.A18])" office:value-type="float" office:value="-43.4748054334821" calcext:value-type="float">
            <text:p>-43.4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-45+3.7-3.7*SIN(PI()/180*[.A19])" office:value-type="float" office:value="-44.4030811013981" calcext:value-type="float">
            <text:p>-44.40</text:p>
          </table:table-cell>
          <table:table-cell table:formula="of:=-45+3.7-3.7*COS(PI()/180*[.A19])" office:value-type="float" office:value="-43.3151644295556" calcext:value-type="float">
            <text:p>-43.3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-45+3.7-3.7*SIN(PI()/180*[.A20])" office:value-type="float" office:value="-44.5042939940024" calcext:value-type="float">
            <text:p>-44.50</text:p>
          </table:table-cell>
          <table:table-cell table:formula="of:=-45+3.7-3.7*COS(PI()/180*[.A20])" office:value-type="float" office:value="-43.15" calcext:value-type="float">
            <text:p>-43.1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-45+3.7-3.7*SIN(PI()/180*[.A21])" office:value-type="float" office:value="-44.596724139497" calcext:value-type="float">
            <text:p>-44.60</text:p>
          </table:table-cell>
          <table:table-cell table:formula="of:=-45+3.7-3.7*COS(PI()/180*[.A21])" office:value-type="float" office:value="-42.9797648490363" calcext:value-type="float">
            <text:p>-42.9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-45+3.7-3.7*SIN(PI()/180*[.A22])" office:value-type="float" office:value="-44.6801181932776" calcext:value-type="float">
            <text:p>-44.68</text:p>
          </table:table-cell>
          <table:table-cell table:formula="of:=-45+3.7-3.7*COS(PI()/180*[.A22])" office:value-type="float" office:value="-42.8049255793805" calcext:value-type="float">
            <text:p>-42.8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-45+3.7-3.7*SIN(PI()/180*[.A23])" office:value-type="float" office:value="-44.7542475780397" calcext:value-type="float">
            <text:p>-44.75</text:p>
          </table:table-cell>
          <table:table-cell table:formula="of:=-45+3.7-3.7*COS(PI()/180*[.A23])" office:value-type="float" office:value="-42.6259614133176" calcext:value-type="float">
            <text:p>-42.6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-45+3.7-3.7*SIN(PI()/180*[.A24])" office:value-type="float" office:value="-44.8189091102921" calcext:value-type="float">
            <text:p>-44.82</text:p>
          </table:table-cell>
          <table:table-cell table:formula="of:=-45+3.7-3.7*COS(PI()/180*[.A24])" office:value-type="float" office:value="-42.4433628791873" calcext:value-type="float">
            <text:p>-42.4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-45+3.7-3.7*SIN(PI()/180*[.A25])" office:value-type="float" office:value="-44.8739255572696" calcext:value-type="float">
            <text:p>-44.87</text:p>
          </table:table-cell>
          <table:table-cell table:formula="of:=-45+3.7-3.7*COS(PI()/180*[.A25])" office:value-type="float" office:value="-42.2576304668793" calcext:value-type="float">
            <text:p>-42.2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-45+3.7-3.7*SIN(PI()/180*[.A26])" office:value-type="float" office:value="-44.9191461227151" calcext:value-type="float">
            <text:p>-44.92</text:p>
          </table:table-cell>
          <table:table-cell table:formula="of:=-45+3.7-3.7*COS(PI()/180*[.A26])" office:value-type="float" office:value="-42.0692732560257" calcext:value-type="float">
            <text:p>-42.0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-45+3.7-3.7*SIN(PI()/180*[.A27])" office:value-type="float" office:value="-44.954446860202" calcext:value-type="float">
            <text:p>-44.95</text:p>
          </table:table-cell>
          <table:table-cell table:formula="of:=-45+3.7-3.7*COS(PI()/180*[.A27])" office:value-type="float" office:value="-41.8788075206489" calcext:value-type="float">
            <text:p>-41.8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-45+3.7-3.7*SIN(PI()/180*[.A28])" office:value-type="float" office:value="-44.9797310128626" calcext:value-type="float">
            <text:p>-44.98</text:p>
          </table:table-cell>
          <table:table-cell table:formula="of:=-45+3.7-3.7*COS(PI()/180*[.A28])" office:value-type="float" office:value="-41.6867553140903" calcext:value-type="float">
            <text:p>-41.6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-45+3.7-3.7*SIN(PI()/180*[.A29])" office:value-type="float" office:value="-44.9949292785919" calcext:value-type="float">
            <text:p>-44.99</text:p>
          </table:table-cell>
          <table:table-cell table:formula="of:=-45+3.7-3.7*COS(PI()/180*[.A29])" office:value-type="float" office:value="-41.4936430380989" calcext:value-type="float">
            <text:p>-41.4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-45+3.7-3.7*SIN(PI()/180*[.A30])" office:value-type="float" office:value="-45" calcext:value-type="float">
            <text:p>-45.00</text:p>
          </table:table-cell>
          <table:table-cell table:formula="of:=-45+3.7-3.7*COS(PI()/180*[.A30])" office:value-type="float" office:value="-41.3" calcext:value-type="float">
            <text:p>-41.30</text:p>
          </table:table-cell>
        </table:table-row>
      </table:table>
      <table:table table:name="23" table:style-name="ta1">
        <table:table-column table:style-name="co1" table:number-columns-repeated="2" table:default-cell-style-name="ce1"/>
        <table:table-row table:style-name="ro1">
          <table:table-cell office:value-type="float" office:value="-45" calcext:value-type="float">
            <text:p>-45.00</text:p>
          </table:table-cell>
          <table:table-cell office:value-type="float" office:value="-40.3" calcext:value-type="float">
            <text:p>-40.30</text:p>
          </table:table-cell>
        </table:table-row>
        <table:table-row table:style-name="ro1">
          <table:table-cell office:value-type="float" office:value="-45" calcext:value-type="float">
            <text:p>-45.00</text:p>
          </table:table-cell>
          <table:table-cell office:value-type="float" office:value="-39.3" calcext:value-type="float">
            <text:p>-39.30</text:p>
          </table:table-cell>
        </table:table-row>
        <table:table-row table:style-name="ro1">
          <table:table-cell office:value-type="float" office:value="-45" calcext:value-type="float">
            <text:p>-45.00</text:p>
          </table:table-cell>
          <table:table-cell office:value-type="float" office:value="-38.3" calcext:value-type="float">
            <text:p>-38.30</text:p>
          </table:table-cell>
        </table:table-row>
        <table:table-row table:style-name="ro1">
          <table:table-cell office:value-type="float" office:value="-45" calcext:value-type="float">
            <text:p>-45.00</text:p>
          </table:table-cell>
          <table:table-cell office:value-type="float" office:value="-37.3" calcext:value-type="float">
            <text:p>-37.30</text:p>
          </table:table-cell>
        </table:table-row>
        <table:table-row table:style-name="ro1">
          <table:table-cell office:value-type="float" office:value="-45" calcext:value-type="float">
            <text:p>-45.00</text:p>
          </table:table-cell>
          <table:table-cell office:value-type="float" office:value="-36.3" calcext:value-type="float">
            <text:p>-36.30</text:p>
          </table:table-cell>
        </table:table-row>
        <table:table-row table:style-name="ro1">
          <table:table-cell office:value-type="float" office:value="-45" calcext:value-type="float">
            <text:p>-45.00</text:p>
          </table:table-cell>
          <table:table-cell office:value-type="float" office:value="-35.3" calcext:value-type="float">
            <text:p>-35.30</text:p>
          </table:table-cell>
        </table:table-row>
        <table:table-row table:style-name="ro1">
          <table:table-cell office:value-type="float" office:value="-45" calcext:value-type="float">
            <text:p>-45.00</text:p>
          </table:table-cell>
          <table:table-cell office:value-type="float" office:value="-34.3" calcext:value-type="float">
            <text:p>-34.30</text:p>
          </table:table-cell>
        </table:table-row>
        <table:table-row table:style-name="ro1">
          <table:table-cell office:value-type="float" office:value="-45" calcext:value-type="float">
            <text:p>-45.00</text:p>
          </table:table-cell>
          <table:table-cell office:value-type="float" office:value="-33.3" calcext:value-type="float">
            <text:p>-33.30</text:p>
          </table:table-cell>
        </table:table-row>
        <table:table-row table:style-name="ro1">
          <table:table-cell office:value-type="float" office:value="-45" calcext:value-type="float">
            <text:p>-45.00</text:p>
          </table:table-cell>
          <table:table-cell office:value-type="float" office:value="-32.3" calcext:value-type="float">
            <text:p>-32.30</text:p>
          </table:table-cell>
        </table:table-row>
        <table:table-row table:style-name="ro1">
          <table:table-cell office:value-type="float" office:value="-45" calcext:value-type="float">
            <text:p>-45.00</text:p>
          </table:table-cell>
          <table:table-cell office:value-type="float" office:value="-31.3" calcext:value-type="float">
            <text:p>-31.30</text:p>
          </table:table-cell>
        </table:table-row>
        <table:table-row table:style-name="ro1">
          <table:table-cell office:value-type="float" office:value="-45" calcext:value-type="float">
            <text:p>-45.00</text:p>
          </table:table-cell>
          <table:table-cell office:value-type="float" office:value="-30.3" calcext:value-type="float">
            <text:p>-30.30</text:p>
          </table:table-cell>
        </table:table-row>
        <table:table-row table:style-name="ro1">
          <table:table-cell office:value-type="float" office:value="-45" calcext:value-type="float">
            <text:p>-45.00</text:p>
          </table:table-cell>
          <table:table-cell office:value-type="float" office:value="-29.3" calcext:value-type="float">
            <text:p>-29.30</text:p>
          </table:table-cell>
        </table:table-row>
        <table:table-row table:style-name="ro1">
          <table:table-cell office:value-type="float" office:value="-45" calcext:value-type="float">
            <text:p>-45.00</text:p>
          </table:table-cell>
          <table:table-cell office:value-type="float" office:value="-28.3" calcext:value-type="float">
            <text:p>-28.30</text:p>
          </table:table-cell>
        </table:table-row>
        <table:table-row table:style-name="ro1">
          <table:table-cell office:value-type="float" office:value="-45" calcext:value-type="float">
            <text:p>-45.00</text:p>
          </table:table-cell>
          <table:table-cell office:value-type="float" office:value="-27.3" calcext:value-type="float">
            <text:p>-27.30</text:p>
          </table:table-cell>
        </table:table-row>
        <table:table-row table:style-name="ro1">
          <table:table-cell office:value-type="float" office:value="-45" calcext:value-type="float">
            <text:p>-45.00</text:p>
          </table:table-cell>
          <table:table-cell office:value-type="float" office:value="-26.3" calcext:value-type="float">
            <text:p>-26.30</text:p>
          </table:table-cell>
        </table:table-row>
        <table:table-row table:style-name="ro1">
          <table:table-cell office:value-type="float" office:value="-45" calcext:value-type="float">
            <text:p>-45.00</text:p>
          </table:table-cell>
          <table:table-cell office:value-type="float" office:value="-25.3" calcext:value-type="float">
            <text:p>-25.30</text:p>
          </table:table-cell>
        </table:table-row>
        <table:table-row table:style-name="ro1">
          <table:table-cell office:value-type="float" office:value="-45" calcext:value-type="float">
            <text:p>-45.00</text:p>
          </table:table-cell>
          <table:table-cell office:value-type="float" office:value="-24.3" calcext:value-type="float">
            <text:p>-24.30</text:p>
          </table:table-cell>
        </table:table-row>
        <table:table-row table:style-name="ro1">
          <table:table-cell office:value-type="float" office:value="-45" calcext:value-type="float">
            <text:p>-45.00</text:p>
          </table:table-cell>
          <table:table-cell office:value-type="float" office:value="-23.3" calcext:value-type="float">
            <text:p>-23.30</text:p>
          </table:table-cell>
        </table:table-row>
        <table:table-row table:style-name="ro1">
          <table:table-cell office:value-type="float" office:value="-45" calcext:value-type="float">
            <text:p>-45.00</text:p>
          </table:table-cell>
          <table:table-cell office:value-type="float" office:value="-22.3" calcext:value-type="float">
            <text:p>-22.30</text:p>
          </table:table-cell>
        </table:table-row>
        <table:table-row table:style-name="ro1">
          <table:table-cell office:value-type="float" office:value="-45" calcext:value-type="float">
            <text:p>-45.00</text:p>
          </table:table-cell>
          <table:table-cell office:value-type="float" office:value="-21.3" calcext:value-type="float">
            <text:p>-21.30</text:p>
          </table:table-cell>
        </table:table-row>
        <table:table-row table:style-name="ro1">
          <table:table-cell office:value-type="float" office:value="-45" calcext:value-type="float">
            <text:p>-45.00</text:p>
          </table:table-cell>
          <table:table-cell office:value-type="float" office:value="-20.3" calcext:value-type="float">
            <text:p>-20.30</text:p>
          </table:table-cell>
        </table:table-row>
        <table:table-row table:style-name="ro1">
          <table:table-cell office:value-type="float" office:value="-45" calcext:value-type="float">
            <text:p>-45.00</text:p>
          </table:table-cell>
          <table:table-cell office:value-type="float" office:value="-19.3" calcext:value-type="float">
            <text:p>-19.30</text:p>
          </table:table-cell>
        </table:table-row>
        <table:table-row table:style-name="ro1">
          <table:table-cell office:value-type="float" office:value="-45" calcext:value-type="float">
            <text:p>-45.00</text:p>
          </table:table-cell>
          <table:table-cell office:value-type="float" office:value="-18.3" calcext:value-type="float">
            <text:p>-18.30</text:p>
          </table:table-cell>
        </table:table-row>
        <table:table-row table:style-name="ro1">
          <table:table-cell office:value-type="float" office:value="-45" calcext:value-type="float">
            <text:p>-45.00</text:p>
          </table:table-cell>
          <table:table-cell office:value-type="float" office:value="-17.3" calcext:value-type="float">
            <text:p>-17.30</text:p>
          </table:table-cell>
        </table:table-row>
        <table:table-row table:style-name="ro1">
          <table:table-cell office:value-type="float" office:value="-45" calcext:value-type="float">
            <text:p>-45.00</text:p>
          </table:table-cell>
          <table:table-cell office:value-type="float" office:value="-16.3" calcext:value-type="float">
            <text:p>-16.30</text:p>
          </table:table-cell>
        </table:table-row>
        <table:table-row table:style-name="ro1">
          <table:table-cell office:value-type="float" office:value="-45" calcext:value-type="float">
            <text:p>-45.00</text:p>
          </table:table-cell>
          <table:table-cell office:value-type="float" office:value="-15.3" calcext:value-type="float">
            <text:p>-15.30</text:p>
          </table:table-cell>
        </table:table-row>
        <table:table-row table:style-name="ro1">
          <table:table-cell office:value-type="float" office:value="-45" calcext:value-type="float">
            <text:p>-45.00</text:p>
          </table:table-cell>
          <table:table-cell office:value-type="float" office:value="-14.3" calcext:value-type="float">
            <text:p>-14.30</text:p>
          </table:table-cell>
        </table:table-row>
        <table:table-row table:style-name="ro1">
          <table:table-cell office:value-type="float" office:value="-45" calcext:value-type="float">
            <text:p>-45.00</text:p>
          </table:table-cell>
          <table:table-cell office:value-type="float" office:value="-13.3" calcext:value-type="float">
            <text:p>-13.30</text:p>
          </table:table-cell>
        </table:table-row>
        <table:table-row table:style-name="ro1">
          <table:table-cell office:value-type="float" office:value="-45" calcext:value-type="float">
            <text:p>-45.00</text:p>
          </table:table-cell>
          <table:table-cell office:value-type="float" office:value="-12.3" calcext:value-type="float">
            <text:p>-12.30</text:p>
          </table:table-cell>
        </table:table-row>
        <table:table-row table:style-name="ro1">
          <table:table-cell office:value-type="float" office:value="-45" calcext:value-type="float">
            <text:p>-45.00</text:p>
          </table:table-cell>
          <table:table-cell office:value-type="float" office:value="-11.3" calcext:value-type="float">
            <text:p>-11.30</text:p>
          </table:table-cell>
        </table:table-row>
        <table:table-row table:style-name="ro1">
          <table:table-cell office:value-type="float" office:value="-45" calcext:value-type="float">
            <text:p>-45.00</text:p>
          </table:table-cell>
          <table:table-cell office:value-type="float" office:value="-10.3" calcext:value-type="float">
            <text:p>-10.30</text:p>
          </table:table-cell>
        </table:table-row>
        <table:table-row table:style-name="ro1">
          <table:table-cell office:value-type="float" office:value="-45" calcext:value-type="float">
            <text:p>-45.00</text:p>
          </table:table-cell>
          <table:table-cell office:value-type="float" office:value="-9.3" calcext:value-type="float">
            <text:p>-9.30</text:p>
          </table:table-cell>
        </table:table-row>
        <table:table-row table:style-name="ro1">
          <table:table-cell office:value-type="float" office:value="-45" calcext:value-type="float">
            <text:p>-45.00</text:p>
          </table:table-cell>
          <table:table-cell office:value-type="float" office:value="-8.3" calcext:value-type="float">
            <text:p>-8.30</text:p>
          </table:table-cell>
        </table:table-row>
        <table:table-row table:style-name="ro1">
          <table:table-cell office:value-type="float" office:value="-45" calcext:value-type="float">
            <text:p>-45.00</text:p>
          </table:table-cell>
          <table:table-cell office:value-type="float" office:value="-7.3" calcext:value-type="float">
            <text:p>-7.30</text:p>
          </table:table-cell>
        </table:table-row>
        <table:table-row table:style-name="ro1">
          <table:table-cell office:value-type="float" office:value="-45" calcext:value-type="float">
            <text:p>-45.00</text:p>
          </table:table-cell>
          <table:table-cell office:value-type="float" office:value="-6.3" calcext:value-type="float">
            <text:p>-6.30</text:p>
          </table:table-cell>
        </table:table-row>
        <table:table-row table:style-name="ro1">
          <table:table-cell office:value-type="float" office:value="-45" calcext:value-type="float">
            <text:p>-45.00</text:p>
          </table:table-cell>
          <table:table-cell office:value-type="float" office:value="-5.3" calcext:value-type="float">
            <text:p>-5.30</text:p>
          </table:table-cell>
        </table:table-row>
        <table:table-row table:style-name="ro1">
          <table:table-cell office:value-type="float" office:value="-45" calcext:value-type="float">
            <text:p>-45.00</text:p>
          </table:table-cell>
          <table:table-cell office:value-type="float" office:value="-4.3" calcext:value-type="float">
            <text:p>-4.30</text:p>
          </table:table-cell>
        </table:table-row>
        <table:table-row table:style-name="ro1">
          <table:table-cell office:value-type="float" office:value="-45" calcext:value-type="float">
            <text:p>-45.00</text:p>
          </table:table-cell>
          <table:table-cell office:value-type="float" office:value="-3.7" calcext:value-type="float">
            <text:p>-3.70</text:p>
          </table:table-cell>
        </table:table-row>
      </table:table>
      <table:table table:name="23-0" table:style-name="ta1"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office:value-type="float" office:value="3" calcext:value-type="float">
            <text:p>3</text:p>
          </table:table-cell>
          <table:table-cell table:formula="of:=-45+3.7-3.7*COS(PI()/180*[.A1])" office:value-type="float" office:value="-44.9949292785919" calcext:value-type="float">
            <text:p>-44.99</text:p>
          </table:table-cell>
          <table:table-cell table:formula="of:=-3.7+3.7*SIN(PI()/180*[.A1])" office:value-type="float" office:value="-3.50635696190111" calcext:value-type="float">
            <text:p>-3.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-45+3.7-3.7*COS(PI()/180*[.A2])" office:value-type="float" office:value="-44.9797310128626" calcext:value-type="float">
            <text:p>-44.98</text:p>
          </table:table-cell>
          <table:table-cell table:formula="of:=-3.7+3.7*SIN(PI()/180*[.A2])" office:value-type="float" office:value="-3.31324468590968" calcext:value-type="float">
            <text:p>-3.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-45+3.7-3.7*COS(PI()/180*[.A3])" office:value-type="float" office:value="-44.954446860202" calcext:value-type="float">
            <text:p>-44.95</text:p>
          </table:table-cell>
          <table:table-cell table:formula="of:=-3.7+3.7*SIN(PI()/180*[.A3])" office:value-type="float" office:value="-3.12119247935115" calcext:value-type="float">
            <text:p>-3.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-45+3.7-3.7*COS(PI()/180*[.A4])" office:value-type="float" office:value="-44.9191461227151" calcext:value-type="float">
            <text:p>-44.92</text:p>
          </table:table-cell>
          <table:table-cell table:formula="of:=-3.7+3.7*SIN(PI()/180*[.A4])" office:value-type="float" office:value="-2.93072674397429" calcext:value-type="float">
            <text:p>-2.9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-45+3.7-3.7*COS(PI()/180*[.A5])" office:value-type="float" office:value="-44.8739255572696" calcext:value-type="float">
            <text:p>-44.87</text:p>
          </table:table-cell>
          <table:table-cell table:formula="of:=-3.7+3.7*SIN(PI()/180*[.A5])" office:value-type="float" office:value="-2.74236953312067" calcext:value-type="float">
            <text:p>-2.7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-45+3.7-3.7*COS(PI()/180*[.A6])" office:value-type="float" office:value="-44.8189091102921" calcext:value-type="float">
            <text:p>-44.82</text:p>
          </table:table-cell>
          <table:table-cell table:formula="of:=-3.7+3.7*SIN(PI()/180*[.A6])" office:value-type="float" office:value="-2.55663712081269" calcext:value-type="float">
            <text:p>-2.5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-45+3.7-3.7*COS(PI()/180*[.A7])" office:value-type="float" office:value="-44.7542475780397" calcext:value-type="float">
            <text:p>-44.75</text:p>
          </table:table-cell>
          <table:table-cell table:formula="of:=-3.7+3.7*SIN(PI()/180*[.A7])" office:value-type="float" office:value="-2.37403858668239" calcext:value-type="float">
            <text:p>-2.3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-45+3.7-3.7*COS(PI()/180*[.A8])" office:value-type="float" office:value="-44.6801181932776" calcext:value-type="float">
            <text:p>-44.68</text:p>
          </table:table-cell>
          <table:table-cell table:formula="of:=-3.7+3.7*SIN(PI()/180*[.A8])" office:value-type="float" office:value="-2.19507442061954" calcext:value-type="float">
            <text:p>-2.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-45+3.7-3.7*COS(PI()/180*[.A9])" office:value-type="float" office:value="-44.596724139497" calcext:value-type="float">
            <text:p>-44.60</text:p>
          </table:table-cell>
          <table:table-cell table:formula="of:=-3.7+3.7*SIN(PI()/180*[.A9])" office:value-type="float" office:value="-2.02023515096368" calcext:value-type="float">
            <text:p>-2.0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-45+3.7-3.7*COS(PI()/180*[.A10])" office:value-type="float" office:value="-44.5042939940024" calcext:value-type="float">
            <text:p>-44.50</text:p>
          </table:table-cell>
          <table:table-cell table:formula="of:=-3.7+3.7*SIN(PI()/180*[.A10])" office:value-type="float" office:value="-1.85" calcext:value-type="float">
            <text:p>-1.8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-45+3.7-3.7*COS(PI()/180*[.A11])" office:value-type="float" office:value="-44.4030811013981" calcext:value-type="float">
            <text:p>-44.40</text:p>
          </table:table-cell>
          <table:table-cell table:formula="of:=-3.7+3.7*SIN(PI()/180*[.A11])" office:value-type="float" office:value="-1.6848355704444" calcext:value-type="float">
            <text:p>-1.6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-45+3.7-3.7*COS(PI()/180*[.A12])" office:value-type="float" office:value="-44.2933628791873" calcext:value-type="float">
            <text:p>-44.29</text:p>
          </table:table-cell>
          <table:table-cell table:formula="of:=-3.7+3.7*SIN(PI()/180*[.A12])" office:value-type="float" office:value="-1.52519456651785" calcext:value-type="float">
            <text:p>-1.5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-45+3.7-3.7*COS(PI()/180*[.A13])" office:value-type="float" office:value="-44.1754400573908" calcext:value-type="float">
            <text:p>-44.18</text:p>
          </table:table-cell>
          <table:table-cell table:formula="of:=-3.7+3.7*SIN(PI()/180*[.A13])" office:value-type="float" office:value="-1.3715145531156" calcext:value-type="float">
            <text:p>-1.3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-45+3.7-3.7*COS(PI()/180*[.A14])" office:value-type="float" office:value="-44.0496358542664" calcext:value-type="float">
            <text:p>-44.05</text:p>
          </table:table-cell>
          <table:table-cell table:formula="of:=-3.7+3.7*SIN(PI()/180*[.A14])" office:value-type="float" office:value="-1.22421675647222" calcext:value-type="float">
            <text:p>-1.2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-45+3.7-3.7*COS(PI()/180*[.A15])" office:value-type="float" office:value="-43.9162950903902" calcext:value-type="float">
            <text:p>-43.92</text:p>
          </table:table-cell>
          <table:table-cell table:formula="of:=-3.7+3.7*SIN(PI()/180*[.A15])" office:value-type="float" office:value="-1.08370490960977" calcext:value-type="float">
            <text:p>-1.0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-45+3.7-3.7*COS(PI()/180*[.A16])" office:value-type="float" office:value="-43.7757832435278" calcext:value-type="float">
            <text:p>-43.78</text:p>
          </table:table-cell>
          <table:table-cell table:formula="of:=-3.7+3.7*SIN(PI()/180*[.A16])" office:value-type="float" office:value="-0.950364145733641" calcext:value-type="float">
            <text:p>-0.9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-45+3.7-3.7*COS(PI()/180*[.A17])" office:value-type="float" office:value="-43.6284854468844" calcext:value-type="float">
            <text:p>-43.63</text:p>
          </table:table-cell>
          <table:table-cell table:formula="of:=-3.7+3.7*SIN(PI()/180*[.A17])" office:value-type="float" office:value="-0.824559942609208" calcext:value-type="float">
            <text:p>-0.8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-45+3.7-3.7*COS(PI()/180*[.A18])" office:value-type="float" office:value="-43.4748054334821" calcext:value-type="float">
            <text:p>-43.47</text:p>
          </table:table-cell>
          <table:table-cell table:formula="of:=-3.7+3.7*SIN(PI()/180*[.A18])" office:value-type="float" office:value="-0.706637120812694" calcext:value-type="float">
            <text:p>-0.7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-45+3.7-3.7*COS(PI()/180*[.A19])" office:value-type="float" office:value="-43.3151644295556" calcext:value-type="float">
            <text:p>-43.32</text:p>
          </table:table-cell>
          <table:table-cell table:formula="of:=-3.7+3.7*SIN(PI()/180*[.A19])" office:value-type="float" office:value="-0.596918898601931" calcext:value-type="float">
            <text:p>-0.6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-45+3.7-3.7*COS(PI()/180*[.A20])" office:value-type="float" office:value="-43.15" calcext:value-type="float">
            <text:p>-43.15</text:p>
          </table:table-cell>
          <table:table-cell table:formula="of:=-3.7+3.7*SIN(PI()/180*[.A20])" office:value-type="float" office:value="-0.495706005997577" calcext:value-type="float">
            <text:p>-0.5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-45+3.7-3.7*COS(PI()/180*[.A21])" office:value-type="float" office:value="-42.9797648490363" calcext:value-type="float">
            <text:p>-42.98</text:p>
          </table:table-cell>
          <table:table-cell table:formula="of:=-3.7+3.7*SIN(PI()/180*[.A21])" office:value-type="float" office:value="-0.403275860503039" calcext:value-type="float">
            <text:p>-0.4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-45+3.7-3.7*COS(PI()/180*[.A22])" office:value-type="float" office:value="-42.8049255793805" calcext:value-type="float">
            <text:p>-42.80</text:p>
          </table:table-cell>
          <table:table-cell table:formula="of:=-3.7+3.7*SIN(PI()/180*[.A22])" office:value-type="float" office:value="-0.319881806722377" calcext:value-type="float">
            <text:p>-0.3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-45+3.7-3.7*COS(PI()/180*[.A23])" office:value-type="float" office:value="-42.6259614133176" calcext:value-type="float">
            <text:p>-42.63</text:p>
          </table:table-cell>
          <table:table-cell table:formula="of:=-3.7+3.7*SIN(PI()/180*[.A23])" office:value-type="float" office:value="-0.245752421960354" calcext:value-type="float">
            <text:p>-0.2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-45+3.7-3.7*COS(PI()/180*[.A24])" office:value-type="float" office:value="-42.4433628791873" calcext:value-type="float">
            <text:p>-42.44</text:p>
          </table:table-cell>
          <table:table-cell table:formula="of:=-3.7+3.7*SIN(PI()/180*[.A24])" office:value-type="float" office:value="-0.181090889707932" calcext:value-type="float">
            <text:p>-0.1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-45+3.7-3.7*COS(PI()/180*[.A25])" office:value-type="float" office:value="-42.2576304668793" calcext:value-type="float">
            <text:p>-42.26</text:p>
          </table:table-cell>
          <table:table-cell table:formula="of:=-3.7+3.7*SIN(PI()/180*[.A25])" office:value-type="float" office:value="-0.126074442730447" calcext:value-type="float">
            <text:p>-0.1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-45+3.7-3.7*COS(PI()/180*[.A26])" office:value-type="float" office:value="-42.0692732560257" calcext:value-type="float">
            <text:p>-42.07</text:p>
          </table:table-cell>
          <table:table-cell table:formula="of:=-3.7+3.7*SIN(PI()/180*[.A26])" office:value-type="float" office:value="-0.0808538772849192" calcext:value-type="float">
            <text:p>-0.0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-45+3.7-3.7*COS(PI()/180*[.A27])" office:value-type="float" office:value="-41.8788075206489" calcext:value-type="float">
            <text:p>-41.88</text:p>
          </table:table-cell>
          <table:table-cell table:formula="of:=-3.7+3.7*SIN(PI()/180*[.A27])" office:value-type="float" office:value="-0.0455531397979905" calcext:value-type="float">
            <text:p>-0.0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-45+3.7-3.7*COS(PI()/180*[.A28])" office:value-type="float" office:value="-41.6867553140903" calcext:value-type="float">
            <text:p>-41.69</text:p>
          </table:table-cell>
          <table:table-cell table:formula="of:=-3.7+3.7*SIN(PI()/180*[.A28])" office:value-type="float" office:value="-0.0202689871373889" calcext:value-type="float">
            <text:p>-0.0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-45+3.7-3.7*COS(PI()/180*[.A29])" office:value-type="float" office:value="-41.4936430380989" calcext:value-type="float">
            <text:p>-41.49</text:p>
          </table:table-cell>
          <table:table-cell table:formula="of:=-3.7+3.7*SIN(PI()/180*[.A29])" office:value-type="float" office:value="-0.00507072140807674" calcext:value-type="float">
            <text:p>-0.0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-45+3.7-3.7*COS(PI()/180*[.A30])" office:value-type="float" office:value="-41.3" calcext:value-type="float">
            <text:p>-41.30</text:p>
          </table:table-cell>
          <table:table-cell table:formula="of:=-3.7+3.7*SIN(PI()/180*[.A30])" office:value-type="float" office:value="0" calcext:value-type="float">
            <text:p>0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5">00/00/0000</text:date>, <text:time style:data-style-name="N2" text:time-value="22:29:53.1396811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7T12:05:27.404613343</meta:creation-date>
    <dc:date>2019-09-05T21:26:12.583818565</dc:date>
    <meta:editing-duration>P4DT1H30M51S</meta:editing-duration>
    <meta:editing-cycles>113</meta:editing-cycles>
    <meta:generator>LibreOffice/6.0.6.2$Linux_X86_64 LibreOffice_project/00m0$Build-2</meta:generator>
    <meta:document-statistic meta:table-count="37" meta:cell-count="3529" meta:object-count="0"/>
  </office:meta>
</office:document-meta>
</file>